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백묵 돋움1" svg:font-family="'백묵 돋움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27.15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15.82mm"/>
    </style:style>
    <style:style style:name="co5" style:family="table-column">
      <style:table-column-properties fo:break-before="auto" style:column-width="33.34mm"/>
    </style:style>
    <style:style style:name="co6" style:family="table-column">
      <style:table-column-properties fo:break-before="auto" style:column-width="12.08mm"/>
    </style:style>
    <style:style style:name="co7" style:family="table-column">
      <style:table-column-properties fo:break-before="auto" style:column-width="18.52mm"/>
    </style:style>
    <style:style style:name="co8" style:family="table-column">
      <style:table-column-properties fo:break-before="auto" style:column-width="12.36mm"/>
    </style:style>
    <style:style style:name="ro1" style:family="table-row">
      <style:table-row-properties style:row-height="7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9mm" fo:break-before="auto" style:use-optimal-row-height="true"/>
    </style:style>
    <style:style style:name="ro4" style:family="table-row">
      <style:table-row-properties style:row-height="4.76mm" fo:break-before="auto" style:use-optimal-row-height="false"/>
    </style:style>
    <style:style style:name="ta1" style:family="table" style:master-page-name="_32_019">
      <style:table-properties table:display="true" style:writing-mode="lr-tb"/>
    </style:style>
    <style:style style:name="ta2" style:family="table" style:master-page-name="_36_64정모">
      <style:table-properties table:display="true" style:writing-mode="lr-tb"/>
    </style:style>
    <style:style style:name="ACE-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4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26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ACE-30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bold" style:text-underline-mode="continuous" style:text-overline-mode="continuous" style:text-line-through-mode="continuous"/>
    </style:style>
    <style:style style:name="ACE-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11pt" fo:font-style="normal" style:text-underline-style="none" fo:font-weight="bold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1" fo:font-size="11pt" fo:font-style="normal" style:text-underline-style="none" fo:font-weight="normal" style:text-underline-mode="continuous" style:text-overline-mode="continuous" style:text-line-through-mode="continuous"/>
    </style:style>
    <style:style style:name="ACE-27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33" style:family="table-cell" style:parent-style-name="Default">
      <style:table-cell-properties style:glyph-orientation-vertical="auto" fo:border-bottom="0.99pt solid #000000" fo:background-color="#ffff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7" style:family="table-cell" style:parent-style-name="Default">
      <style:table-cell-properties style:glyph-orientation-vertical="auto" fo:border-bottom="0.99pt solid #000000" fo:background-color="#ffff00" style:cell-protect="protected" style:print-content="true" style:diagonal-bl-tr="none" style:diagonal-tl-br="none" fo:wrap-option="no-wrap" fo:border-left="none" fo:border-right="none" style:rotation-angle="0" style:rotation-align="none" style:shrink-to-fit="false" fo:border-top="non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70정모.C54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70정모.C54"/>
    </style:style>
    <style:style style:name="ACE-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1"/>
        <table:table-column table:style-name="co2" table:default-cell-style-name="ce11"/>
        <table:table-column table:style-name="co2" table:visibility="collapse" table:default-cell-style-name="ce11"/>
        <table:table-column table:style-name="co3" table:default-cell-style-name="ACE-31"/>
        <table:table-column table:style-name="co4" table:number-columns-repeated="11" table:default-cell-style-name="ACE-31"/>
        <table:table-column table:style-name="co5" table:default-cell-style-name="ACE-11"/>
        <table:table-column table:style-name="co6" table:number-columns-repeated="30" table:default-cell-style-name="ACE-19"/>
        <table:table-column table:style-name="co7" table:number-columns-repeated="978" table:default-cell-style-name="ACE-19"/>
        <table:table-row table:style-name="ro1">
          <table:table-cell table:style-name="ACE-0" office:value-type="string" calcext:value-type="string">
            <text:p>이지 정모 출석부 2019</text:p>
          </table:table-cell>
          <table:table-cell table:style-name="ACE-4" table:number-columns-repeated="2"/>
          <table:table-cell table:style-name="ACE-20" table:number-columns-repeated="7"/>
          <table:table-cell table:style-name="ACE-7" table:number-columns-repeated="5"/>
          <table:table-cell table:number-columns-repeated="1009"/>
        </table:table-row>
        <table:table-row table:style-name="ro2">
          <table:table-cell table:style-name="ACE-1"/>
          <table:table-cell table:number-columns-repeated="2"/>
          <table:table-cell table:style-name="ACE-21"/>
          <table:table-cell table:style-name="ACE-7" office:value-type="float" office:value="670" calcext:value-type="float">
            <text:p>670</text:p>
          </table:table-cell>
          <table:table-cell table:style-name="ACE-7" office:value-type="float" office:value="669" calcext:value-type="float">
            <text:p>669</text:p>
          </table:table-cell>
          <table:table-cell table:style-name="ACE-7" office:value-type="float" office:value="668" calcext:value-type="float">
            <text:p>668</text:p>
          </table:table-cell>
          <table:table-cell table:style-name="ACE-7" office:value-type="float" office:value="667" calcext:value-type="float">
            <text:p>667</text:p>
          </table:table-cell>
          <table:table-cell table:style-name="ACE-7" office:value-type="float" office:value="666" calcext:value-type="float">
            <text:p>666</text:p>
          </table:table-cell>
          <table:table-cell table:style-name="ACE-7" office:value-type="float" office:value="665" calcext:value-type="float">
            <text:p>665</text:p>
          </table:table-cell>
          <table:table-cell table:style-name="ACE-7" office:value-type="float" office:value="664" calcext:value-type="float">
            <text:p>664</text:p>
          </table:table-cell>
          <table:table-cell table:style-name="ACE-7" office:value-type="float" office:value="663" calcext:value-type="float">
            <text:p>663</text:p>
          </table:table-cell>
          <table:table-cell table:style-name="ACE-7" office:value-type="float" office:value="662" calcext:value-type="float">
            <text:p>662</text:p>
          </table:table-cell>
          <table:table-cell table:style-name="ACE-7" office:value-type="float" office:value="661" calcext:value-type="float">
            <text:p>661</text:p>
          </table:table-cell>
          <table:table-cell table:style-name="ACE-7" office:value-type="float" office:value="660" calcext:value-type="float">
            <text:p>660</text:p>
          </table:table-cell>
          <table:table-cell table:number-columns-repeated="1009"/>
        </table:table-row>
        <table:table-row table:style-name="ro2">
          <table:table-cell table:style-name="ACE-2"/>
          <table:table-cell table:style-name="ACE-12" table:number-columns-repeated="2"/>
          <table:table-cell table:style-name="ACE-22"/>
          <table:table-cell table:style-name="ce26" office:value-type="date" office:date-value="2019-03-15" calcext:value-type="date">
            <text:p>3/15</text:p>
          </table:table-cell>
          <table:table-cell table:style-name="ce26" office:value-type="date" office:date-value="2019-03-08" calcext:value-type="date">
            <text:p>3/8</text:p>
          </table:table-cell>
          <table:table-cell table:style-name="ce26" office:value-type="date" office:date-value="2019-03-01" calcext:value-type="date">
            <text:p>3/1</text:p>
          </table:table-cell>
          <table:table-cell table:style-name="ce26" office:value-type="date" office:date-value="2019-02-22" calcext:value-type="date">
            <text:p>2/22</text:p>
          </table:table-cell>
          <table:table-cell table:style-name="ce26" office:value-type="date" office:date-value="2019-02-15" calcext:value-type="date">
            <text:p>2/15</text:p>
          </table:table-cell>
          <table:table-cell table:style-name="ce26" office:value-type="date" office:date-value="2019-02-08" calcext:value-type="date">
            <text:p>2/8</text:p>
          </table:table-cell>
          <table:table-cell table:style-name="ACE-30" office:value-type="date" office:date-value="2019-02-01" calcext:value-type="date">
            <text:p>2/1</text:p>
          </table:table-cell>
          <table:table-cell table:style-name="ACE-30" office:value-type="date" office:date-value="2019-01-25" calcext:value-type="date">
            <text:p>1/25</text:p>
          </table:table-cell>
          <table:table-cell table:style-name="ACE-30" office:value-type="date" office:date-value="2019-01-18" calcext:value-type="date">
            <text:p>1/18</text:p>
          </table:table-cell>
          <table:table-cell table:style-name="ACE-30" office:value-type="date" office:date-value="2019-01-11" calcext:value-type="date">
            <text:p>1/11</text:p>
          </table:table-cell>
          <table:table-cell table:style-name="ACE-30" office:value-type="date" office:date-value="2019-01-04" calcext:value-type="date">
            <text:p>1/4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3" table:number-rows-spanned="1">
            <text:p>운영진</text:p>
          </table:table-cell>
          <table:covered-table-cell table:number-columns-repeated="2"/>
          <table:table-cell table:style-name="ACE-7"/>
          <table:table-cell table:style-name="ACE-7" table:formula="of:=[.E24]" office:value-type="float" office:value="3" calcext:value-type="float">
            <text:p>3</text:p>
          </table:table-cell>
          <table:table-cell table:style-name="ACE-7" table:formula="of:=[.F24]" office:value-type="float" office:value="5" calcext:value-type="float">
            <text:p>5</text:p>
          </table:table-cell>
          <table:table-cell table:style-name="ACE-7" table:formula="of:=[.G24]" office:value-type="float" office:value="4" calcext:value-type="float">
            <text:p>4</text:p>
          </table:table-cell>
          <table:table-cell table:style-name="ACE-7" table:formula="of:=[.H24]" office:value-type="float" office:value="4" calcext:value-type="float">
            <text:p>4</text:p>
          </table:table-cell>
          <table:table-cell table:style-name="ACE-7" table:formula="of:=[.I24]" office:value-type="float" office:value="4" calcext:value-type="float">
            <text:p>4</text:p>
          </table:table-cell>
          <table:table-cell table:style-name="ACE-7" table:formula="of:=[.J24]" office:value-type="float" office:value="4" calcext:value-type="float">
            <text:p>4</text:p>
          </table:table-cell>
          <table:table-cell table:style-name="ACE-7" table:formula="of:=[.K24]" office:value-type="float" office:value="5" calcext:value-type="float">
            <text:p>5</text:p>
          </table:table-cell>
          <table:table-cell table:style-name="ACE-7" table:formula="of:=[.L24]" office:value-type="float" office:value="2" calcext:value-type="float">
            <text:p>2</text:p>
          </table:table-cell>
          <table:table-cell table:style-name="ACE-7" table:formula="of:=[.M24]" office:value-type="float" office:value="2" calcext:value-type="float">
            <text:p>2</text:p>
          </table:table-cell>
          <table:table-cell table:style-name="ACE-7" table:formula="of:=[.N24]" office:value-type="float" office:value="2" calcext:value-type="float">
            <text:p>2</text:p>
          </table:table-cell>
          <table:table-cell table:style-name="ACE-7" table:formula="of:=[.O24]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3" table:number-rows-spanned="1">
            <text:p>강사진</text:p>
          </table:table-cell>
          <table:covered-table-cell table:number-columns-repeated="2"/>
          <table:table-cell table:style-name="ACE-7"/>
          <table:table-cell table:style-name="ACE-7" table:formula="of:=[.E65]" office:value-type="float" office:value="14" calcext:value-type="float">
            <text:p>14</text:p>
          </table:table-cell>
          <table:table-cell table:style-name="ACE-7" table:formula="of:=[.F65]" office:value-type="float" office:value="15" calcext:value-type="float">
            <text:p>15</text:p>
          </table:table-cell>
          <table:table-cell table:style-name="ACE-7" table:formula="of:=[.G65]" office:value-type="float" office:value="12" calcext:value-type="float">
            <text:p>12</text:p>
          </table:table-cell>
          <table:table-cell table:style-name="ACE-7" table:formula="of:=[.H65]" office:value-type="float" office:value="12" calcext:value-type="float">
            <text:p>12</text:p>
          </table:table-cell>
          <table:table-cell table:style-name="ACE-7" table:formula="of:=[.I65]" office:value-type="float" office:value="11" calcext:value-type="float">
            <text:p>11</text:p>
          </table:table-cell>
          <table:table-cell table:style-name="ACE-7" table:formula="of:=[.J65]" office:value-type="float" office:value="12" calcext:value-type="float">
            <text:p>12</text:p>
          </table:table-cell>
          <table:table-cell table:style-name="ACE-7" table:formula="of:=[.K65]" office:value-type="float" office:value="13" calcext:value-type="float">
            <text:p>13</text:p>
          </table:table-cell>
          <table:table-cell table:style-name="ACE-7" table:formula="of:=[.L65]" office:value-type="float" office:value="11" calcext:value-type="float">
            <text:p>11</text:p>
          </table:table-cell>
          <table:table-cell table:style-name="ACE-7" table:formula="of:=[.M65]" office:value-type="float" office:value="12" calcext:value-type="float">
            <text:p>12</text:p>
          </table:table-cell>
          <table:table-cell table:style-name="ACE-7" table:formula="of:=[.N65]" office:value-type="float" office:value="7" calcext:value-type="float">
            <text:p>7</text:p>
          </table:table-cell>
          <table:table-cell table:style-name="ACE-7" table:formula="of:=[.O65]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3" table:number-rows-spanned="1">
            <text:p>6회/초대/타동</text:p>
          </table:table-cell>
          <table:covered-table-cell table:number-columns-repeated="2"/>
          <table:table-cell table:style-name="ACE-7"/>
          <table:table-cell table:style-name="ACE-7" table:formula="of:=[.E108]+[.E165]+[.E233]+[.E256]" office:value-type="float" office:value="13" calcext:value-type="float">
            <text:p>13</text:p>
          </table:table-cell>
          <table:table-cell table:style-name="ACE-7" table:formula="of:=[.F108]+[.F165]+[.F233]+[.F256]" office:value-type="float" office:value="11" calcext:value-type="float">
            <text:p>11</text:p>
          </table:table-cell>
          <table:table-cell table:style-name="ACE-7" table:formula="of:=[.G108]+[.G165]+[.G233]+[.G256]" office:value-type="float" office:value="8" calcext:value-type="float">
            <text:p>8</text:p>
          </table:table-cell>
          <table:table-cell table:style-name="ACE-7" table:formula="of:=[.H108]+[.H165]+[.H233]+[.H256]" office:value-type="float" office:value="12" calcext:value-type="float">
            <text:p>12</text:p>
          </table:table-cell>
          <table:table-cell table:style-name="ACE-7" table:formula="of:=[.I108]+[.I165]+[.I233]+[.I256]" office:value-type="float" office:value="8" calcext:value-type="float">
            <text:p>8</text:p>
          </table:table-cell>
          <table:table-cell table:style-name="ACE-7" table:formula="of:=[.J108]+[.J165]+[.J233]+[.J256]" office:value-type="float" office:value="9" calcext:value-type="float">
            <text:p>9</text:p>
          </table:table-cell>
          <table:table-cell table:style-name="ACE-7" table:formula="of:=[.K108]+[.K165]+[.K233]+[.K256]" office:value-type="float" office:value="7" calcext:value-type="float">
            <text:p>7</text:p>
          </table:table-cell>
          <table:table-cell table:style-name="ACE-7" table:formula="of:=[.L108]+[.L165]+[.L233]+[.L256]" office:value-type="float" office:value="6" calcext:value-type="float">
            <text:p>6</text:p>
          </table:table-cell>
          <table:table-cell table:style-name="ACE-7" table:formula="of:=[.M108]+[.M165]+[.M233]+[.M256]" office:value-type="float" office:value="9" calcext:value-type="float">
            <text:p>9</text:p>
          </table:table-cell>
          <table:table-cell table:style-name="ACE-7" table:formula="of:=[.N108]+[.N165]+[.N233]+[.N256]" office:value-type="float" office:value="4" calcext:value-type="float">
            <text:p>4</text:p>
          </table:table-cell>
          <table:table-cell table:style-name="ACE-7" table:formula="of:=[.O108]+[.O165]+[.O233]+[.O256]" office:value-type="float" office:value="7" calcext:value-type="float">
            <text:p>7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3" table:number-rows-spanned="1">
            <text:p>유료입장</text:p>
          </table:table-cell>
          <table:covered-table-cell table:number-columns-repeated="2"/>
          <table:table-cell table:style-name="ACE-7"/>
          <table:table-cell table:style-name="ACE-7" table:formula="of:=[.E2025]" office:value-type="float" office:value="67" calcext:value-type="float">
            <text:p>67</text:p>
          </table:table-cell>
          <table:table-cell table:style-name="ACE-7" table:formula="of:=[.F2025]" office:value-type="float" office:value="114" calcext:value-type="float">
            <text:p>114</text:p>
          </table:table-cell>
          <table:table-cell table:style-name="ACE-7" table:formula="of:=[.G2025]" office:value-type="float" office:value="65" calcext:value-type="float">
            <text:p>65</text:p>
          </table:table-cell>
          <table:table-cell table:style-name="ACE-7" table:formula="of:=[.H2025]" office:value-type="float" office:value="75" calcext:value-type="float">
            <text:p>75</text:p>
          </table:table-cell>
          <table:table-cell table:style-name="ACE-7" table:formula="of:=[.I2025]" office:value-type="float" office:value="72" calcext:value-type="float">
            <text:p>72</text:p>
          </table:table-cell>
          <table:table-cell table:style-name="ACE-7" table:formula="of:=[.J2025]" office:value-type="float" office:value="83" calcext:value-type="float">
            <text:p>83</text:p>
          </table:table-cell>
          <table:table-cell table:style-name="ACE-7" table:formula="of:=[.K2025]" office:value-type="float" office:value="67" calcext:value-type="float">
            <text:p>67</text:p>
          </table:table-cell>
          <table:table-cell table:style-name="ACE-7" table:formula="of:=[.L2025]" office:value-type="float" office:value="84" calcext:value-type="float">
            <text:p>84</text:p>
          </table:table-cell>
          <table:table-cell table:style-name="ACE-7" table:formula="of:=[.M2025]" office:value-type="float" office:value="89" calcext:value-type="float">
            <text:p>89</text:p>
          </table:table-cell>
          <table:table-cell table:style-name="ACE-7" table:formula="of:=[.N2025]" office:value-type="float" office:value="68" calcext:value-type="float">
            <text:p>68</text:p>
          </table:table-cell>
          <table:table-cell table:style-name="ACE-7" table:formula="of:=[.O2025]" office:value-type="float" office:value="76" calcext:value-type="float">
            <text:p>76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 table:number-columns-spanned="3" table:number-rows-spanned="1">
            <text:p>정모총인원</text:p>
          </table:table-cell>
          <table:covered-table-cell table:number-columns-repeated="2"/>
          <table:table-cell table:style-name="ACE-7"/>
          <table:table-cell table:style-name="ACE-7" table:formula="of:=SUM([.E4:.E7])" office:value-type="float" office:value="97" calcext:value-type="float">
            <text:p>97</text:p>
          </table:table-cell>
          <table:table-cell table:style-name="ACE-7" table:formula="of:=SUM([.F4:.F7])" office:value-type="float" office:value="145" calcext:value-type="float">
            <text:p>145</text:p>
          </table:table-cell>
          <table:table-cell table:style-name="ACE-7" table:formula="of:=SUM([.G4:.G7])" office:value-type="float" office:value="89" calcext:value-type="float">
            <text:p>89</text:p>
          </table:table-cell>
          <table:table-cell table:style-name="ACE-7" table:formula="of:=SUM([.H4:.H7])" office:value-type="float" office:value="103" calcext:value-type="float">
            <text:p>103</text:p>
          </table:table-cell>
          <table:table-cell table:style-name="ACE-7" table:formula="of:=SUM([.I4:.I7])" office:value-type="float" office:value="95" calcext:value-type="float">
            <text:p>95</text:p>
          </table:table-cell>
          <table:table-cell table:style-name="ACE-7" table:formula="of:=SUM([.J4:.J7])" office:value-type="float" office:value="108" calcext:value-type="float">
            <text:p>108</text:p>
          </table:table-cell>
          <table:table-cell table:style-name="ACE-7" table:formula="of:=SUM([.K4:.K7])" office:value-type="float" office:value="92" calcext:value-type="float">
            <text:p>92</text:p>
          </table:table-cell>
          <table:table-cell table:style-name="ACE-7" table:formula="of:=SUM([.L4:.L7])" office:value-type="float" office:value="103" calcext:value-type="float">
            <text:p>103</text:p>
          </table:table-cell>
          <table:table-cell table:style-name="ACE-7" table:formula="of:=SUM([.M4:.M7])" office:value-type="float" office:value="112" calcext:value-type="float">
            <text:p>112</text:p>
          </table:table-cell>
          <table:table-cell table:style-name="ACE-7" table:formula="of:=SUM([.N4:.N7])" office:value-type="float" office:value="81" calcext:value-type="float">
            <text:p>81</text:p>
          </table:table-cell>
          <table:table-cell table:style-name="ACE-7" table:formula="of:=SUM([.O4:.O7])" office:value-type="float" office:value="94" calcext:value-type="float">
            <text:p>94</text:p>
          </table:table-cell>
          <table:table-cell table:number-columns-repeated="1009"/>
        </table:table-row>
        <table:table-row table:style-name="ro2">
          <table:table-cell table:style-name="ACE-4" table:number-columns-repeated="3"/>
          <table:table-cell table:style-name="ACE-23" table:number-columns-repeated="6"/>
          <table:table-cell table:number-columns-repeated="1015"/>
        </table:table-row>
        <table:table-row table:style-name="ro2">
          <table:table-cell table:style-name="ACE-5" office:value-type="string" calcext:value-type="string" table:number-columns-spanned="3" table:number-rows-spanned="1">
            <text:p>이지라틴 운영진</text:p>
          </table:table-cell>
          <table:covered-table-cell table:number-columns-repeated="2"/>
          <table:table-cell table:style-name="ACE-24"/>
          <table:table-cell table:style-name="ACE-7" table:formula="of:=[.E2]" office:value-type="float" office:value="670" calcext:value-type="float">
            <text:p>670</text:p>
          </table:table-cell>
          <table:table-cell table:style-name="ACE-7" table:formula="of:=[.F2]" office:value-type="float" office:value="669" calcext:value-type="float">
            <text:p>669</text:p>
          </table:table-cell>
          <table:table-cell table:style-name="ACE-7" table:formula="of:=[.G2]" office:value-type="float" office:value="668" calcext:value-type="float">
            <text:p>668</text:p>
          </table:table-cell>
          <table:table-cell table:style-name="ACE-7" table:formula="of:=[.H2]" office:value-type="float" office:value="667" calcext:value-type="float">
            <text:p>667</text:p>
          </table:table-cell>
          <table:table-cell table:style-name="ACE-7" table:formula="of:=[.I2]" office:value-type="float" office:value="666" calcext:value-type="float">
            <text:p>666</text:p>
          </table:table-cell>
          <table:table-cell table:style-name="ACE-7" table:formula="of:=[.J2]" office:value-type="float" office:value="665" calcext:value-type="float">
            <text:p>665</text:p>
          </table:table-cell>
          <table:table-cell table:style-name="ACE-7" table:formula="of:=[.K2]" office:value-type="float" office:value="664" calcext:value-type="float">
            <text:p>664</text:p>
          </table:table-cell>
          <table:table-cell table:style-name="ACE-7" table:formula="of:=[.L2]" office:value-type="float" office:value="663" calcext:value-type="float">
            <text:p>663</text:p>
          </table:table-cell>
          <table:table-cell table:style-name="ACE-7" table:formula="of:=[.M2]" office:value-type="float" office:value="662" calcext:value-type="float">
            <text:p>662</text:p>
          </table:table-cell>
          <table:table-cell table:style-name="ACE-7" table:formula="of:=[.N2]" office:value-type="float" office:value="661" calcext:value-type="float">
            <text:p>661</text:p>
          </table:table-cell>
          <table:table-cell table:style-name="ACE-7" table:formula="of:=[.O2]" office:value-type="float" office:value="660" calcext:value-type="float">
            <text:p>660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담당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3-15" calcext:value-type="date">
            <text:p>3/15</text:p>
          </table:table-cell>
          <table:table-cell table:style-name="ce26" table:formula="of:=[.F3]" office:value-type="date" office:date-value="2019-03-08" calcext:value-type="date">
            <text:p>3/8</text:p>
          </table:table-cell>
          <table:table-cell table:style-name="ce26" table:formula="of:=[.G3]" office:value-type="date" office:date-value="2019-03-01" calcext:value-type="date">
            <text:p>3/1</text:p>
          </table:table-cell>
          <table:table-cell table:style-name="ce26" table:formula="of:=[.H3]" office:value-type="date" office:date-value="2019-02-22" calcext:value-type="date">
            <text:p>2/22</text:p>
          </table:table-cell>
          <table:table-cell table:style-name="ce26" table:formula="of:=[.I3]" office:value-type="date" office:date-value="2019-02-15" calcext:value-type="date">
            <text:p>2/15</text:p>
          </table:table-cell>
          <table:table-cell table:style-name="ce26" table:formula="of:=[.J3]" office:value-type="date" office:date-value="2019-02-08" calcext:value-type="date">
            <text:p>2/8</text:p>
          </table:table-cell>
          <table:table-cell table:style-name="ACE-30" table:formula="of:=[.K3]" office:value-type="date" office:date-value="2019-02-01" calcext:value-type="date">
            <text:p>2/1</text:p>
          </table:table-cell>
          <table:table-cell table:style-name="ACE-30" table:formula="of:=[.L3]" office:value-type="date" office:date-value="2019-01-25" calcext:value-type="date">
            <text:p>1/25</text:p>
          </table:table-cell>
          <table:table-cell table:style-name="ACE-30" table:formula="of:=[.M3]" office:value-type="date" office:date-value="2019-01-18" calcext:value-type="date">
            <text:p>1/18</text:p>
          </table:table-cell>
          <table:table-cell table:style-name="ACE-30" table:formula="of:=[.N3]" office:value-type="date" office:date-value="2019-01-11" calcext:value-type="date">
            <text:p>1/11</text:p>
          </table:table-cell>
          <table:table-cell table:style-name="ACE-30" table:formula="of:=[.O3]" office:value-type="date" office:date-value="2019-01-04" calcext:value-type="date">
            <text:p>1/4</text:p>
          </table:table-cell>
          <table:table-cell table:number-columns-repeated="1009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탁이</text:p>
          </table:table-cell>
          <table:table-cell table:style-name="ACE-6" office:value-type="string" calcext:value-type="string">
            <text:p>23대회장</text:p>
          </table:table-cell>
          <table:table-cell table:style-name="ACE-7"/>
          <table:table-cell table:number-columns-repeated="11" table:style-name="ACE-7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 office:value-type="string" calcext:value-type="string">
            <text:p>릴리</text:p>
          </table:table-cell>
          <table:table-cell table:style-name="ACE-6" office:value-type="string" calcext:value-type="string">
            <text:p>정모담당</text:p>
          </table:table-cell>
          <table:table-cell table:style-name="ACE-7"/>
          <table:table-cell table:number-columns-repeated="7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09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 office:value-type="string" calcext:value-type="string">
            <text:p>앤</text:p>
          </table:table-cell>
          <table:table-cell table:style-name="ACE-6" office:value-type="string" calcext:value-type="string">
            <text:p>뒤푸리담당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09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 office:value-type="string" calcext:value-type="string">
            <text:p>엘렌</text:p>
          </table:table-cell>
          <table:table-cell table:style-name="ACE-6" office:value-type="string" calcext:value-type="string">
            <text:p>출석부담당</text:p>
          </table:table-cell>
          <table:table-cell table:style-name="ACE-7" table:number-columns-repeated="10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1009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 office:value-type="string" calcext:value-type="string">
            <text:p>아이미</text:p>
          </table:table-cell>
          <table:table-cell table:style-name="ACE-6" office:value-type="string" calcext:value-type="string">
            <text:p>홍보담당</text:p>
          </table:table-cell>
          <table:table-cell table:style-name="ACE-7"/>
          <table:table-cell table:number-columns-repeated="9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 office:value-type="string" calcext:value-type="string">
            <text:p>보배</text:p>
          </table:table-cell>
          <table:table-cell table:style-name="ACE-6" office:value-type="string" calcext:value-type="string">
            <text:p>강습담당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 office:value-type="string" calcext:value-type="string">
            <text:p>바다</text:p>
          </table:table-cell>
          <table:table-cell table:style-name="ACE-6" office:value-type="string" calcext:value-type="string">
            <text:p>회계</text:p>
          </table:table-cell>
          <table:table-cell table:style-name="ACE-7" table:number-columns-repeated="2"/>
          <table:table-cell table:number-columns-repeated="6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09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/>
          <table:table-cell table:style-name="ACE-6" office:value-type="string" calcext:value-type="string">
            <text:p>정모&amp;생일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/>
          <table:table-cell table:style-name="ACE-6" office:value-type="string" calcext:value-type="string">
            <text:p>정모담당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6" office:value-type="string" calcext:value-type="string">
            <text:p>정모&amp;사회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/>
          <table:table-cell table:style-name="ACE-6" office:value-type="string" calcext:value-type="string">
            <text:p>사진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6" office:value-type="string" calcext:value-type="string">
            <text:p>게시판&amp;등업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12:.E23])" office:value-type="float" office:value="3" calcext:value-type="float">
            <text:p>3</text:p>
          </table:table-cell>
          <table:table-cell table:style-name="ce4" table:formula="of:=SUM([.F12:.F23])" office:value-type="float" office:value="5" calcext:value-type="float">
            <text:p>5</text:p>
          </table:table-cell>
          <table:table-cell table:style-name="ce4" table:formula="of:=SUM([.G12:.G23])" office:value-type="float" office:value="4" calcext:value-type="float">
            <text:p>4</text:p>
          </table:table-cell>
          <table:table-cell table:style-name="ce4" table:formula="of:=SUM([.H12:.H23])" office:value-type="float" office:value="4" calcext:value-type="float">
            <text:p>4</text:p>
          </table:table-cell>
          <table:table-cell table:style-name="ce4" table:formula="of:=SUM([.I12:.I23])" office:value-type="float" office:value="4" calcext:value-type="float">
            <text:p>4</text:p>
          </table:table-cell>
          <table:table-cell table:style-name="ce4" table:formula="of:=SUM([.J12:.J23])" office:value-type="float" office:value="4" calcext:value-type="float">
            <text:p>4</text:p>
          </table:table-cell>
          <table:table-cell table:style-name="ACE-3" table:formula="of:=SUM([.K12:.K23])" office:value-type="float" office:value="5" calcext:value-type="float">
            <text:p>5</text:p>
          </table:table-cell>
          <table:table-cell table:style-name="ACE-3" table:formula="of:=SUM([.L12:.L23])" office:value-type="float" office:value="2" calcext:value-type="float">
            <text:p>2</text:p>
          </table:table-cell>
          <table:table-cell table:style-name="ACE-3" table:formula="of:=SUM([.M12:.M23])" office:value-type="float" office:value="2" calcext:value-type="float">
            <text:p>2</text:p>
          </table:table-cell>
          <table:table-cell table:style-name="ACE-3" table:formula="of:=SUM([.N12:.N23])" office:value-type="float" office:value="2" calcext:value-type="float">
            <text:p>2</text:p>
          </table:table-cell>
          <table:table-cell table:style-name="ACE-3" table:formula="of:=SUM([.O12:.O23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44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이지라틴 강사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70" calcext:value-type="float">
            <text:p>670</text:p>
          </table:table-cell>
          <table:table-cell table:style-name="ACE-7" table:formula="of:=[.F2]" office:value-type="float" office:value="669" calcext:value-type="float">
            <text:p>669</text:p>
          </table:table-cell>
          <table:table-cell table:style-name="ACE-7" table:formula="of:=[.G2]" office:value-type="float" office:value="668" calcext:value-type="float">
            <text:p>668</text:p>
          </table:table-cell>
          <table:table-cell table:style-name="ACE-7" table:formula="of:=[.H2]" office:value-type="float" office:value="667" calcext:value-type="float">
            <text:p>667</text:p>
          </table:table-cell>
          <table:table-cell table:style-name="ACE-7" table:formula="of:=[.I2]" office:value-type="float" office:value="666" calcext:value-type="float">
            <text:p>666</text:p>
          </table:table-cell>
          <table:table-cell table:style-name="ACE-7" table:formula="of:=[.J2]" office:value-type="float" office:value="665" calcext:value-type="float">
            <text:p>665</text:p>
          </table:table-cell>
          <table:table-cell table:style-name="ACE-7" table:formula="of:=[.K2]" office:value-type="float" office:value="664" calcext:value-type="float">
            <text:p>664</text:p>
          </table:table-cell>
          <table:table-cell table:style-name="ACE-7" table:formula="of:=[.L2]" office:value-type="float" office:value="663" calcext:value-type="float">
            <text:p>663</text:p>
          </table:table-cell>
          <table:table-cell table:style-name="ACE-7" table:formula="of:=[.M2]" office:value-type="float" office:value="662" calcext:value-type="float">
            <text:p>662</text:p>
          </table:table-cell>
          <table:table-cell table:style-name="ACE-7" table:formula="of:=[.N2]" office:value-type="float" office:value="661" calcext:value-type="float">
            <text:p>661</text:p>
          </table:table-cell>
          <table:table-cell table:style-name="ACE-7" table:formula="of:=[.O2]" office:value-type="float" office:value="660" calcext:value-type="float">
            <text:p>660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담당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3-15" calcext:value-type="date">
            <text:p>3/15</text:p>
          </table:table-cell>
          <table:table-cell table:style-name="ce26" table:formula="of:=[.F3]" office:value-type="date" office:date-value="2019-03-08" calcext:value-type="date">
            <text:p>3/8</text:p>
          </table:table-cell>
          <table:table-cell table:style-name="ce26" table:formula="of:=[.G3]" office:value-type="date" office:date-value="2019-03-01" calcext:value-type="date">
            <text:p>3/1</text:p>
          </table:table-cell>
          <table:table-cell table:style-name="ce26" table:formula="of:=[.H3]" office:value-type="date" office:date-value="2019-02-22" calcext:value-type="date">
            <text:p>2/22</text:p>
          </table:table-cell>
          <table:table-cell table:style-name="ce26" table:formula="of:=[.I3]" office:value-type="date" office:date-value="2019-02-15" calcext:value-type="date">
            <text:p>2/15</text:p>
          </table:table-cell>
          <table:table-cell table:style-name="ce26" table:formula="of:=[.J3]" office:value-type="date" office:date-value="2019-02-08" calcext:value-type="date">
            <text:p>2/8</text:p>
          </table:table-cell>
          <table:table-cell table:style-name="ACE-30" table:formula="of:=[.K3]" office:value-type="date" office:date-value="2019-02-01" calcext:value-type="date">
            <text:p>2/1</text:p>
          </table:table-cell>
          <table:table-cell table:style-name="ACE-30" table:formula="of:=[.L3]" office:value-type="date" office:date-value="2019-01-25" calcext:value-type="date">
            <text:p>1/25</text:p>
          </table:table-cell>
          <table:table-cell table:style-name="ACE-30" table:formula="of:=[.M3]" office:value-type="date" office:date-value="2019-01-18" calcext:value-type="date">
            <text:p>1/18</text:p>
          </table:table-cell>
          <table:table-cell table:style-name="ACE-30" table:formula="of:=[.N3]" office:value-type="date" office:date-value="2019-01-11" calcext:value-type="date">
            <text:p>1/11</text:p>
          </table:table-cell>
          <table:table-cell table:style-name="ACE-30" table:formula="of:=[.O3]" office:value-type="date" office:date-value="2019-01-04" calcext:value-type="date">
            <text:p>1/4</text:p>
          </table:table-cell>
          <table:table-cell table:number-columns-repeated="1009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부리또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11" table:style-name="ACE-7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 office:value-type="string" calcext:value-type="string">
            <text:p>수진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11" table:style-name="ACE-7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 office:value-type="string" calcext:value-type="string">
            <text:p>카수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11" table:style-name="ACE-7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 office:value-type="string" calcext:value-type="string">
            <text:p>포숭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9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 office:value-type="string" calcext:value-type="string">
            <text:p>리화</text:p>
          </table:table-cell>
          <table:table-cell table:style-name="ACE-7" table:number-columns-repeated="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1009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 office:value-type="string" calcext:value-type="string">
            <text:p>나현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 office:value-type="string" calcext:value-type="string">
            <text:p>맑은수정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11"/>
          <table:table-cell table:style-name="ACE-7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 office:value-type="string" calcext:value-type="string">
            <text:p>띠아모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 office:value-type="string" calcext:value-type="string">
            <text:p>리키</text:p>
          </table:table-cell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 office:value-type="string" calcext:value-type="string">
            <text:p>오정은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 office:value-type="string" calcext:value-type="string">
            <text:p>경기장</text:p>
          </table:table-cell>
          <table:table-cell table:style-name="ACE-7" table:number-columns-repeated="2"/>
          <table:table-cell table:number-columns-repeated="11" table:style-name="ACE-7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 office:value-type="string" calcext:value-type="string">
            <text:p>리진</text:p>
          </table:table-cell>
          <table:table-cell table:style-name="ACE-7" table:number-columns-repeated="2"/>
          <table:table-cell table:number-columns-repeated="7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09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 office:value-type="string" calcext:value-type="string">
            <text:p>준이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09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 office:value-type="string" calcext:value-type="string">
            <text:p>행크무디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number-columns-repeated="1009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 office:value-type="string" calcext:value-type="string">
            <text:p>초딩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number-columns-repeated="1009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 office:value-type="string" calcext:value-type="string">
            <text:p>케르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number-columns-repeated="1009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 office:value-type="string" calcext:value-type="string">
            <text:p>애니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09"/>
        </table:table-row>
        <table:table-row table:style-name="ro2">
          <table:table-cell table:style-name="ACE-7" office:value-type="float" office:value="25" calcext:value-type="float">
            <text:p>25</text:p>
          </table:table-cell>
          <table:table-cell table:style-name="ACE-6" office:value-type="string" calcext:value-type="string">
            <text:p>실크샤인</text:p>
          </table:table-cell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26" calcext:value-type="float">
            <text:p>26</text:p>
          </table:table-cell>
          <table:table-cell table:style-name="ACE-6" office:value-type="string" calcext:value-type="string">
            <text:p>아이스티</text:p>
          </table:table-cell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27" calcext:value-type="float">
            <text:p>27</text:p>
          </table:table-cell>
          <table:table-cell table:style-name="ACE-6" office:value-type="string" calcext:value-type="string">
            <text:p>쾌백</text:p>
          </table:table-cell>
          <table:table-cell table:style-name="ACE-7" table:number-columns-repeated="2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9"/>
        </table:table-row>
        <table:table-row table:style-name="ro2">
          <table:table-cell table:style-name="ACE-7" office:value-type="float" office:value="28" calcext:value-type="float">
            <text:p>28</text:p>
          </table:table-cell>
          <table:table-cell table:style-name="ACE-6" office:value-type="string" calcext:value-type="string">
            <text:p>바닐라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9"/>
        </table:table-row>
        <table:table-row table:style-name="ro2">
          <table:table-cell table:style-name="ACE-7" office:value-type="float" office:value="29" calcext:value-type="float">
            <text:p>29</text:p>
          </table:table-cell>
          <table:table-cell table:style-name="ACE-6" office:value-type="string" calcext:value-type="string">
            <text:p>미엘</text:p>
          </table:table-cell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30" calcext:value-type="float">
            <text:p>30</text:p>
          </table:table-cell>
          <table:table-cell table:style-name="ACE-6" office:value-type="string" calcext:value-type="string">
            <text:p>박철</text:p>
          </table:table-cell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31" calcext:value-type="float">
            <text:p>31</text:p>
          </table:table-cell>
          <table:table-cell table:style-name="ACE-6" office:value-type="string" calcext:value-type="string">
            <text:p>초코</text:p>
          </table:table-cell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32" calcext:value-type="float">
            <text:p>32</text:p>
          </table:table-cell>
          <table:table-cell table:style-name="ACE-6" office:value-type="string" calcext:value-type="string">
            <text:p>조대식</text:p>
          </table:table-cell>
          <table:table-cell table:style-name="ACE-7" table:number-columns-repeated="2"/>
          <table:table-cell table:number-columns-repeated="11" table:style-name="ACE-7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7" office:value-type="float" office:value="33" calcext:value-type="float">
            <text:p>33</text:p>
          </table:table-cell>
          <table:table-cell table:style-name="ACE-6" office:value-type="string" calcext:value-type="string">
            <text:p>채림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7" office:value-type="float" office:value="34" calcext:value-type="float">
            <text:p>34</text:p>
          </table:table-cell>
          <table:table-cell table:style-name="ACE-6" office:value-type="string" calcext:value-type="string">
            <text:p>보름달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9"/>
        </table:table-row>
        <table:table-row table:style-name="ro2">
          <table:table-cell table:style-name="ACE-7" office:value-type="float" office:value="35" calcext:value-type="float">
            <text:p>35</text:p>
          </table:table-cell>
          <table:table-cell table:style-name="ACE-6" office:value-type="string" calcext:value-type="string">
            <text:p>허니</text:p>
          </table:table-cell>
          <table:table-cell table:style-name="ACE-7" table:number-columns-repeated="2"/>
          <table:table-cell table:number-columns-repeated="9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9"/>
        </table:table-row>
        <table:table-row table:style-name="ro2">
          <table:table-cell table:style-name="ACE-7" office:value-type="float" office:value="36" calcext:value-type="float">
            <text:p>36</text:p>
          </table:table-cell>
          <table:table-cell table:style-name="ACE-6" office:value-type="string" calcext:value-type="string">
            <text:p>스칼렛</text:p>
          </table:table-cell>
          <table:table-cell table:style-name="ACE-7" table:number-columns-repeated="7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7" office:value-type="float" office:value="37" calcext:value-type="float">
            <text:p>37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28:.E64])" office:value-type="float" office:value="14" calcext:value-type="float">
            <text:p>14</text:p>
          </table:table-cell>
          <table:table-cell table:style-name="ce4" table:formula="of:=SUM([.F28:.F64])" office:value-type="float" office:value="15" calcext:value-type="float">
            <text:p>15</text:p>
          </table:table-cell>
          <table:table-cell table:style-name="ce4" table:formula="of:=SUM([.G28:.G64])" office:value-type="float" office:value="12" calcext:value-type="float">
            <text:p>12</text:p>
          </table:table-cell>
          <table:table-cell table:style-name="ce4" table:formula="of:=SUM([.H28:.H64])" office:value-type="float" office:value="12" calcext:value-type="float">
            <text:p>12</text:p>
          </table:table-cell>
          <table:table-cell table:style-name="ce4" table:formula="of:=SUM([.I28:.I64])" office:value-type="float" office:value="11" calcext:value-type="float">
            <text:p>11</text:p>
          </table:table-cell>
          <table:table-cell table:style-name="ce4" table:formula="of:=SUM([.J28:.J64])" office:value-type="float" office:value="12" calcext:value-type="float">
            <text:p>12</text:p>
          </table:table-cell>
          <table:table-cell table:style-name="ACE-3" table:formula="of:=SUM([.K28:.K64])" office:value-type="float" office:value="13" calcext:value-type="float">
            <text:p>13</text:p>
          </table:table-cell>
          <table:table-cell table:style-name="ACE-3" table:formula="of:=SUM([.L28:.L64])" office:value-type="float" office:value="11" calcext:value-type="float">
            <text:p>11</text:p>
          </table:table-cell>
          <table:table-cell table:style-name="ACE-3" table:formula="of:=SUM([.M28:.M64])" office:value-type="float" office:value="12" calcext:value-type="float">
            <text:p>12</text:p>
          </table:table-cell>
          <table:table-cell table:style-name="ACE-3" table:formula="of:=SUM([.N28:.N64])" office:value-type="float" office:value="7" calcext:value-type="float">
            <text:p>7</text:p>
          </table:table-cell>
          <table:table-cell table:style-name="ACE-3" table:formula="of:=SUM([.O28:.O64])" office:value-type="float" office:value="9" calcext:value-type="float">
            <text:p>9</text:p>
          </table:table-cell>
          <table:table-cell table:style-name="ACE-18"/>
          <table:table-cell table:style-name="ACE-25" table:number-columns-repeated="964"/>
          <table:table-cell table:number-columns-repeated="44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타동아리 운영진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70" calcext:value-type="float">
            <text:p>670</text:p>
          </table:table-cell>
          <table:table-cell table:style-name="ACE-7" table:formula="of:=[.F2]" office:value-type="float" office:value="669" calcext:value-type="float">
            <text:p>669</text:p>
          </table:table-cell>
          <table:table-cell table:style-name="ACE-7" table:formula="of:=[.G2]" office:value-type="float" office:value="668" calcext:value-type="float">
            <text:p>668</text:p>
          </table:table-cell>
          <table:table-cell table:style-name="ACE-7" table:formula="of:=[.H2]" office:value-type="float" office:value="667" calcext:value-type="float">
            <text:p>667</text:p>
          </table:table-cell>
          <table:table-cell table:style-name="ACE-7" table:formula="of:=[.I2]" office:value-type="float" office:value="666" calcext:value-type="float">
            <text:p>666</text:p>
          </table:table-cell>
          <table:table-cell table:style-name="ACE-7" table:formula="of:=[.J2]" office:value-type="float" office:value="665" calcext:value-type="float">
            <text:p>665</text:p>
          </table:table-cell>
          <table:table-cell table:style-name="ACE-7" table:formula="of:=[.K2]" office:value-type="float" office:value="664" calcext:value-type="float">
            <text:p>664</text:p>
          </table:table-cell>
          <table:table-cell table:style-name="ACE-7" table:formula="of:=[.L2]" office:value-type="float" office:value="663" calcext:value-type="float">
            <text:p>663</text:p>
          </table:table-cell>
          <table:table-cell table:style-name="ACE-7" table:formula="of:=[.M2]" office:value-type="float" office:value="662" calcext:value-type="float">
            <text:p>662</text:p>
          </table:table-cell>
          <table:table-cell table:style-name="ACE-7" table:formula="of:=[.N2]" office:value-type="float" office:value="661" calcext:value-type="float">
            <text:p>661</text:p>
          </table:table-cell>
          <table:table-cell table:style-name="ACE-7" table:formula="of:=[.O2]" office:value-type="float" office:value="660" calcext:value-type="float">
            <text:p>660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7" table:formula="of:=[.B111]" office:value-type="string" office:string-value="닉네임" calcext:value-type="string">
            <text:p>닉네임</text:p>
          </table:table-cell>
          <table:table-cell table:style-name="ACE-7" table:formula="of:=[.C111]" office:value-type="string" office:string-value="소속" calcext:value-type="string">
            <text:p>소속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3-15" calcext:value-type="date">
            <text:p>3/15</text:p>
          </table:table-cell>
          <table:table-cell table:style-name="ce26" table:formula="of:=[.F3]" office:value-type="date" office:date-value="2019-03-08" calcext:value-type="date">
            <text:p>3/8</text:p>
          </table:table-cell>
          <table:table-cell table:style-name="ce26" table:formula="of:=[.G3]" office:value-type="date" office:date-value="2019-03-01" calcext:value-type="date">
            <text:p>3/1</text:p>
          </table:table-cell>
          <table:table-cell table:style-name="ce26" table:formula="of:=[.H3]" office:value-type="date" office:date-value="2019-02-22" calcext:value-type="date">
            <text:p>2/22</text:p>
          </table:table-cell>
          <table:table-cell table:style-name="ce26" table:formula="of:=[.I3]" office:value-type="date" office:date-value="2019-02-15" calcext:value-type="date">
            <text:p>2/15</text:p>
          </table:table-cell>
          <table:table-cell table:style-name="ce26" table:formula="of:=[.J3]" office:value-type="date" office:date-value="2019-02-08" calcext:value-type="date">
            <text:p>2/8</text:p>
          </table:table-cell>
          <table:table-cell table:style-name="ACE-30" table:formula="of:=[.K3]" office:value-type="date" office:date-value="2019-02-01" calcext:value-type="date">
            <text:p>2/1</text:p>
          </table:table-cell>
          <table:table-cell table:style-name="ACE-30" table:formula="of:=[.L3]" office:value-type="date" office:date-value="2019-01-25" calcext:value-type="date">
            <text:p>1/25</text:p>
          </table:table-cell>
          <table:table-cell table:style-name="ACE-30" table:formula="of:=[.M3]" office:value-type="date" office:date-value="2019-01-18" calcext:value-type="date">
            <text:p>1/18</text:p>
          </table:table-cell>
          <table:table-cell table:style-name="ACE-30" table:formula="of:=[.N3]" office:value-type="date" office:date-value="2019-01-11" calcext:value-type="date">
            <text:p>1/11</text:p>
          </table:table-cell>
          <table:table-cell table:style-name="ACE-30" table:formula="of:=[.O3]" office:value-type="date" office:date-value="2019-01-04" calcext:value-type="date">
            <text:p>1/4</text:p>
          </table:table-cell>
          <table:table-cell table:number-columns-repeated="1009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 office:value-type="string" calcext:value-type="string">
            <text:p>뉴욕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/>
          <table:table-cell table:style-name="ACE-6" office:value-type="string" calcext:value-type="string">
            <text:p>살사로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 office:value-type="string" calcext:value-type="string">
            <text:p>미르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2"/>
          <table:table-cell table:style-name="ACE-32"/>
          <table:table-cell table:style-name="ACE-26" table:number-columns-repeated="964"/>
          <table:table-cell table:number-columns-repeated="44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 office:value-type="string" calcext:value-type="string">
            <text:p>비카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number-columns-repeated="1009"/>
        </table:table-row>
        <table:table-row table:style-name="ro2">
          <table:table-cell table:style-name="ACE-7"/>
          <table:table-cell table:style-name="ACE-6" table:number-columns-repeated="2"/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/>
          <table:table-cell table:style-name="ACE-6" office:value-type="string" calcext:value-type="string">
            <text:p>살사로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 office:value-type="string" calcext:value-type="string">
            <text:p>행크무디</text:p>
          </table:table-cell>
          <table:table-cell table:style-name="ACE-6" office:value-type="string" calcext:value-type="string">
            <text:p>수원매너살사</text:p>
          </table:table-cell>
          <table:table-cell table:style-name="ACE-7" table:number-columns-repeated="4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 office:value-type="string" calcext:value-type="string">
            <text:p>알렉</text:p>
          </table:table-cell>
          <table:table-cell table:style-name="ACE-6" office:value-type="string" calcext:value-type="string">
            <text:p>중년살사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number-columns-repeated="1009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 office:value-type="string" calcext:value-type="string">
            <text:p>유리</text:p>
          </table:table-cell>
          <table:table-cell table:style-name="ACE-6" office:value-type="string" calcext:value-type="string">
            <text:p>중년살사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 office:value-type="string" calcext:value-type="string">
            <text:p>지로</text:p>
          </table:table-cell>
          <table:table-cell table:style-name="ACE-6" office:value-type="string" calcext:value-type="string">
            <text:p>카네기스쿨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 office:value-type="string" calcext:value-type="string">
            <text:p>지민</text:p>
          </table:table-cell>
          <table:table-cell table:style-name="ACE-6" office:value-type="string" calcext:value-type="string">
            <text:p>웨스트리버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/>
          <table:table-cell table:style-name="ACE-6" office:value-type="string" calcext:value-type="string">
            <text:p>부천웨버</text:p>
          </table:table-cell>
          <table:table-cell table:style-name="ACE-7" table:number-columns-repeated="12"/>
          <table:table-cell table:style-name="ACE-32"/>
          <table:table-cell table:style-name="ACE-26" table:number-columns-repeated="30"/>
          <table:table-cell table:number-columns-repeated="978"/>
        </table:table-row>
        <table:table-row table:style-name="ro2">
          <table:table-cell table:style-name="ACE-7"/>
          <table:table-cell table:style-name="ACE-6" office:value-type="string" calcext:value-type="string">
            <text:p>베카</text:p>
          </table:table-cell>
          <table:table-cell table:style-name="ACE-6"/>
          <table:table-cell table:style-name="ACE-7" table:number-columns-repeated="12"/>
          <table:table-cell table:style-name="ACE-32"/>
          <table:table-cell table:style-name="ACE-26" table:number-columns-repeated="30"/>
          <table:table-cell table:number-columns-repeated="978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 office:value-type="string" calcext:value-type="string">
            <text:p>뽀스(TOP)</text:p>
          </table:table-cell>
          <table:table-cell table:style-name="ACE-6" office:value-type="string" calcext:value-type="string">
            <text:p>분살포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number-columns-repeated="1009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 office:value-type="string" calcext:value-type="string">
            <text:p>그레이스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 office:value-type="string" calcext:value-type="string">
            <text:p>줄리아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 office:value-type="string" calcext:value-type="string">
            <text:p>블랙박스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6" office:value-type="string" calcext:value-type="string">
            <text:p>얌전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09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6" office:value-type="string" calcext:value-type="string">
            <text:p>켈리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2"/>
          <table:table-cell table:style-name="ACE-32"/>
          <table:table-cell table:style-name="ACE-26" table:number-columns-repeated="30"/>
          <table:table-cell table:number-columns-repeated="978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 office:value-type="string" calcext:value-type="string">
            <text:p>럭비공</text:p>
          </table:table-cell>
          <table:table-cell table:style-name="ACE-6" office:value-type="string" calcext:value-type="string">
            <text:p>살사로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1009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/>
          <table:table-cell table:style-name="ACE-6" office:value-type="string" calcext:value-type="string">
            <text:p>살사로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 office:value-type="string" calcext:value-type="string">
            <text:p>파랑</text:p>
          </table:table-cell>
          <table:table-cell table:style-name="ACE-6"/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/>
          <table:table-cell table:style-name="ACE-6" office:value-type="string" calcext:value-type="string">
            <text:p>아레</text:p>
          </table:table-cell>
          <table:table-cell table:style-name="ACE-6"/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09"/>
        </table:table-row>
        <table:table-row table:style-name="ro2">
          <table:table-cell table:style-name="ACE-7"/>
          <table:table-cell table:style-name="ACE-6" office:value-type="string" calcext:value-type="string">
            <text:p>인티</text:p>
          </table:table-cell>
          <table:table-cell table:style-name="ACE-6"/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/>
          <table:table-cell table:style-name="ACE-6" office:value-type="string" calcext:value-type="string">
            <text:p>세모</text:p>
          </table:table-cell>
          <table:table-cell table:style-name="ACE-6"/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09"/>
        </table:table-row>
        <table:table-row table:style-name="ro2">
          <table:table-cell table:style-name="ACE-7"/>
          <table:table-cell table:style-name="ACE-6" office:value-type="string" calcext:value-type="string">
            <text:p>힐튼(분살포)</text:p>
          </table:table-cell>
          <table:table-cell table:style-name="ACE-6"/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9"/>
        </table:table-row>
        <table:table-row table:style-name="ro2">
          <table:table-cell table:style-name="ACE-7"/>
          <table:table-cell table:style-name="ACE-6" office:value-type="string" calcext:value-type="string">
            <text:p>너구리(분살포)</text:p>
          </table:table-cell>
          <table:table-cell table:style-name="ACE-6"/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9"/>
        </table:table-row>
        <table:table-row table:style-name="ro2">
          <table:table-cell table:style-name="ACE-7"/>
          <table:table-cell table:style-name="ACE-6" office:value-type="string" calcext:value-type="string">
            <text:p>까담(TOP)</text:p>
          </table:table-cell>
          <table:table-cell table:style-name="ACE-6"/>
          <table:table-cell table:style-name="ACE-7"/>
          <table:table-cell table:number-columns-repeated="11" table:style-name="ACE-7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7"/>
          <table:table-cell table:style-name="ACE-6" office:value-type="string" calcext:value-type="string">
            <text:p>라벤더(TOP)</text:p>
          </table:table-cell>
          <table:table-cell table:style-name="ACE-6"/>
          <table:table-cell table:style-name="ACE-7"/>
          <table:table-cell table:number-columns-repeated="8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1009"/>
        </table:table-row>
        <table:table-row table:style-name="ro2">
          <table:table-cell table:style-name="ACE-7"/>
          <table:table-cell table:style-name="ACE-6" office:value-type="string" calcext:value-type="string">
            <text:p>리틀프린스(TOP)</text:p>
          </table:table-cell>
          <table:table-cell table:style-name="ACE-6"/>
          <table:table-cell table:style-name="ACE-7"/>
          <table:table-cell table:number-columns-repeated="11" table:style-name="ACE-7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7"/>
          <table:table-cell table:style-name="ACE-6" office:value-type="string" calcext:value-type="string">
            <text:p>샐리(TOP)</text:p>
          </table:table-cell>
          <table:table-cell table:style-name="ACE-6"/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number-columns-repeated="1009"/>
        </table:table-row>
        <table:table-row table:style-name="ro2">
          <table:table-cell table:style-name="ACE-7"/>
          <table:table-cell table:style-name="ACE-6" office:value-type="string" calcext:value-type="string">
            <text:p>루스(살포)</text:p>
          </table:table-cell>
          <table:table-cell table:style-name="ACE-6"/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1009"/>
        </table:table-row>
        <table:table-row table:style-name="ro2">
          <table:table-cell table:style-name="ACE-7"/>
          <table:table-cell table:style-name="ACE-6" office:value-type="string" calcext:value-type="string">
            <text:p>샐리(살포)</text:p>
          </table:table-cell>
          <table:table-cell table:style-name="ACE-6"/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1009"/>
        </table:table-row>
        <table:table-row table:style-name="ro2">
          <table:table-cell table:style-name="ACE-7"/>
          <table:table-cell table:style-name="ACE-6" office:value-type="string" calcext:value-type="string">
            <text:p>루핀(TOP)</text:p>
          </table:table-cell>
          <table:table-cell table:style-name="ACE-6"/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number-columns-repeated="1009"/>
        </table:table-row>
        <table:table-row table:style-name="ro2">
          <table:table-cell table:style-name="ACE-7"/>
          <table:table-cell table:style-name="ACE-6"/>
          <table:table-cell table:style-name="ACE-6" office:value-type="string" calcext:value-type="string">
            <text:p>호랭이클럽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69:.E107])" office:value-type="float" office:value="6" calcext:value-type="float">
            <text:p>6</text:p>
          </table:table-cell>
          <table:table-cell table:style-name="ce4" table:formula="of:=SUM([.F69:.F107])" office:value-type="float" office:value="6" calcext:value-type="float">
            <text:p>6</text:p>
          </table:table-cell>
          <table:table-cell table:style-name="ce4" table:formula="of:=SUM([.G69:.G107])" office:value-type="float" office:value="5" calcext:value-type="float">
            <text:p>5</text:p>
          </table:table-cell>
          <table:table-cell table:style-name="ce4" table:formula="of:=SUM([.H69:.H107])" office:value-type="float" office:value="7" calcext:value-type="float">
            <text:p>7</text:p>
          </table:table-cell>
          <table:table-cell table:style-name="ce4" table:formula="of:=SUM([.I69:.I107])" office:value-type="float" office:value="4" calcext:value-type="float">
            <text:p>4</text:p>
          </table:table-cell>
          <table:table-cell table:style-name="ce4" table:formula="of:=SUM([.J69:.J107])" office:value-type="float" office:value="7" calcext:value-type="float">
            <text:p>7</text:p>
          </table:table-cell>
          <table:table-cell table:style-name="ACE-3" table:formula="of:=SUM([.K69:.K107])" office:value-type="float" office:value="4" calcext:value-type="float">
            <text:p>4</text:p>
          </table:table-cell>
          <table:table-cell table:style-name="ACE-3" table:formula="of:=SUM([.L69:.L107])" office:value-type="float" office:value="5" calcext:value-type="float">
            <text:p>5</text:p>
          </table:table-cell>
          <table:table-cell table:style-name="ACE-3" table:formula="of:=SUM([.M69:.M107])" office:value-type="float" office:value="5" calcext:value-type="float">
            <text:p>5</text:p>
          </table:table-cell>
          <table:table-cell table:style-name="ACE-3" table:formula="of:=SUM([.N69:.N107])" office:value-type="float" office:value="3" calcext:value-type="float">
            <text:p>3</text:p>
          </table:table-cell>
          <table:table-cell table:style-name="ACE-3" table:formula="of:=SUM([.O69:.O107])" office:value-type="float" office:value="3" calcext:value-type="float">
            <text:p>3</text:p>
          </table:table-cell>
          <table:table-cell table:style-name="ACE-18"/>
          <table:table-cell table:style-name="ACE-25" table:number-columns-repeated="964"/>
          <table:table-cell table:number-columns-repeated="44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초 <text:s text:c="2"/>대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70" calcext:value-type="float">
            <text:p>670</text:p>
          </table:table-cell>
          <table:table-cell table:style-name="ACE-7" table:formula="of:=[.F2]" office:value-type="float" office:value="669" calcext:value-type="float">
            <text:p>669</text:p>
          </table:table-cell>
          <table:table-cell table:style-name="ACE-7" table:formula="of:=[.G2]" office:value-type="float" office:value="668" calcext:value-type="float">
            <text:p>668</text:p>
          </table:table-cell>
          <table:table-cell table:style-name="ACE-7" table:formula="of:=[.H2]" office:value-type="float" office:value="667" calcext:value-type="float">
            <text:p>667</text:p>
          </table:table-cell>
          <table:table-cell table:style-name="ACE-7" table:formula="of:=[.I2]" office:value-type="float" office:value="666" calcext:value-type="float">
            <text:p>666</text:p>
          </table:table-cell>
          <table:table-cell table:style-name="ACE-7" table:formula="of:=[.J2]" office:value-type="float" office:value="665" calcext:value-type="float">
            <text:p>665</text:p>
          </table:table-cell>
          <table:table-cell table:style-name="ACE-7" table:formula="of:=[.K2]" office:value-type="float" office:value="664" calcext:value-type="float">
            <text:p>664</text:p>
          </table:table-cell>
          <table:table-cell table:style-name="ACE-7" table:formula="of:=[.L2]" office:value-type="float" office:value="663" calcext:value-type="float">
            <text:p>663</text:p>
          </table:table-cell>
          <table:table-cell table:style-name="ACE-7" table:formula="of:=[.M2]" office:value-type="float" office:value="662" calcext:value-type="float">
            <text:p>662</text:p>
          </table:table-cell>
          <table:table-cell table:style-name="ACE-7" table:formula="of:=[.N2]" office:value-type="float" office:value="661" calcext:value-type="float">
            <text:p>661</text:p>
          </table:table-cell>
          <table:table-cell table:style-name="ACE-7" table:formula="of:=[.O2]" office:value-type="float" office:value="660" calcext:value-type="float">
            <text:p>660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소속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3-15" calcext:value-type="date">
            <text:p>3/15</text:p>
          </table:table-cell>
          <table:table-cell table:style-name="ce26" table:formula="of:=[.F3]" office:value-type="date" office:date-value="2019-03-08" calcext:value-type="date">
            <text:p>3/8</text:p>
          </table:table-cell>
          <table:table-cell table:style-name="ce26" table:formula="of:=[.G3]" office:value-type="date" office:date-value="2019-03-01" calcext:value-type="date">
            <text:p>3/1</text:p>
          </table:table-cell>
          <table:table-cell table:style-name="ce26" table:formula="of:=[.H3]" office:value-type="date" office:date-value="2019-02-22" calcext:value-type="date">
            <text:p>2/22</text:p>
          </table:table-cell>
          <table:table-cell table:style-name="ce26" table:formula="of:=[.I3]" office:value-type="date" office:date-value="2019-02-15" calcext:value-type="date">
            <text:p>2/15</text:p>
          </table:table-cell>
          <table:table-cell table:style-name="ce26" table:formula="of:=[.J3]" office:value-type="date" office:date-value="2019-02-08" calcext:value-type="date">
            <text:p>2/8</text:p>
          </table:table-cell>
          <table:table-cell table:style-name="ACE-30" table:formula="of:=[.K3]" office:value-type="date" office:date-value="2019-02-01" calcext:value-type="date">
            <text:p>2/1</text:p>
          </table:table-cell>
          <table:table-cell table:style-name="ACE-30" table:formula="of:=[.L3]" office:value-type="date" office:date-value="2019-01-25" calcext:value-type="date">
            <text:p>1/25</text:p>
          </table:table-cell>
          <table:table-cell table:style-name="ACE-30" table:formula="of:=[.M3]" office:value-type="date" office:date-value="2019-01-18" calcext:value-type="date">
            <text:p>1/18</text:p>
          </table:table-cell>
          <table:table-cell table:style-name="ACE-30" table:formula="of:=[.N3]" office:value-type="date" office:date-value="2019-01-11" calcext:value-type="date">
            <text:p>1/11</text:p>
          </table:table-cell>
          <table:table-cell table:style-name="ACE-30" table:formula="of:=[.O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78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/>
          <table:table-cell table:style-name="ACE-7" office:value-type="string" calcext:value-type="string">
            <text:p>(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13"/>
          <table:table-cell table:style-name="ACE-7" office:value-type="string" calcext:value-type="string">
            <text:p>(전)살사홀릭강사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13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13"/>
          <table:table-cell table:style-name="ACE-16"/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 office:value-type="string" calcext:value-type="string">
            <text:p>비해피</text:p>
          </table:table-cell>
          <table:table-cell table:style-name="ACE-7" table:number-columns-repeated="2"/>
          <table:table-cell table:number-columns-repeated="11" table:style-name="ACE-7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 office:value-type="string" calcext:value-type="string">
            <text:p>고친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/>
          <table:table-cell table:style-name="ACE-7" office:value-type="string" calcext:value-type="string">
            <text:p>라미수원댄스학원 강사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/>
          <table:table-cell table:style-name="ACE-7" office:value-type="string" calcext:value-type="string">
            <text:p>파티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13"/>
          <table:table-cell table:style-name="ACE-16" office:value-type="string" calcext:value-type="string">
            <text:p>(전)살사랑시샵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/>
          <table:table-cell table:style-name="ACE-7" office:value-type="string" calcext:value-type="string">
            <text:p>(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25" calcext:value-type="float">
            <text:p>25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26" calcext:value-type="float">
            <text:p>26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27" calcext:value-type="float">
            <text:p>27</text:p>
          </table:table-cell>
          <table:table-cell table:style-name="ACE-13"/>
          <table:table-cell table:style-name="ACE-16" office:value-type="string" calcext:value-type="string">
            <text:p>(전)라틴파라다이스시샵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28" calcext:value-type="float">
            <text:p>28</text:p>
          </table:table-cell>
          <table:table-cell table:style-name="ACE-6" office:value-type="string" calcext:value-type="string">
            <text:p>마시제인</text:p>
          </table:table-cell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29" calcext:value-type="float">
            <text:p>29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30" calcext:value-type="float">
            <text:p>30</text:p>
          </table:table-cell>
          <table:table-cell table:style-name="ACE-6" office:value-type="string" calcext:value-type="string">
            <text:p>즈믄녀</text:p>
          </table:table-cell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31" calcext:value-type="float">
            <text:p>31</text:p>
          </table:table-cell>
          <table:table-cell table:style-name="ACE-6" office:value-type="string" calcext:value-type="string">
            <text:p>케이지</text:p>
          </table:table-cell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32" calcext:value-type="float">
            <text:p>32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33" calcext:value-type="float">
            <text:p>33</text:p>
          </table:table-cell>
          <table:table-cell table:style-name="ACE-6" office:value-type="string" calcext:value-type="string">
            <text:p>까치</text:p>
          </table:table-cell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34" calcext:value-type="float">
            <text:p>34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35" calcext:value-type="float">
            <text:p>35</text:p>
          </table:table-cell>
          <table:table-cell table:style-name="ACE-6" office:value-type="string" calcext:value-type="string">
            <text:p>잠만보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09"/>
        </table:table-row>
        <table:table-row table:style-name="ro2">
          <table:table-cell table:style-name="ACE-7" office:value-type="float" office:value="36" calcext:value-type="float">
            <text:p>36</text:p>
          </table:table-cell>
          <table:table-cell table:style-name="ACE-6" office:value-type="string" calcext:value-type="string">
            <text:p>가인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09"/>
        </table:table-row>
        <table:table-row table:style-name="ro2">
          <table:table-cell table:style-name="ACE-7" office:value-type="float" office:value="37" calcext:value-type="float">
            <text:p>37</text:p>
          </table:table-cell>
          <table:table-cell table:style-name="ACE-6" office:value-type="string" calcext:value-type="string">
            <text:p>제프리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09"/>
        </table:table-row>
        <table:table-row table:style-name="ro2">
          <table:table-cell table:style-name="ACE-7" office:value-type="float" office:value="38" calcext:value-type="float">
            <text:p>38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39" calcext:value-type="float">
            <text:p>39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40" calcext:value-type="float">
            <text:p>40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41" calcext:value-type="float">
            <text:p>41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42" calcext:value-type="float">
            <text:p>42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43" calcext:value-type="float">
            <text:p>43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44" calcext:value-type="float">
            <text:p>44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45" calcext:value-type="float">
            <text:p>45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46" calcext:value-type="float">
            <text:p>46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47" calcext:value-type="float">
            <text:p>47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48" calcext:value-type="float">
            <text:p>48</text:p>
          </table:table-cell>
          <table:table-cell table:style-name="ACE-6" office:value-type="string" calcext:value-type="string">
            <text:p>에디곽</text:p>
          </table:table-cell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49" calcext:value-type="float">
            <text:p>49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50" calcext:value-type="float">
            <text:p>50</text:p>
          </table:table-cell>
          <table:table-cell table:style-name="ACE-6" office:value-type="string" calcext:value-type="string">
            <text:p>하랑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9"/>
        </table:table-row>
        <table:table-row table:style-name="ro2">
          <table:table-cell table:style-name="ACE-7" office:value-type="float" office:value="51" calcext:value-type="float">
            <text:p>51</text:p>
          </table:table-cell>
          <table:table-cell table:style-name="ACE-6" office:value-type="string" calcext:value-type="string">
            <text:p>바넷사</text:p>
          </table:table-cell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52" calcext:value-type="float">
            <text:p>52</text:p>
          </table:table-cell>
          <table:table-cell table:style-name="ACE-6" office:value-type="string" calcext:value-type="string">
            <text:p>헤라</text:p>
          </table:table-cell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53" calcext:value-type="float">
            <text:p>53</text:p>
          </table:table-cell>
          <table:table-cell table:style-name="ACE-6"/>
          <table:table-cell table:style-name="ACE-7" office:value-type="string" calcext:value-type="string">
            <text:p>(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112:.E164])" office:value-type="float" office:value="5" calcext:value-type="float">
            <text:p>5</text:p>
          </table:table-cell>
          <table:table-cell table:style-name="ce4" table:formula="of:=SUM([.F112:.F164])" office:value-type="float" office:value="2" calcext:value-type="float">
            <text:p>2</text:p>
          </table:table-cell>
          <table:table-cell table:style-name="ce4" table:formula="of:=SUM([.G112:.G164])" office:value-type="float" office:value="2" calcext:value-type="float">
            <text:p>2</text:p>
          </table:table-cell>
          <table:table-cell table:style-name="ce4" table:formula="of:=SUM([.H112:.H164])" office:value-type="float" office:value="4" calcext:value-type="float">
            <text:p>4</text:p>
          </table:table-cell>
          <table:table-cell table:style-name="ce4" table:formula="of:=SUM([.I112:.I164])" office:value-type="float" office:value="2" calcext:value-type="float">
            <text:p>2</text:p>
          </table:table-cell>
          <table:table-cell table:style-name="ce4" table:formula="of:=SUM([.J112:.J164])" office:value-type="float" office:value="2" calcext:value-type="float">
            <text:p>2</text:p>
          </table:table-cell>
          <table:table-cell table:style-name="ACE-3" table:formula="of:=SUM([.K112:.K164])" office:value-type="float" office:value="2" calcext:value-type="float">
            <text:p>2</text:p>
          </table:table-cell>
          <table:table-cell table:style-name="ACE-3" table:formula="of:=SUM([.L112:.L164])" office:value-type="float" office:value="1" calcext:value-type="float">
            <text:p>1</text:p>
          </table:table-cell>
          <table:table-cell table:style-name="ACE-3" table:formula="of:=SUM([.M112:.M164])" office:value-type="float" office:value="2" calcext:value-type="float">
            <text:p>2</text:p>
          </table:table-cell>
          <table:table-cell table:style-name="ACE-3" table:formula="of:=SUM([.N112:.N164])" office:value-type="float" office:value="1" calcext:value-type="float">
            <text:p>1</text:p>
          </table:table-cell>
          <table:table-cell table:style-name="ACE-3" table:formula="of:=SUM([.O112:.O164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44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6회후무료입장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70" calcext:value-type="float">
            <text:p>670</text:p>
          </table:table-cell>
          <table:table-cell table:style-name="ACE-7" table:formula="of:=[.F2]" office:value-type="float" office:value="669" calcext:value-type="float">
            <text:p>669</text:p>
          </table:table-cell>
          <table:table-cell table:style-name="ACE-7" table:formula="of:=[.G2]" office:value-type="float" office:value="668" calcext:value-type="float">
            <text:p>668</text:p>
          </table:table-cell>
          <table:table-cell table:style-name="ACE-7" table:formula="of:=[.H2]" office:value-type="float" office:value="667" calcext:value-type="float">
            <text:p>667</text:p>
          </table:table-cell>
          <table:table-cell table:style-name="ACE-7" table:formula="of:=[.I2]" office:value-type="float" office:value="666" calcext:value-type="float">
            <text:p>666</text:p>
          </table:table-cell>
          <table:table-cell table:style-name="ACE-7" table:formula="of:=[.J2]" office:value-type="float" office:value="665" calcext:value-type="float">
            <text:p>665</text:p>
          </table:table-cell>
          <table:table-cell table:style-name="ACE-7" table:formula="of:=[.K2]" office:value-type="float" office:value="664" calcext:value-type="float">
            <text:p>664</text:p>
          </table:table-cell>
          <table:table-cell table:style-name="ACE-7" table:formula="of:=[.L2]" office:value-type="float" office:value="663" calcext:value-type="float">
            <text:p>663</text:p>
          </table:table-cell>
          <table:table-cell table:style-name="ACE-7" table:formula="of:=[.M2]" office:value-type="float" office:value="662" calcext:value-type="float">
            <text:p>662</text:p>
          </table:table-cell>
          <table:table-cell table:style-name="ACE-7" table:formula="of:=[.N2]" office:value-type="float" office:value="661" calcext:value-type="float">
            <text:p>661</text:p>
          </table:table-cell>
          <table:table-cell table:style-name="ACE-7" table:formula="of:=[.O2]" office:value-type="float" office:value="660" calcext:value-type="float">
            <text:p>660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사유</text:p>
          </table:table-cell>
          <table:table-cell table:style-name="ACE-7" office:value-type="string" calcext:value-type="string">
            <text:p>2019총6회</text:p>
          </table:table-cell>
          <table:table-cell table:style-name="ce26" table:formula="of:=[.E3]" office:value-type="date" office:date-value="2019-03-15" calcext:value-type="date">
            <text:p>3/15</text:p>
          </table:table-cell>
          <table:table-cell table:style-name="ce26" table:formula="of:=[.F3]" office:value-type="date" office:date-value="2019-03-08" calcext:value-type="date">
            <text:p>3/8</text:p>
          </table:table-cell>
          <table:table-cell table:style-name="ce26" table:formula="of:=[.G3]" office:value-type="date" office:date-value="2019-03-01" calcext:value-type="date">
            <text:p>3/1</text:p>
          </table:table-cell>
          <table:table-cell table:style-name="ce26" table:formula="of:=[.H3]" office:value-type="date" office:date-value="2019-02-22" calcext:value-type="date">
            <text:p>2/22</text:p>
          </table:table-cell>
          <table:table-cell table:style-name="ce26" table:formula="of:=[.I3]" office:value-type="date" office:date-value="2019-02-15" calcext:value-type="date">
            <text:p>2/15</text:p>
          </table:table-cell>
          <table:table-cell table:style-name="ce26" table:formula="of:=[.J3]" office:value-type="date" office:date-value="2019-02-08" calcext:value-type="date">
            <text:p>2/8</text:p>
          </table:table-cell>
          <table:table-cell table:style-name="ACE-30" table:formula="of:=[.K3]" office:value-type="date" office:date-value="2019-02-01" calcext:value-type="date">
            <text:p>2/1</text:p>
          </table:table-cell>
          <table:table-cell table:style-name="ACE-30" table:formula="of:=[.L3]" office:value-type="date" office:date-value="2019-01-25" calcext:value-type="date">
            <text:p>1/25</text:p>
          </table:table-cell>
          <table:table-cell table:style-name="ACE-30" table:formula="of:=[.M3]" office:value-type="date" office:date-value="2019-01-18" calcext:value-type="date">
            <text:p>1/18</text:p>
          </table:table-cell>
          <table:table-cell table:style-name="ACE-30" table:formula="of:=[.N3]" office:value-type="date" office:date-value="2019-01-11" calcext:value-type="date">
            <text:p>1/11</text:p>
          </table:table-cell>
          <table:table-cell table:style-name="ACE-30" table:formula="of:=[.O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78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루시아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 office:value-type="string" calcext:value-type="string">
            <text:p>찰스홍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 office:value-type="string" calcext:value-type="string">
            <text:p>조나단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 office:value-type="string" calcext:value-type="string">
            <text:p>콜롬보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 office:value-type="string" calcext:value-type="string">
            <text:p>현지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 office:value-type="string" calcext:value-type="string">
            <text:p>Jazz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25" calcext:value-type="float">
            <text:p>25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26" calcext:value-type="float">
            <text:p>26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27" calcext:value-type="float">
            <text:p>27</text:p>
          </table:table-cell>
          <table:table-cell table:style-name="ACE-6" office:value-type="string" calcext:value-type="string">
            <text:p>라이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28" calcext:value-type="float">
            <text:p>28</text:p>
          </table:table-cell>
          <table:table-cell table:style-name="ACE-6" office:value-type="string" calcext:value-type="string">
            <text:p>수수2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29" calcext:value-type="float">
            <text:p>29</text:p>
          </table:table-cell>
          <table:table-cell table:style-name="ACE-6" office:value-type="string" calcext:value-type="string">
            <text:p>써니강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30" calcext:value-type="float">
            <text:p>30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31" calcext:value-type="float">
            <text:p>31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32" calcext:value-type="float">
            <text:p>32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33" calcext:value-type="float">
            <text:p>33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34" calcext:value-type="float">
            <text:p>34</text:p>
          </table:table-cell>
          <table:table-cell table:style-name="ACE-6" office:value-type="string" calcext:value-type="string">
            <text:p>춤추는짱가</text:p>
          </table:table-cell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35" calcext:value-type="float">
            <text:p>35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36" calcext:value-type="float">
            <text:p>36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37" calcext:value-type="float">
            <text:p>37</text:p>
          </table:table-cell>
          <table:table-cell table:style-name="ACE-6" office:value-type="string" calcext:value-type="string">
            <text:p>히비스</text:p>
          </table:table-cell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38" calcext:value-type="float">
            <text:p>38</text:p>
          </table:table-cell>
          <table:table-cell table:style-name="ACE-6" office:value-type="string" calcext:value-type="string">
            <text:p>로이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number-columns-repeated="1009"/>
        </table:table-row>
        <table:table-row table:style-name="ro2">
          <table:table-cell table:style-name="ACE-7" office:value-type="float" office:value="39" calcext:value-type="float">
            <text:p>39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40" calcext:value-type="float">
            <text:p>40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41" calcext:value-type="float">
            <text:p>41</text:p>
          </table:table-cell>
          <table:table-cell table:style-name="ACE-6" office:value-type="string" calcext:value-type="string">
            <text:p>채송화</text:p>
          </table:table-cell>
          <table:table-cell table:style-name="ACE-7" table:number-columns-repeated="12"/>
          <table:table-cell table:style-name="ACE-7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7" office:value-type="float" office:value="42" calcext:value-type="float">
            <text:p>42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43" calcext:value-type="float">
            <text:p>43</text:p>
          </table:table-cell>
          <table:table-cell table:style-name="ACE-6" office:value-type="string" calcext:value-type="string">
            <text:p>엘르</text:p>
          </table:table-cell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44" calcext:value-type="float">
            <text:p>44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45" calcext:value-type="float">
            <text:p>45</text:p>
          </table:table-cell>
          <table:table-cell table:style-name="ACE-6" office:value-type="string" calcext:value-type="string">
            <text:p>라프</text:p>
          </table:table-cell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46" calcext:value-type="float">
            <text:p>46</text:p>
          </table:table-cell>
          <table:table-cell table:style-name="ACE-6" office:value-type="string" calcext:value-type="string">
            <text:p>리코</text:p>
          </table:table-cell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47" calcext:value-type="float">
            <text:p>47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48" calcext:value-type="float">
            <text:p>48</text:p>
          </table:table-cell>
          <table:table-cell table:style-name="ACE-6" office:value-type="string" calcext:value-type="string">
            <text:p>화이트</text:p>
          </table:table-cell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49" calcext:value-type="float">
            <text:p>49</text:p>
          </table:table-cell>
          <table:table-cell table:style-name="ACE-6" office:value-type="string" calcext:value-type="string">
            <text:p>제인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7" office:value-type="float" office:value="50" calcext:value-type="float">
            <text:p>50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51" calcext:value-type="float">
            <text:p>51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52" calcext:value-type="float">
            <text:p>52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53" calcext:value-type="float">
            <text:p>53</text:p>
          </table:table-cell>
          <table:table-cell table:style-name="ACE-6" office:value-type="string" calcext:value-type="string">
            <text:p>리카</text:p>
          </table:table-cell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54" calcext:value-type="float">
            <text:p>54</text:p>
          </table:table-cell>
          <table:table-cell table:style-name="ACE-6" office:value-type="string" calcext:value-type="string">
            <text:p>스테이</text:p>
          </table:table-cell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55" calcext:value-type="float">
            <text:p>55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56" calcext:value-type="float">
            <text:p>56</text:p>
          </table:table-cell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57" calcext:value-type="float">
            <text:p>57</text:p>
          </table:table-cell>
          <table:table-cell table:style-name="ACE-6" office:value-type="string" calcext:value-type="string">
            <text:p>행복이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number-columns-repeated="1009"/>
        </table:table-row>
        <table:table-row table:style-name="ro2">
          <table:table-cell table:style-name="ACE-7" office:value-type="float" office:value="58" calcext:value-type="float">
            <text:p>58</text:p>
          </table:table-cell>
          <table:table-cell table:style-name="ACE-6" office:value-type="string" calcext:value-type="string">
            <text:p>모터스맨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number-columns-repeated="1009"/>
        </table:table-row>
        <table:table-row table:style-name="ro2">
          <table:table-cell table:style-name="ACE-7" office:value-type="float" office:value="59" calcext:value-type="float">
            <text:p>59</text:p>
          </table:table-cell>
          <table:table-cell table:style-name="ACE-6" office:value-type="string" calcext:value-type="string">
            <text:p>루카</text:p>
          </table:table-cell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60" calcext:value-type="float">
            <text:p>60</text:p>
          </table:table-cell>
          <table:table-cell table:style-name="ACE-6" office:value-type="string" calcext:value-type="string">
            <text:p>네오칼</text:p>
          </table:table-cell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61" calcext:value-type="float">
            <text:p>61</text:p>
          </table:table-cell>
          <table:table-cell table:style-name="ACE-6" office:value-type="string" calcext:value-type="string">
            <text:p>티나</text:p>
          </table:table-cell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7" office:value-type="float" office:value="62" calcext:value-type="float">
            <text:p>62</text:p>
          </table:table-cell>
          <table:table-cell table:style-name="ACE-6" office:value-type="string" calcext:value-type="string">
            <text:p>미쉘2</text:p>
          </table:table-cell>
          <table:table-cell table:style-name="ACE-7" table:number-columns-repeated="10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9"/>
        </table:table-row>
        <table:table-row table:style-name="ro2">
          <table:table-cell table:style-name="ACE-7" office:value-type="float" office:value="63" calcext:value-type="float">
            <text:p>63</text:p>
          </table:table-cell>
          <table:table-cell table:style-name="ACE-6" office:value-type="string" calcext:value-type="string">
            <text:p>ROY7</text:p>
          </table:table-cell>
          <table:table-cell table:style-name="ACE-7" table:number-columns-repeated="10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09"/>
        </table:table-row>
        <table:table-row table:style-name="ro2">
          <table:table-cell table:style-name="ACE-7" office:value-type="float" office:value="64" calcext:value-type="float">
            <text:p>64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 table:formula="of:=SUM([.D169:.D232])" office:value-type="float" office:value="0" calcext:value-type="float">
            <text:p>0</text:p>
          </table:table-cell>
          <table:table-cell table:style-name="ce4" table:formula="of:=SUM([.E169:.E232])" office:value-type="float" office:value="1" calcext:value-type="float">
            <text:p>1</text:p>
          </table:table-cell>
          <table:table-cell table:style-name="ce4" table:formula="of:=SUM([.F169:.F232])" office:value-type="float" office:value="0" calcext:value-type="float">
            <text:p>0</text:p>
          </table:table-cell>
          <table:table-cell table:style-name="ce4" table:formula="of:=SUM([.G169:.G232])" office:value-type="float" office:value="0" calcext:value-type="float">
            <text:p>0</text:p>
          </table:table-cell>
          <table:table-cell table:style-name="ce4" table:formula="of:=SUM([.H169:.H232])" office:value-type="float" office:value="1" calcext:value-type="float">
            <text:p>1</text:p>
          </table:table-cell>
          <table:table-cell table:style-name="ce4" table:formula="of:=SUM([.I169:.I232])" office:value-type="float" office:value="2" calcext:value-type="float">
            <text:p>2</text:p>
          </table:table-cell>
          <table:table-cell table:style-name="ce4" table:formula="of:=SUM([.J169:.J232])" office:value-type="float" office:value="0" calcext:value-type="float">
            <text:p>0</text:p>
          </table:table-cell>
          <table:table-cell table:style-name="ACE-3" table:formula="of:=SUM([.K169:.K232])" office:value-type="float" office:value="0" calcext:value-type="float">
            <text:p>0</text:p>
          </table:table-cell>
          <table:table-cell table:style-name="ACE-3" table:formula="of:=SUM([.L169:.L232])" office:value-type="float" office:value="0" calcext:value-type="float">
            <text:p>0</text:p>
          </table:table-cell>
          <table:table-cell table:style-name="ACE-3" table:formula="of:=SUM([.M169:.M232])" office:value-type="float" office:value="2" calcext:value-type="float">
            <text:p>2</text:p>
          </table:table-cell>
          <table:table-cell table:style-name="ACE-3" table:formula="of:=SUM([.N169:.N232])" office:value-type="float" office:value="0" calcext:value-type="float">
            <text:p>0</text:p>
          </table:table-cell>
          <table:table-cell table:style-name="ACE-3" table:formula="of:=SUM([.O169:.O232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44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기 타 무 료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70" calcext:value-type="float">
            <text:p>670</text:p>
          </table:table-cell>
          <table:table-cell table:style-name="ACE-7" table:formula="of:=[.F2]" office:value-type="float" office:value="669" calcext:value-type="float">
            <text:p>669</text:p>
          </table:table-cell>
          <table:table-cell table:style-name="ACE-7" table:formula="of:=[.G2]" office:value-type="float" office:value="668" calcext:value-type="float">
            <text:p>668</text:p>
          </table:table-cell>
          <table:table-cell table:style-name="ACE-7" table:formula="of:=[.H2]" office:value-type="float" office:value="667" calcext:value-type="float">
            <text:p>667</text:p>
          </table:table-cell>
          <table:table-cell table:style-name="ACE-7" table:formula="of:=[.I2]" office:value-type="float" office:value="666" calcext:value-type="float">
            <text:p>666</text:p>
          </table:table-cell>
          <table:table-cell table:style-name="ACE-7" table:formula="of:=[.J2]" office:value-type="float" office:value="665" calcext:value-type="float">
            <text:p>665</text:p>
          </table:table-cell>
          <table:table-cell table:style-name="ACE-7" table:formula="of:=[.K2]" office:value-type="float" office:value="664" calcext:value-type="float">
            <text:p>664</text:p>
          </table:table-cell>
          <table:table-cell table:style-name="ACE-7" table:formula="of:=[.L2]" office:value-type="float" office:value="663" calcext:value-type="float">
            <text:p>663</text:p>
          </table:table-cell>
          <table:table-cell table:style-name="ACE-7" table:formula="of:=[.M2]" office:value-type="float" office:value="662" calcext:value-type="float">
            <text:p>662</text:p>
          </table:table-cell>
          <table:table-cell table:style-name="ACE-7" table:formula="of:=[.N2]" office:value-type="float" office:value="661" calcext:value-type="float">
            <text:p>661</text:p>
          </table:table-cell>
          <table:table-cell table:style-name="ACE-7" table:formula="of:=[.O2]" office:value-type="float" office:value="660" calcext:value-type="float">
            <text:p>660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사유</text:p>
          </table:table-cell>
          <table:table-cell table:style-name="ACE-7" office:value-type="string" calcext:value-type="string">
            <text:p>2019합계</text:p>
          </table:table-cell>
          <table:table-cell table:style-name="ce26" table:formula="of:=[.E3]" office:value-type="date" office:date-value="2019-03-15" calcext:value-type="date">
            <text:p>3/15</text:p>
          </table:table-cell>
          <table:table-cell table:style-name="ce26" table:formula="of:=[.F3]" office:value-type="date" office:date-value="2019-03-08" calcext:value-type="date">
            <text:p>3/8</text:p>
          </table:table-cell>
          <table:table-cell table:style-name="ce26" table:formula="of:=[.G3]" office:value-type="date" office:date-value="2019-03-01" calcext:value-type="date">
            <text:p>3/1</text:p>
          </table:table-cell>
          <table:table-cell table:style-name="ce26" table:formula="of:=[.H3]" office:value-type="date" office:date-value="2019-02-22" calcext:value-type="date">
            <text:p>2/22</text:p>
          </table:table-cell>
          <table:table-cell table:style-name="ce26" table:formula="of:=[.I3]" office:value-type="date" office:date-value="2019-02-15" calcext:value-type="date">
            <text:p>2/15</text:p>
          </table:table-cell>
          <table:table-cell table:style-name="ce26" table:formula="of:=[.J3]" office:value-type="date" office:date-value="2019-02-08" calcext:value-type="date">
            <text:p>2/8</text:p>
          </table:table-cell>
          <table:table-cell table:style-name="ACE-30" table:formula="of:=[.K3]" office:value-type="date" office:date-value="2019-02-01" calcext:value-type="date">
            <text:p>2/1</text:p>
          </table:table-cell>
          <table:table-cell table:style-name="ACE-30" table:formula="of:=[.L3]" office:value-type="date" office:date-value="2019-01-25" calcext:value-type="date">
            <text:p>1/25</text:p>
          </table:table-cell>
          <table:table-cell table:style-name="ACE-30" table:formula="of:=[.M3]" office:value-type="date" office:date-value="2019-01-18" calcext:value-type="date">
            <text:p>1/18</text:p>
          </table:table-cell>
          <table:table-cell table:style-name="ACE-30" table:formula="of:=[.N3]" office:value-type="date" office:date-value="2019-01-11" calcext:value-type="date">
            <text:p>1/11</text:p>
          </table:table-cell>
          <table:table-cell table:style-name="ACE-30" table:formula="of:=[.O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78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세레나</text:p>
          </table:table-cell>
          <table:table-cell table:style-name="ACE-7" office:value-type="string" calcext:value-type="string">
            <text:p>중살1년Free T.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09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 office:value-type="string" calcext:value-type="string">
            <text:p>주당</text:p>
          </table:table-cell>
          <table:table-cell table:style-name="ACE-7" office:value-type="string" calcext:value-type="string">
            <text:p>Free T.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number-columns-repeated="1009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 office:value-type="string" calcext:value-type="string">
            <text:p>룰루</text:p>
          </table:table-cell>
          <table:table-cell table:style-name="ACE-7" office:value-type="string" calcext:value-type="string">
            <text:p>Free T.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number-columns-repeated="1009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 office:value-type="string" calcext:value-type="string">
            <text:p>욜로</text:p>
          </table:table-cell>
          <table:table-cell table:style-name="ACE-7" office:value-type="string" calcext:value-type="string">
            <text:p>Free T.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number-columns-repeated="1009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 office:value-type="string" calcext:value-type="string">
            <text:p>한준</text:p>
          </table:table-cell>
          <table:table-cell table:style-name="ACE-7" office:value-type="string" calcext:value-type="string">
            <text:p>Free T.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number-columns-repeated="1009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 office:value-type="string" calcext:value-type="string">
            <text:p>새싹</text:p>
          </table:table-cell>
          <table:table-cell table:style-name="ACE-7" office:value-type="string" calcext:value-type="string">
            <text:p>Free T.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10"/>
          <table:table-cell table:number-columns-repeated="1009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2"/>
          <table:table-cell table:number-columns-repeated="1009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2"/>
          <table:table-cell table:number-columns-repeated="1009"/>
        </table:table-row>
        <table:table-row table:style-name="ro2" table:number-rows-repeated="7">
          <table:table-cell table:style-name="ACE-7"/>
          <table:table-cell table:style-name="ACE-6"/>
          <table:table-cell table:style-name="ACE-7" table:number-columns-repeated="13"/>
          <table:table-cell table:number-columns-repeated="1009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 table:formula="of:=SUM([.D237:.D255])" office:value-type="float" office:value="0" calcext:value-type="float">
            <text:p>0</text:p>
          </table:table-cell>
          <table:table-cell table:style-name="ce4" table:formula="of:=SUM([.E237:.E255])" office:value-type="float" office:value="1" calcext:value-type="float">
            <text:p>1</text:p>
          </table:table-cell>
          <table:table-cell table:style-name="ce4" table:formula="of:=SUM([.F237:.F255])" office:value-type="float" office:value="3" calcext:value-type="float">
            <text:p>3</text:p>
          </table:table-cell>
          <table:table-cell table:style-name="ce4" table:formula="of:=SUM([.G237:.G255])" office:value-type="float" office:value="1" calcext:value-type="float">
            <text:p>1</text:p>
          </table:table-cell>
          <table:table-cell table:style-name="ce4" table:formula="of:=SUM([.H237:.H255])" office:value-type="float" office:value="0" calcext:value-type="float">
            <text:p>0</text:p>
          </table:table-cell>
          <table:table-cell table:style-name="ce4" table:formula="of:=SUM([.I237:.I255])" office:value-type="float" office:value="0" calcext:value-type="float">
            <text:p>0</text:p>
          </table:table-cell>
          <table:table-cell table:style-name="ce4" table:formula="of:=SUM([.J237:.J255])" office:value-type="float" office:value="0" calcext:value-type="float">
            <text:p>0</text:p>
          </table:table-cell>
          <table:table-cell table:style-name="ACE-3" table:formula="of:=SUM([.K237:.K255])" office:value-type="float" office:value="1" calcext:value-type="float">
            <text:p>1</text:p>
          </table:table-cell>
          <table:table-cell table:style-name="ACE-3" table:formula="of:=SUM([.L237:.L255])" office:value-type="float" office:value="0" calcext:value-type="float">
            <text:p>0</text:p>
          </table:table-cell>
          <table:table-cell table:style-name="ACE-3" table:formula="of:=SUM([.M237:.M255])" office:value-type="float" office:value="0" calcext:value-type="float">
            <text:p>0</text:p>
          </table:table-cell>
          <table:table-cell table:style-name="ACE-3" table:formula="of:=SUM([.N237:.N255])" office:value-type="float" office:value="0" calcext:value-type="float">
            <text:p>0</text:p>
          </table:table-cell>
          <table:table-cell table:style-name="ACE-3" table:formula="of:=SUM([.O237:.O255])" office:value-type="float" office:value="0" calcext:value-type="float">
            <text:p>0</text:p>
          </table:table-cell>
          <table:table-cell table:style-name="ACE-18"/>
          <table:table-cell table:style-name="ACE-25" table:number-columns-repeated="964"/>
          <table:table-cell table:number-columns-repeated="44"/>
        </table:table-row>
        <table:table-row table:style-name="ro2">
          <table:table-cell table:number-columns-repeated="1024"/>
        </table:table-row>
        <table:table-row table:style-name="ro2" table:visibility="collapse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ALLY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11"/>
          <table:table-cell table:style-name="ACE-17"/>
          <table:table-cell table:style-name="ACE-27" table:number-columns-repeated="30"/>
          <table:table-cell table:number-columns-repeated="978"/>
        </table:table-row>
        <table:table-row table:style-name="ro2" table:visibility="collapse">
          <table:table-cell table:style-name="ACE-7" table:formula="of:=[.A258]+1" office:value-type="float" office:value="2" calcext:value-type="float">
            <text:p>2</text:p>
          </table:table-cell>
          <table:table-cell table:style-name="ACE-6" office:value-type="string" calcext:value-type="string">
            <text:p>BUTA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59]+1" office:value-type="float" office:value="3" calcext:value-type="float">
            <text:p>3</text:p>
          </table:table-cell>
          <table:table-cell table:style-name="ACE-6" office:value-type="string" calcext:value-type="string">
            <text:p>CHEMI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DORiS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JAZZ</text:p>
          </table:table-cell>
          <table:table-cell table:style-name="ACE-7" table:formula="of:=SUM([.U262:.AU26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9"/>
        </table:table-row>
        <table:table-row table:style-name="ro2" table:visibility="collapse">
          <table:table-cell table:style-name="ACE-7" table:formula="of:=[.A262]+1" office:value-type="string" office:string-value="" calcext:value-type="error">
            <text:p>#REF!</text:p>
          </table:table-cell>
          <table:table-cell table:style-name="ACE-6" office:value-type="string" calcext:value-type="string">
            <text:p>JB</text:p>
          </table:table-cell>
          <table:table-cell table:style-name="ACE-7" table:formula="of:=SUM([.U263:.AU263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63]+1" office:value-type="string" office:string-value="" calcext:value-type="error">
            <text:p>#REF!</text:p>
          </table:table-cell>
          <table:table-cell table:style-name="ACE-6" office:value-type="string" calcext:value-type="string">
            <text:p>JOHN</text:p>
          </table:table-cell>
          <table:table-cell table:style-name="ACE-7" table:formula="of:=SUM([.U264:.AU264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64]+1" office:value-type="string" office:string-value="" calcext:value-type="error">
            <text:p>#REF!</text:p>
          </table:table-cell>
          <table:table-cell table:style-name="ACE-6" office:value-type="string" calcext:value-type="string">
            <text:p>KACHI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65]+1" office:value-type="string" office:string-value="" calcext:value-type="error">
            <text:p>#REF!</text:p>
          </table:table-cell>
          <table:table-cell table:style-name="ACE-6" office:value-type="string" calcext:value-type="string">
            <text:p>KONZ</text:p>
          </table:table-cell>
          <table:table-cell table:style-name="ACE-7" table:formula="of:=SUM([.U266:.AU266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66]+1" office:value-type="string" office:string-value="" calcext:value-type="error">
            <text:p>#REF!</text:p>
          </table:table-cell>
          <table:table-cell table:style-name="ACE-6" office:value-type="string" calcext:value-type="string">
            <text:p>MILKTEA48</text:p>
          </table:table-cell>
          <table:table-cell table:style-name="ACE-7" table:formula="of:=SUM([.U267:.AU267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67]+1" office:value-type="string" office:string-value="" calcext:value-type="error">
            <text:p>#REF!</text:p>
          </table:table-cell>
          <table:table-cell table:style-name="ACE-6" office:value-type="string" calcext:value-type="string">
            <text:p>RANIA</text:p>
          </table:table-cell>
          <table:table-cell table:style-name="ACE-7" table:formula="of:=SUM([.U268:.AU268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68]+1" office:value-type="string" office:string-value="" calcext:value-type="error">
            <text:p>#REF!</text:p>
          </table:table-cell>
          <table:table-cell table:style-name="ACE-6" office:value-type="string" calcext:value-type="string">
            <text:p>RAYMOND</text:p>
          </table:table-cell>
          <table:table-cell table:style-name="ACE-7" table:formula="of:=SUM([.U269:.AU269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69]+1" office:value-type="string" office:string-value="" calcext:value-type="error">
            <text:p>#REF!</text:p>
          </table:table-cell>
          <table:table-cell table:style-name="ACE-6" office:value-type="string" calcext:value-type="string">
            <text:p>SIAM</text:p>
          </table:table-cell>
          <table:table-cell table:style-name="ACE-7" table:formula="of:=SUM([.U270:.AU27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70]+1" office:value-type="string" office:string-value="" calcext:value-type="error">
            <text:p>#REF!</text:p>
          </table:table-cell>
          <table:table-cell table:style-name="ACE-6" office:value-type="string" calcext:value-type="string">
            <text:p>SPA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71]+1" office:value-type="string" office:string-value="" calcext:value-type="error">
            <text:p>#REF!</text:p>
          </table:table-cell>
          <table:table-cell table:style-name="ACE-6" office:value-type="string" calcext:value-type="string">
            <text:p>SUSAN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TONY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72]+1" office:value-type="string" office:string-value="" calcext:value-type="error">
            <text:p>#REF!</text:p>
          </table:table-cell>
          <table:table-cell table:style-name="ACE-6" office:value-type="string" calcext:value-type="string">
            <text:p>Yumi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74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2</text:p>
          </table:table-cell>
          <table:table-cell table:style-name="ACE-7" table:formula="of:=SUM([.U275:.AU275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75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네샤</text:p>
          </table:table-cell>
          <table:table-cell table:style-name="ACE-7" table:formula="of:=SUM([.U276:.AU276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76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77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디즈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78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루</text:p>
          </table:table-cell>
          <table:table-cell table:style-name="ACE-7" table:formula="of:=SUM([.U279:.AU279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79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이더</text:p>
          </table:table-cell>
          <table:table-cell table:style-name="ACE-7" table:formula="of:=SUM([.U280:.AU280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80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을이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81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을향연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82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인</text:p>
          </table:table-cell>
          <table:table-cell table:style-name="ACE-7" table:formula="of:=SUM([.U283:.AU283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83]+1" office:value-type="string" office:string-value="" calcext:value-type="error">
            <text:p>#REF!</text:p>
          </table:table-cell>
          <table:table-cell table:style-name="ACE-6" office:value-type="string" calcext:value-type="string">
            <text:p>간지</text:p>
          </table:table-cell>
          <table:table-cell table:style-name="ACE-7" table:formula="of:=SUM([.U284:.AU284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84]+1" office:value-type="string" office:string-value="" calcext:value-type="error">
            <text:p>#REF!</text:p>
          </table:table-cell>
          <table:table-cell table:style-name="ACE-6" office:value-type="string" calcext:value-type="string">
            <text:p>강바람</text:p>
          </table:table-cell>
          <table:table-cell table:style-name="ACE-7" table:formula="of:=SUM([.U285:.AU28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85]+1" office:value-type="string" office:string-value="" calcext:value-type="error">
            <text:p>#REF!</text:p>
          </table:table-cell>
          <table:table-cell table:style-name="ACE-6" office:value-type="string" calcext:value-type="string">
            <text:p>강훈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86]+1" office:value-type="string" office:string-value="" calcext:value-type="error">
            <text:p>#REF!</text:p>
          </table:table-cell>
          <table:table-cell table:style-name="ACE-6" office:value-type="string" calcext:value-type="string">
            <text:p>걸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87]+1" office:value-type="string" office:string-value="" calcext:value-type="error">
            <text:p>#REF!</text:p>
          </table:table-cell>
          <table:table-cell table:style-name="ACE-6" office:value-type="string" calcext:value-type="string">
            <text:p>검푸</text:p>
          </table:table-cell>
          <table:table-cell table:style-name="ACE-7" table:formula="of:=SUM([.U288:.AU288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88]+1" office:value-type="string" office:string-value="" calcext:value-type="error">
            <text:p>#REF!</text:p>
          </table:table-cell>
          <table:table-cell table:style-name="ACE-6" office:value-type="string" calcext:value-type="string">
            <text:p>겐지</text:p>
          </table:table-cell>
          <table:table-cell table:style-name="ACE-7" table:formula="of:=SUM([.U289:.AU289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89]+1" office:value-type="string" office:string-value="" calcext:value-type="error">
            <text:p>#REF!</text:p>
          </table:table-cell>
          <table:table-cell table:style-name="ACE-6" office:value-type="string" calcext:value-type="string">
            <text:p>겐지지인</text:p>
          </table:table-cell>
          <table:table-cell table:style-name="ACE-7" table:formula="of:=SUM([.U290:.AU290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90]+1" office:value-type="string" office:string-value="" calcext:value-type="error">
            <text:p>#REF!</text:p>
          </table:table-cell>
          <table:table-cell table:style-name="ACE-6" office:value-type="string" calcext:value-type="string">
            <text:p>겨울사과</text:p>
          </table:table-cell>
          <table:table-cell table:style-name="ACE-7" table:formula="of:=SUM([.U291:.AU291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91]+1" office:value-type="string" office:string-value="" calcext:value-type="error">
            <text:p>#REF!</text:p>
          </table:table-cell>
          <table:table-cell table:style-name="ACE-6" office:value-type="string" calcext:value-type="string">
            <text:p>경숙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92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구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93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객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94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바우</text:p>
          </table:table-cell>
          <table:table-cell table:style-name="ACE-7" table:formula="of:=SUM([.U295:.AU295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95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아라</text:p>
          </table:table-cell>
          <table:table-cell table:style-name="ACE-7" table:formula="of:=SUM([.U296:.AU29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96]+1" office:value-type="string" office:string-value="" calcext:value-type="error">
            <text:p>#REF!</text:p>
          </table:table-cell>
          <table:table-cell table:style-name="ACE-6" office:value-type="string" calcext:value-type="string">
            <text:p>골드퀸</text:p>
          </table:table-cell>
          <table:table-cell table:style-name="ACE-7" table:formula="of:=SUM([.U297:.AU297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office:value-type="string" calcext:value-type="string">
            <text:p>???</text:p>
          </table:table-cell>
          <table:table-cell table:number-columns-repeated="1008"/>
        </table:table-row>
        <table:table-row table:style-name="ro2" table:visibility="collapse">
          <table:table-cell table:style-name="ACE-7" table:formula="of:=[.A297]+1" office:value-type="string" office:string-value="" calcext:value-type="error">
            <text:p>#REF!</text:p>
          </table:table-cell>
          <table:table-cell table:style-name="ACE-6" office:value-type="string" calcext:value-type="string">
            <text:p>굿가이</text:p>
          </table:table-cell>
          <table:table-cell table:style-name="ACE-7" table:formula="of:=SUM([.U298:.AU29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98]+1" office:value-type="string" office:string-value="" calcext:value-type="error">
            <text:p>#REF!</text:p>
          </table:table-cell>
          <table:table-cell table:style-name="ACE-6" office:value-type="string" calcext:value-type="string">
            <text:p>굿데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299]+1" office:value-type="string" office:string-value="" calcext:value-type="error">
            <text:p>#REF!</text:p>
          </table:table-cell>
          <table:table-cell table:style-name="ACE-6" office:value-type="string" calcext:value-type="string">
            <text:p>권성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00]+1" office:value-type="string" office:string-value="" calcext:value-type="error">
            <text:p>#REF!</text:p>
          </table:table-cell>
          <table:table-cell table:style-name="ACE-6" office:value-type="string" calcext:value-type="string">
            <text:p>권쭈니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3" table:visibility="collapse">
          <table:table-cell table:style-name="ACE-7" table:formula="of:=[.A301]+1" office:value-type="string" office:string-value="" calcext:value-type="error">
            <text:p>#REF!</text:p>
          </table:table-cell>
          <table:table-cell table:style-name="ACE-6" office:value-type="string" calcext:value-type="string">
            <text:p>귀로</text:p>
          </table:table-cell>
          <table:table-cell table:style-name="ACE-7"/>
          <table:table-cell table:style-name="ce22" office:value-type="float" office:value="5" calcext:value-type="float">
            <text:p>5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02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레이스</text:p>
          </table:table-cell>
          <table:table-cell table:style-name="ACE-7" table:formula="of:=SUM([.U303:.AU303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03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리니찌</text:p>
          </table:table-cell>
          <table:table-cell table:style-name="ACE-7" table:formula="of:=SUM([.U304:.AU304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04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리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05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린티</text:p>
          </table:table-cell>
          <table:table-cell table:style-name="ACE-7" table:formula="of:=SUM([.U306:.AU306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06]+1" office:value-type="string" office:string-value="" calcext:value-type="error">
            <text:p>#REF!</text:p>
          </table:table-cell>
          <table:table-cell table:style-name="ACE-6" office:value-type="string" calcext:value-type="string">
            <text:p>글라라</text:p>
          </table:table-cell>
          <table:table-cell table:style-name="ACE-7" table:formula="of:=SUM([.U307:.AU307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07]+1" office:value-type="string" office:string-value="" calcext:value-type="error">
            <text:p>#REF!</text:p>
          </table:table-cell>
          <table:table-cell table:style-name="ACE-6" office:value-type="string" calcext:value-type="string">
            <text:p>기팔</text:p>
          </table:table-cell>
          <table:table-cell table:style-name="ACE-7" table:formula="of:=SUM([.U308:.AU30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기쁨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08]+1" office:value-type="string" office:string-value="" calcext:value-type="error">
            <text:p>#REF!</text:p>
          </table:table-cell>
          <table:table-cell table:style-name="ACE-6" office:value-type="string" calcext:value-type="string">
            <text:p>김소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10]+1" office:value-type="string" office:string-value="" calcext:value-type="error">
            <text:p>#REF!</text:p>
          </table:table-cell>
          <table:table-cell table:style-name="ACE-6" office:value-type="string" calcext:value-type="string">
            <text:p>까르르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11]+1" office:value-type="string" office:string-value="" calcext:value-type="error">
            <text:p>#REF!</text:p>
          </table:table-cell>
          <table:table-cell table:style-name="ACE-6" office:value-type="string" calcext:value-type="string">
            <text:p>까치2</text:p>
          </table:table-cell>
          <table:table-cell table:style-name="ACE-7" table:formula="of:=SUM([.U312:.AU312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12]+1" office:value-type="string" office:string-value="" calcext:value-type="error">
            <text:p>#REF!</text:p>
          </table:table-cell>
          <table:table-cell table:style-name="ACE-6" office:value-type="string" calcext:value-type="string">
            <text:p>깜찍이짱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13]+1" office:value-type="string" office:string-value="" calcext:value-type="error">
            <text:p>#REF!</text:p>
          </table:table-cell>
          <table:table-cell table:style-name="ACE-6" office:value-type="string" calcext:value-type="string">
            <text:p>꽃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14]+1" office:value-type="string" office:string-value="" calcext:value-type="error">
            <text:p>#REF!</text:p>
          </table:table-cell>
          <table:table-cell table:style-name="ACE-6" office:value-type="string" calcext:value-type="string">
            <text:p>꾼스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15]+1" office:value-type="string" office:string-value="" calcext:value-type="error">
            <text:p>#REF!</text:p>
          </table:table-cell>
          <table:table-cell table:style-name="ACE-6" office:value-type="string" calcext:value-type="string">
            <text:p>꿈신</text:p>
          </table:table-cell>
          <table:table-cell table:style-name="ACE-7" table:formula="of:=SUM([.U316:.AU316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끌로에</text:p>
          </table:table-cell>
          <table:table-cell table:style-name="ACE-7" table:formula="of:=SUM([.U317:.AU317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그네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18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로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19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르샤</text:p>
          </table:table-cell>
          <table:table-cell table:style-name="ACE-7" table:formula="of:=SUM([.U320:.AU3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20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린</text:p>
          </table:table-cell>
          <table:table-cell table:style-name="ACE-7" table:formula="of:=SUM([.U321:.AU32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9"/>
        </table:table-row>
        <table:table-row table:style-name="ro2" table:visibility="collapse">
          <table:table-cell table:style-name="ACE-7" table:formula="of:=[.A321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무</text:p>
          </table:table-cell>
          <table:table-cell table:style-name="ACE-7" table:formula="of:=SUM([.U323:.AU323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무향기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방</text:p>
          </table:table-cell>
          <table:table-cell table:style-name="ACE-7" table:formula="of:=SUM([.U325:.AU325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비</text:p>
          </table:table-cell>
          <table:table-cell table:style-name="ACE-7" table:formula="of:=SUM([.U326:.AU32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비잠</text:p>
          </table:table-cell>
          <table:table-cell table:style-name="ACE-7" table:formula="of:=SUM([.U327:.AU32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27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28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이뽀</text:p>
          </table:table-cell>
          <table:table-cell table:style-name="ACE-7" table:formula="of:=SUM([.U329:.AU32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이쑤필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난다살로</text:p>
          </table:table-cell>
          <table:table-cell table:style-name="ACE-7" table:formula="of:=SUM([.U331:.AU331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31]+1" office:value-type="string" office:string-value="" calcext:value-type="error">
            <text:p>#REF!</text:p>
          </table:table-cell>
          <table:table-cell table:style-name="ACE-6" office:value-type="string" calcext:value-type="string">
            <text:p>남쓰</text:p>
          </table:table-cell>
          <table:table-cell table:style-name="ACE-7" table:formula="of:=SUM([.U332:.AU332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널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33]+1" office:value-type="string" office:string-value="" calcext:value-type="error">
            <text:p>#REF!</text:p>
          </table:table-cell>
          <table:table-cell table:style-name="ACE-6" office:value-type="string" calcext:value-type="string">
            <text:p>네바다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네이</text:p>
          </table:table-cell>
          <table:table-cell table:style-name="ACE-7" table:formula="of:=SUM([.U335:.AU335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35]+1" office:value-type="string" office:string-value="" calcext:value-type="error">
            <text:p>#REF!</text:p>
          </table:table-cell>
          <table:table-cell table:style-name="ACE-6" office:value-type="string" calcext:value-type="string">
            <text:p>노을향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오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콜(AJM)</text:p>
          </table:table-cell>
          <table:table-cell table:style-name="ACE-7" table:formula="of:=SUM([.U338:.AU338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38]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니엘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롱</text:p>
          </table:table-cell>
          <table:table-cell table:style-name="ACE-7" table:formula="of:=SUM([.U341:.AU34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42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빈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43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야</text:p>
          </table:table-cell>
          <table:table-cell table:style-name="ACE-7" table:formula="of:=SUM([.U344:.AU344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원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3" table:visibility="collapse">
          <table:table-cell table:style-name="ACE-7" table:formula="of:=[.A3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이아</text:p>
          </table:table-cell>
          <table:table-cell table:style-name="ACE-7" table:formula="of:=SUM([.U346:.AU346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마고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단비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49]+1" office:value-type="string" office:string-value="" calcext:value-type="error">
            <text:p>#REF!</text:p>
          </table:table-cell>
          <table:table-cell table:style-name="ACE-6" office:value-type="string" calcext:value-type="string">
            <text:p>달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50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3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마도</text:p>
          </table:table-cell>
          <table:table-cell table:style-name="ACE-7" table:formula="of:=SUM([.U352:.AU352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박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댄</text:p>
          </table:table-cell>
          <table:table-cell table:style-name="ACE-7" table:formula="of:=SUM([.U354:.AU354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댄사</text:p>
          </table:table-cell>
          <table:table-cell table:style-name="ACE-7" table:formula="of:=SUM([.U355:.AU355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더원</text:p>
          </table:table-cell>
          <table:table-cell table:style-name="ACE-7" table:formula="of:=SUM([.U356:.AU356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던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57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니스</text:p>
          </table:table-cell>
          <table:table-cell table:style-name="ACE-7" table:formula="of:=SUM([.U358:.AU358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데보라</text:p>
          </table:table-cell>
          <table:table-cell table:style-name="ACE-7" table:formula="of:=SUM([.U359:.AU359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이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도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61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도</text:p>
          </table:table-cell>
          <table:table-cell table:style-name="ACE-7" table:formula="of:=SUM([.U363:.AU363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로시</text:p>
          </table:table-cell>
          <table:table-cell table:style-name="ACE-7" table:formula="of:=SUM([.U364:.AU364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산</text:p>
          </table:table-cell>
          <table:table-cell table:style-name="ACE-7" table:formula="of:=SUM([.U365:.AU365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65]+1" office:value-type="string" office:string-value="" calcext:value-type="error">
            <text:p>#REF!</text:p>
          </table:table-cell>
          <table:table-cell table:style-name="ACE-6" office:value-type="string" calcext:value-type="string">
            <text:p>돌맹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66]+1" office:value-type="string" office:string-value="" calcext:value-type="error">
            <text:p>#REF!</text:p>
          </table:table-cell>
          <table:table-cell table:style-name="ACE-6" office:value-type="string" calcext:value-type="string">
            <text:p>돌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동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동심이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꺼비</text:p>
          </table:table-cell>
          <table:table-cell table:style-name="ACE-7" table:formula="of:=SUM([.U370:.AU370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둥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둥실</text:p>
          </table:table-cell>
          <table:table-cell table:style-name="ACE-7" table:formula="of:=SUM([.U372:.AU372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마게티</text:p>
          </table:table-cell>
          <table:table-cell table:style-name="ACE-7" table:formula="of:=SUM([.U373:.AU373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우</text:p>
          </table:table-cell>
          <table:table-cell table:style-name="ACE-7" table:formula="of:=SUM([.U374:.AU374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74]+1" office:value-type="string" office:string-value="" calcext:value-type="error">
            <text:p>#REF!</text:p>
          </table:table-cell>
          <table:table-cell table:style-name="ACE-6" office:value-type="string" calcext:value-type="string">
            <text:p>듀앳</text:p>
          </table:table-cell>
          <table:table-cell table:style-name="ACE-7" table:formula="of:=SUM([.U375:.AU375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75]+1" office:value-type="string" office:string-value="" calcext:value-type="error">
            <text:p>#REF!</text:p>
          </table:table-cell>
          <table:table-cell table:style-name="ACE-6" office:value-type="string" calcext:value-type="string">
            <text:p>드리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76]+1" office:value-type="string" office:string-value="" calcext:value-type="error">
            <text:p>#REF!</text:p>
          </table:table-cell>
          <table:table-cell table:style-name="ACE-6" office:value-type="string" calcext:value-type="string">
            <text:p>드림</text:p>
          </table:table-cell>
          <table:table-cell table:style-name="ACE-7" table:formula="of:=SUM([.U377:.AU377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77]+1" office:value-type="string" office:string-value="" calcext:value-type="error">
            <text:p>#REF!</text:p>
          </table:table-cell>
          <table:table-cell table:style-name="ACE-6" office:value-type="string" calcext:value-type="string">
            <text:p>들바람</text:p>
          </table:table-cell>
          <table:table-cell table:style-name="ACE-7" table:formula="of:=SUM([.U378:.AU378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디앤강</text:p>
          </table:table-cell>
          <table:table-cell table:style-name="ACE-7" table:formula="of:=SUM([.U379:.AU37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딤썬</text:p>
          </table:table-cell>
          <table:table-cell table:style-name="ACE-7" table:formula="of:=SUM([.U380:.AU380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딸기</text:p>
          </table:table-cell>
          <table:table-cell table:style-name="ACE-7" table:formula="of:=SUM([.U381:.AU38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땅콩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땐써99</text:p>
          </table:table-cell>
          <table:table-cell table:style-name="ACE-7" table:formula="of:=SUM([.U383:.AU383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83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384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디칼</text:p>
          </table:table-cell>
          <table:table-cell table:style-name="ACE-7" table:formula="of:=SUM([.U385:.AU385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85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떼</text:p>
          </table:table-cell>
          <table:table-cell table:style-name="ACE-7" table:formula="of:=SUM([.U386:.AU38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라떼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라미정</text:p>
          </table:table-cell>
          <table:table-cell table:style-name="ACE-7" table:formula="of:=SUM([.U388:.AU388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미</text:p>
          </table:table-cell>
          <table:table-cell table:style-name="ACE-7" table:formula="of:=SUM([.U389:.AU389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베</text:p>
          </table:table-cell>
          <table:table-cell table:style-name="ACE-7" table:formula="of:=SUM([.U390:.AU390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스</text:p>
          </table:table-cell>
          <table:table-cell table:style-name="ACE-7" table:formula="of:=SUM([.U391:.AU391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엘</text:p>
          </table:table-cell>
          <table:table-cell table:style-name="ACE-7" table:formula="of:=SUM([.U392:.AU39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오</text:p>
          </table:table-cell>
          <table:table-cell table:style-name="ACE-7" table:formula="of:=SUM([.U393:.AU393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</text:p>
          </table:table-cell>
          <table:table-cell table:style-name="ACE-7" table:formula="of:=SUM([.U394:.AU394])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일라</text:p>
          </table:table-cell>
          <table:table-cell table:style-name="ACE-7" table:formula="of:=SUM([.U398:.AU398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98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파엘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399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프</text:p>
          </table:table-cell>
          <table:table-cell table:style-name="ACE-7" table:formula="of:=SUM([.U400:.AU400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400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희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러블리꼬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401]+1" office:value-type="string" office:string-value="" calcext:value-type="error">
            <text:p>#REF!</text:p>
          </table:table-cell>
          <table:table-cell table:style-name="ACE-6" office:value-type="string" calcext:value-type="string">
            <text:p>럭비공</text:p>
          </table:table-cell>
          <table:table-cell table:style-name="ACE-7" table:formula="of:=SUM([.U403:.AU40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래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04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드열이</text:p>
          </table:table-cell>
          <table:table-cell table:style-name="ACE-7" table:formula="of:=SUM([.U405:.AU405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05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리삐</text:p>
          </table:table-cell>
          <table:table-cell table:style-name="ACE-7" table:formula="of:=SUM([.U406:.AU406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06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미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07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스</text:p>
          </table:table-cell>
          <table:table-cell table:style-name="ACE-7" table:formula="of:=SUM([.U408:.AU408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08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이</text:p>
          </table:table-cell>
          <table:table-cell table:style-name="ACE-7" table:formula="of:=SUM([.U409:.AU409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09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이첼</text:p>
          </table:table-cell>
          <table:table-cell table:style-name="ACE-7" table:formula="of:=SUM([.U410:.AU410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레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410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인맨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12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인보우</text:p>
          </table:table-cell>
          <table:table-cell table:style-name="ACE-7" table:formula="of:=SUM([.U413:.AU41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13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14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도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15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라</text:p>
          </table:table-cell>
          <table:table-cell table:style-name="ACE-7" table:formula="of:=SUM([.U416:.AU416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망</text:p>
          </table:table-cell>
          <table:table-cell table:style-name="ACE-7" table:formula="of:=SUM([.U418:.AU418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18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베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19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사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20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스</text:p>
          </table:table-cell>
          <table:table-cell table:style-name="ACE-7" table:formula="of:=SUM([.U421:.AU421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ROY7</text:p>
          </table:table-cell>
          <table:table-cell table:style-name="ACE-7"/>
          <table:table-cell table:style-name="ce22" office:value-type="float" office:value="6" calcext:value-type="float">
            <text:p>6</text:p>
          </table:table-cell>
          <table:table-cell table:style-name="ce22" table:number-columns-repeated="5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4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즈메리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즈버드</text:p>
          </table:table-cell>
          <table:table-cell table:style-name="ACE-7" table:formula="of:=SUM([.U424:.AU424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롤렉스</text:p>
          </table:table-cell>
          <table:table-cell table:style-name="ACE-7" table:formula="of:=SUM([.U426:.AU42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롤리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27]+1" office:value-type="string" office:string-value="" calcext:value-type="error">
            <text:p>#REF!</text:p>
          </table:table-cell>
          <table:table-cell table:style-name="ACE-6" office:value-type="string" calcext:value-type="string">
            <text:p>롱이</text:p>
          </table:table-cell>
          <table:table-cell table:style-name="ACE-7" table:formula="of:=SUM([.U428:.AU428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나영</text:p>
          </table:table-cell>
          <table:table-cell table:style-name="ACE-7" table:formula="of:=SUM([.U429:.AU429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4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비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31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이</text:p>
          </table:table-cell>
          <table:table-cell table:style-name="ACE-7" table:formula="of:=SUM([.U433:.AU433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33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34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35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카</text:p>
          </table:table-cell>
          <table:table-cell table:style-name="ACE-7" table:formula="of:=SUM([.U436:.AU43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36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틴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피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38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39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즈</text:p>
          </table:table-cell>
          <table:table-cell table:style-name="ACE-7" table:formula="of:=SUM([.U440:.AU44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마</text:p>
          </table:table-cell>
          <table:table-cell table:style-name="ACE-7" table:formula="of:=SUM([.P442:.S442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42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미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43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사</text:p>
          </table:table-cell>
          <table:table-cell table:style-name="ACE-7" table:formula="of:=SUM([.P444:.S444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스</text:p>
          </table:table-cell>
          <table:table-cell table:style-name="ACE-7" table:formula="of:=SUM([.P445:.S445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아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야</text:p>
          </table:table-cell>
          <table:table-cell table:style-name="ACE-7" table:formula="of:=SUM([.P448:.S448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리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449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진</text:p>
          </table:table-cell>
          <table:table-cell table:style-name="ACE-7" table:formula="of:=SUM([.P451:.S45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차드</text:p>
          </table:table-cell>
          <table:table-cell table:style-name="ACE-7" table:formula="of:=SUM([.P452:.S452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카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4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코</text:p>
          </table:table-cell>
          <table:table-cell table:style-name="ACE-7" table:formula="of:=SUM([.P454:.S4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타</text:p>
          </table:table-cell>
          <table:table-cell table:style-name="ACE-7" table:formula="of:=SUM([.P455:.S455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office:value-type="string" calcext:value-type="string">
            <text:p>살사로망</text:p>
          </table:table-cell>
          <table:table-cell table:number-columns-repeated="1008"/>
        </table:table-row>
        <table:table-row table:style-name="ro2" table:visibility="collapse">
          <table:table-cell table:style-name="ACE-7" table:formula="of:=[.A4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티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57]+1" office:value-type="string" office:string-value="" calcext:value-type="error">
            <text:p>#REF!</text:p>
          </table:table-cell>
          <table:table-cell table:style-name="ACE-6" office:value-type="string" calcext:value-type="string">
            <text:p>린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58]+1" office:value-type="string" office:string-value="" calcext:value-type="error">
            <text:p>#REF!</text:p>
          </table:table-cell>
          <table:table-cell table:style-name="ACE-6" office:value-type="string" calcext:value-type="string">
            <text:p>릴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4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링컨</text:p>
          </table:table-cell>
          <table:table-cell table:style-name="ACE-7" table:formula="of:=SUM([.P460:.S460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가렛</text:p>
          </table:table-cell>
          <table:table-cell table:style-name="ACE-7" table:formula="of:=SUM([.P461:.S461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61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고</text:p>
          </table:table-cell>
          <table:table-cell table:style-name="ACE-7" table:formula="of:=SUM([.P462:.S462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르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65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안</text:p>
          </table:table-cell>
          <table:table-cell table:style-name="ACE-7" table:formula="of:=SUM([.U466:.AU466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66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67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린걸</text:p>
          </table:table-cell>
          <table:table-cell table:style-name="ACE-7" table:formula="of:=SUM([.U468:.AU468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린스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이크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이클2</text:p>
          </table:table-cell>
          <table:table-cell table:style-name="ACE-7" table:formula="of:=SUM([.U472:.AU47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타리</text:p>
          </table:table-cell>
          <table:table-cell table:style-name="ACE-7" table:formula="of:=SUM([.U474:.AU47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마틸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74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틴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76]+1" office:value-type="string" office:string-value="" calcext:value-type="error">
            <text:p>#REF!</text:p>
          </table:table-cell>
          <table:table-cell table:style-name="ACE-6" office:value-type="string" calcext:value-type="string">
            <text:p>말리지마</text:p>
          </table:table-cell>
          <table:table-cell table:style-name="ACE-7" table:formula="of:=SUM([.U477:.AU47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77]+1" office:value-type="string" office:string-value="" calcext:value-type="error">
            <text:p>#REF!</text:p>
          </table:table-cell>
          <table:table-cell table:style-name="ACE-6" office:value-type="string" calcext:value-type="string">
            <text:p>맘비</text:p>
          </table:table-cell>
          <table:table-cell table:style-name="ACE-7" table:formula="of:=SUM([.U478:.AU478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망고</text:p>
          </table:table-cell>
          <table:table-cell table:style-name="ACE-7" table:formula="of:=SUM([.U479:.AU479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매드애플</text:p>
          </table:table-cell>
          <table:table-cell table:style-name="ACE-7" table:formula="of:=SUM([.U480:.AU48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정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머큐리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머털</text:p>
          </table:table-cell>
          <table:table-cell table:style-name="ACE-7" table:formula="of:=SUM([.U483:.AU483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83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진인생</text:p>
          </table:table-cell>
          <table:table-cell table:style-name="ACE-7" table:formula="of:=SUM([.U484:.AU48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84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진찰스</text:p>
          </table:table-cell>
          <table:table-cell table:style-name="ACE-7" table:formula="of:=SUM([.U485:.AU485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85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찐걸</text:p>
          </table:table-cell>
          <table:table-cell table:style-name="ACE-7" table:formula="of:=SUM([.U486:.AU486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86]+1" office:value-type="string" office:string-value="" calcext:value-type="error">
            <text:p>#REF!</text:p>
          </table:table-cell>
          <table:table-cell table:style-name="ACE-6" office:value-type="string" calcext:value-type="string">
            <text:p>명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87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가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88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기</text:p>
          </table:table-cell>
          <table:table-cell table:style-name="ACE-7" table:formula="of:=SUM([.U489:.AU489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미5</text:p>
          </table:table-cell>
          <table:table-cell table:style-name="ACE-7" table:formula="of:=SUM([.U490:.AU490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이플</text:p>
          </table:table-cell>
          <table:table-cell table:style-name="ACE-7" table:formula="of:=SUM([.U491:.AU491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인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텔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멜라니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분당)</text:p>
          </table:table-cell>
          <table:table-cell table:style-name="ACE-7" table:formula="of:=SUM([.U496:.AU496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강남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압구정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498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8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란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00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모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01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스</text:p>
          </table:table-cell>
          <table:table-cell table:style-name="ACE-7" table:formula="of:=SUM([.U502:.AU502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02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스크바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03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카</text:p>
          </table:table-cell>
          <table:table-cell table:style-name="ACE-7" table:formula="of:=SUM([.U504:.AU504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04]+1" office:value-type="string" office:string-value="" calcext:value-type="error">
            <text:p>#REF!</text:p>
          </table:table-cell>
          <table:table-cell table:style-name="ACE-6" office:value-type="string" calcext:value-type="string">
            <text:p>몬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05]+1" office:value-type="string" office:string-value="" calcext:value-type="error">
            <text:p>#REF!</text:p>
          </table:table-cell>
          <table:table-cell table:style-name="ACE-6" office:value-type="string" calcext:value-type="string">
            <text:p>몰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06]+1" office:value-type="string" office:string-value="" calcext:value-type="error">
            <text:p>#REF!</text:p>
          </table:table-cell>
          <table:table-cell table:style-name="ACE-6" office:value-type="string" calcext:value-type="string">
            <text:p>몰맹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07]+1" office:value-type="string" office:string-value="" calcext:value-type="error">
            <text:p>#REF!</text:p>
          </table:table-cell>
          <table:table-cell table:style-name="ACE-6" office:value-type="string" calcext:value-type="string">
            <text:p>못생긴멋쟁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08]+1" office:value-type="string" office:string-value="" calcext:value-type="error">
            <text:p>#REF!</text:p>
          </table:table-cell>
          <table:table-cell table:style-name="ACE-6" office:value-type="string" calcext:value-type="string">
            <text:p>몽크</text:p>
          </table:table-cell>
          <table:table-cell table:style-name="ACE-7" table:formula="of:=SUM([.U509:.AU509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09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사이</text:p>
          </table:table-cell>
          <table:table-cell table:style-name="ACE-7" table:formula="of:=SUM([.U510:.AU51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10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스타파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11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스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512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시로</text:p>
          </table:table-cell>
          <table:table-cell table:style-name="ACE-7" table:formula="of:=SUM([.U513:.AU51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13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아</text:p>
          </table:table-cell>
          <table:table-cell table:style-name="ACE-7" table:formula="of:=SUM([.U514:.AU51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14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15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한</text:p>
          </table:table-cell>
          <table:table-cell table:style-name="ACE-7" table:formula="of:=SUM([.U516:.AU51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묵향</text:p>
          </table:table-cell>
          <table:table-cell table:style-name="ACE-7" table:formula="of:=SUM([.U517:.AU517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문도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18]+1" office:value-type="string" office:string-value="" calcext:value-type="error">
            <text:p>#REF!</text:p>
          </table:table-cell>
          <table:table-cell table:style-name="ACE-6" office:value-type="string" calcext:value-type="string">
            <text:p>뭉치</text:p>
          </table:table-cell>
          <table:table-cell table:style-name="ACE-7" table:formula="of:=SUM([.U520:.AU5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20]+1" office:value-type="string" office:string-value="" calcext:value-type="error">
            <text:p>#REF!</text:p>
          </table:table-cell>
          <table:table-cell table:style-name="ACE-6" office:value-type="string" calcext:value-type="string">
            <text:p>뮤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21]+1" office:value-type="string" office:string-value="" calcext:value-type="error">
            <text:p>#REF!</text:p>
          </table:table-cell>
          <table:table-cell table:style-name="ACE-6" office:value-type="string" calcext:value-type="string">
            <text:p>뮬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나리자</text:p>
          </table:table-cell>
          <table:table-cell table:style-name="ACE-7" table:formula="of:=SUM([.U523:.AU52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란다</text:p>
          </table:table-cell>
          <table:table-cell table:style-name="ACE-7" table:formula="of:=SUM([.U524:.AU524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리</text:p>
          </table:table-cell>
          <table:table-cell table:style-name="ACE-7" table:formula="of:=SUM([.U525:.AU52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리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래아빠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9"/>
        </table:table-row>
        <table:table-row table:style-name="ro2" table:visibility="collapse">
          <table:table-cell table:style-name="ACE-7" table:formula="of:=[.A527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미</text:p>
          </table:table-cell>
          <table:table-cell table:style-name="ACE-7" table:formula="of:=SUM([.U528:.AU528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28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소</text:p>
          </table:table-cell>
          <table:table-cell table:style-name="ACE-7" table:formula="of:=SUM([.U529:.AU52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서명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쉘</text:p>
          </table:table-cell>
          <table:table-cell table:style-name="ACE-7" table:formula="of:=SUM([.T531:.AT531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31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쉘2</text:p>
          </table:table-cell>
          <table:table-cell table:style-name="ACE-7"/>
          <table:table-cell table:style-name="ce22" office:value-type="float" office:value="6" calcext:value-type="float">
            <text:p>6</text:p>
          </table:table-cell>
          <table:table-cell table:style-name="ce22" table:number-columns-repeated="5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532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아새</text:p>
          </table:table-cell>
          <table:table-cell table:style-name="ACE-7" table:formula="of:=SUM([.T533:.AT53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33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어캣</text:p>
          </table:table-cell>
          <table:table-cell table:style-name="ACE-7" table:formula="of:=SUM([.T534:.AT53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34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35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카</text:p>
          </table:table-cell>
          <table:table-cell table:style-name="ACE-7" table:formula="of:=SUM([.T536:.AT53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36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카엘</text:p>
          </table:table-cell>
          <table:table-cell table:style-name="ACE-7" table:formula="of:=SUM([.T537:.AT53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민지</text:p>
          </table:table-cell>
          <table:table-cell table:style-name="ACE-7" table:formula="of:=SUM([.T538:.AT53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38]+1" office:value-type="string" office:string-value="" calcext:value-type="error">
            <text:p>#REF!</text:p>
          </table:table-cell>
          <table:table-cell table:style-name="ACE-6" office:value-type="string" calcext:value-type="string">
            <text:p>민턴짱</text:p>
          </table:table-cell>
          <table:table-cell table:style-name="ACE-7" table:formula="of:=SUM([.T539:.AT53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39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네사</text:p>
          </table:table-cell>
          <table:table-cell table:style-name="ACE-7" table:formula="of:=SUM([.T540:.AT540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다</text:p>
          </table:table-cell>
          <table:table-cell table:style-name="ACE-7" table:formula="of:=SUM([.T541:.AT541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라바</text:p>
          </table:table-cell>
          <table:table-cell table:style-name="ACE-7" table:formula="of:=SUM([.T542:.AT542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바람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542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비</text:p>
          </table:table-cell>
          <table:table-cell table:style-name="ACE-7" table:formula="of:=SUM([.T544:.AT54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박정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반디</text:p>
          </table:table-cell>
          <table:table-cell table:style-name="ACE-7" table:formula="of:=SUM([.T546:.AT546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배네딕트</text:p>
          </table:table-cell>
          <table:table-cell table:style-name="ACE-7" table:formula="of:=SUM([.T547:.AT54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백마</text:p>
          </table:table-cell>
          <table:table-cell table:style-name="ACE-7" table:formula="of:=SUM([.T548:.AT54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백합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49]+1" office:value-type="string" office:string-value="" calcext:value-type="error">
            <text:p>#REF!</text:p>
          </table:table-cell>
          <table:table-cell table:style-name="ACE-6" office:value-type="string" calcext:value-type="string">
            <text:p>뱅기스</text:p>
          </table:table-cell>
          <table:table-cell table:style-name="ACE-7" table:formula="of:=SUM([.T550:.AT550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50]+1" office:value-type="string" office:string-value="" calcext:value-type="error">
            <text:p>#REF!</text:p>
          </table:table-cell>
          <table:table-cell table:style-name="ACE-6" office:value-type="string" calcext:value-type="string">
            <text:p>버디</text:p>
          </table:table-cell>
          <table:table-cell table:style-name="ACE-7" table:formula="of:=SUM([.T551:.AT551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짱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짱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믹스</text:p>
          </table:table-cell>
          <table:table-cell table:style-name="ACE-7" table:formula="of:=SUM([.T555:.AT55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정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베</text:p>
          </table:table-cell>
          <table:table-cell table:style-name="ACE-7" table:formula="of:=SUM([.T557:.AT557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57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이비</text:p>
          </table:table-cell>
          <table:table-cell table:style-name="ACE-7" table:formula="of:=SUM([.T558:.AT55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베타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타짱지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 </text:p>
          </table:table-cell>
          <table:table-cell table:style-name="ACE-7" table:formula="of:=SUM([.T561:.AT561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61]+1" office:value-type="string" office:string-value="" calcext:value-type="error">
            <text:p>#REF!</text:p>
          </table:table-cell>
          <table:table-cell table:style-name="ACE-6" office:value-type="string" calcext:value-type="string">
            <text:p>별이</text:p>
          </table:table-cell>
          <table:table-cell table:style-name="ACE-7" table:formula="of:=SUM([.T562:.AT562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62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리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3" table:visibility="collapse">
          <table:table-cell table:style-name="ACE-7" table:formula="of:=[.A5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리타</text:p>
          </table:table-cell>
          <table:table-cell table:style-name="ACE-7" table:formula="of:=SUM([.T564:.AT564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65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드맨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리</text:p>
          </table:table-cell>
          <table:table-cell table:style-name="ACE-7" table:formula="of:=SUM([.T567:.AT56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67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스</text:p>
          </table:table-cell>
          <table:table-cell table:style-name="ACE-7" table:formula="of:=SUM([.T568:.AT568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복덩이</text:p>
          </table:table-cell>
          <table:table-cell table:style-name="ACE-7" table:formula="of:=SUM([.T569:.AT569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론테</text:p>
          </table:table-cell>
          <table:table-cell table:style-name="ACE-7" table:formula="of:=SUM([.T571:.AT571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뱅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붉은이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분홍</text:p>
          </table:table-cell>
          <table:table-cell table:style-name="ACE-7" table:formula="of:=SUM([.T574:.AT57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74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라이언</text:p>
          </table:table-cell>
          <table:table-cell table:style-name="ACE-7" table:formula="of:=SUM([.T575:.AT575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75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래디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브래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76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루스</text:p>
          </table:table-cell>
          <table:table-cell table:style-name="ACE-7" table:formula="of:=SUM([.T578:.AT57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랙로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랙캣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(M)</text:p>
          </table:table-cell>
          <table:table-cell table:style-name="ACE-7" table:formula="of:=SUM([.T581:.AT581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문</text:p>
          </table:table-cell>
          <table:table-cell table:style-name="ACE-7" table:formula="of:=SUM([.T583:.AT58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블루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83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베리</text:p>
          </table:table-cell>
          <table:table-cell table:style-name="ACE-7" table:formula="of:=SUM([.T585:.AT585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85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세이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86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스카이</text:p>
          </table:table-cell>
          <table:table-cell table:style-name="ACE-7" table:formula="of:=SUM([.T587:.AT587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87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오션</text:p>
          </table:table-cell>
          <table:table-cell table:style-name="ACE-7" table:formula="of:=SUM([.T588:.AT58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88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링</text:p>
          </table:table-cell>
          <table:table-cell table:style-name="ACE-7" table:formula="of:=SUM([.T589:.AT589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</text:p>
          </table:table-cell>
          <table:table-cell table:style-name="ACE-7" table:formula="of:=SUM([.T590:.AT590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나</text:p>
          </table:table-cell>
          <table:table-cell table:style-name="ACE-7" table:formula="of:=SUM([.T591:.AT591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리</text:p>
          </table:table-cell>
          <table:table-cell table:style-name="ACE-7" table:formula="of:=SUM([.T592:.AT592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에스</text:p>
          </table:table-cell>
          <table:table-cell table:style-name="ACE-7" table:formula="of:=SUM([.T593:.AT593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욘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타</text:p>
          </table:table-cell>
          <table:table-cell table:style-name="ACE-7" table:formula="of:=SUM([.T595:.AT595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해피</text:p>
          </table:table-cell>
          <table:table-cell table:style-name="ACE-7" table:formula="of:=SUM([.T596:.AT596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빅초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5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빌리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98]+1" office:value-type="string" office:string-value="" calcext:value-type="error">
            <text:p>#REF!</text:p>
          </table:table-cell>
          <table:table-cell table:style-name="ACE-6" office:value-type="string" calcext:value-type="string">
            <text:p>빠리쟝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599]+1" office:value-type="string" office:string-value="" calcext:value-type="error">
            <text:p>#REF!</text:p>
          </table:table-cell>
          <table:table-cell table:style-name="ACE-6" office:value-type="string" calcext:value-type="string">
            <text:p>뽀글이</text:p>
          </table:table-cell>
          <table:table-cell table:style-name="ACE-7" table:formula="of:=SUM([.T600:.AT600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00]+1" office:value-type="string" office:string-value="" calcext:value-type="error">
            <text:p>#REF!</text:p>
          </table:table-cell>
          <table:table-cell table:style-name="ACE-6" office:value-type="string" calcext:value-type="string">
            <text:p>뽀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랑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이먼</text:p>
          </table:table-cell>
          <table:table-cell table:style-name="ACE-7" table:formula="of:=SUM([.T603:.AT60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9"/>
        </table:table-row>
        <table:table-row table:style-name="ro3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치</text:p>
          </table:table-cell>
          <table:table-cell table:style-name="ACE-7" table:formula="of:=SUM([.T604:.AT604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사파이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살로</text:p>
          </table:table-cell>
          <table:table-cell table:style-name="ACE-7" table:formula="of:=SUM([.T606:.AT606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상그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샐위</text:p>
          </table:table-cell>
          <table:table-cell table:style-name="ACE-7" table:formula="of:=SUM([.T608:.AT608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생감자</text:p>
          </table:table-cell>
          <table:table-cell table:style-name="ACE-7" table:formula="of:=SUM([.T609:.AT609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넬</text:p>
          </table:table-cell>
          <table:table-cell table:style-name="ACE-7" table:formula="of:=SUM([.T610:.AT610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론(분당)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비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인</text:p>
          </table:table-cell>
          <table:table-cell table:style-name="ACE-7" table:formula="of:=SUM([.T613:.AT613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샬롬</text:p>
          </table:table-cell>
          <table:table-cell table:style-name="ACE-7" table:formula="of:=SUM([.T614:.AT614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서태후</text:p>
          </table:table-cell>
          <table:table-cell table:style-name="ACE-7" table:formula="of:=SUM([.T615:.AT615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선군</text:p>
          </table:table-cell>
          <table:table-cell table:style-name="ACE-7" table:formula="of:=SUM([.T616:.AT616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설원</text:p>
          </table:table-cell>
          <table:table-cell table:style-name="ACE-7" table:formula="of:=SUM([.T617:.AT617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설이</text:p>
          </table:table-cell>
          <table:table-cell table:style-name="ACE-7" table:formula="of:=SUM([.T618:.AT618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섬진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성처리</text:p>
          </table:table-cell>
          <table:table-cell table:style-name="ACE-7" table:formula="of:=SUM([.T620:.AT620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성하</text:p>
          </table:table-cell>
          <table:table-cell table:style-name="ACE-7" table:formula="of:=SUM([.T621:.AT621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레나</text:p>
          </table:table-cell>
          <table:table-cell table:style-name="ACE-7" table:formula="of:=SUM([.T622:.AT62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모</text:p>
          </table:table-cell>
          <table:table-cell table:style-name="ACE-7" table:formula="of:=SUM([.T623:.AT62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세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인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셀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소나타</text:p>
          </table:table-cell>
          <table:table-cell table:style-name="ACE-7" table:formula="of:=SUM([.T627:.AT627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27]+1" office:value-type="string" office:string-value="" calcext:value-type="error">
            <text:p>#REF!</text:p>
          </table:table-cell>
          <table:table-cell table:style-name="ACE-6" office:value-type="string" calcext:value-type="string">
            <text:p>소리아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 (EZ)</text:p>
          </table:table-cell>
          <table:table-cell table:style-name="ACE-7" table:formula="of:=SUM([.T629:.AT62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2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3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4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5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6 (EZ)</text:p>
          </table:table-cell>
          <table:table-cell table:style-name="ACE-7" table:formula="of:=SUM([.T634:.AT63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솜솜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송송이</text:p>
          </table:table-cell>
          <table:table-cell table:style-name="ACE-7" table:formula="of:=SUM([.T636:.AT636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수2</text:p>
          </table:table-cell>
          <table:table-cell table:style-name="ACE-7" table:formula="of:=SUM([.T637:.AT637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지</text:p>
          </table:table-cell>
          <table:table-cell table:style-name="ACE-7" table:formula="of:=SUM([.T640:.AT64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한</text:p>
          </table:table-cell>
          <table:table-cell table:style-name="ACE-7" table:formula="of:=SUM([.T641:.AT641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수혀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9"/>
        </table:table-row>
        <table:table-row table:style-name="ro2" table:visibility="collapse">
          <table:table-cell table:style-name="ACE-7" table:formula="of:=[.A6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순남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3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쉐라프</text:p>
          </table:table-cell>
          <table:table-cell table:style-name="ACE-7"/>
          <table:table-cell table:style-name="ce22" office:value-type="float" office:value="5" calcext:value-type="float">
            <text:p>5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숙희</text:p>
          </table:table-cell>
          <table:table-cell table:style-name="ACE-7" table:formula="of:=SUM([.T645:.AT645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슈우</text:p>
          </table:table-cell>
          <table:table-cell table:style-name="ACE-7" table:formula="of:=SUM([.T646:.AT646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미레</text:p>
          </table:table-cell>
          <table:table-cell table:style-name="ACE-7" table:formula="of:=SUM([.T647:.AT647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미스</text:p>
          </table:table-cell>
          <table:table-cell table:style-name="ACE-7" table:formula="of:=SUM([.T648:.AT64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6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완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위트</text:p>
          </table:table-cell>
          <table:table-cell table:style-name="ACE-7" table:formula="of:=SUM([.T650:.AT650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50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캇</text:p>
          </table:table-cell>
          <table:table-cell table:style-name="ACE-7" table:formula="of:=SUM([.T651:.AT651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51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탠</text:p>
          </table:table-cell>
          <table:table-cell table:style-name="ACE-7" table:formula="of:=SUM([.V653:.AV653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53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텔라리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톤</text:p>
          </table:table-cell>
          <table:table-cell table:style-name="ACE-7" table:formula="of:=SUM([.V655:.AV65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56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티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57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티븐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6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페이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핀2</text:p>
          </table:table-cell>
          <table:table-cell table:style-name="ACE-7" table:formula="of:=SUM([.V660:.AV660])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승리바다</text:p>
          </table:table-cell>
          <table:table-cell table:style-name="ACE-7" table:formula="of:=SUM([.V661:.AV661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승짱</text:p>
          </table:table-cell>
          <table:table-cell table:style-name="ACE-7" table:formula="of:=SUM([.V662:.AV66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승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62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나신소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64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너지</text:p>
          </table:table-cell>
          <table:table-cell table:style-name="ACE-7" table:formula="of:=SUM([.V665:.AV665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65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드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66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9"/>
        </table:table-row>
        <table:table-row table:style-name="ro2" table:visibility="collapse">
          <table:table-cell table:style-name="ACE-7" table:formula="of:=[.A667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비</text:p>
          </table:table-cell>
          <table:table-cell table:style-name="ACE-7" table:formula="of:=SUM([.V668:.AV668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68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사</text:p>
          </table:table-cell>
          <table:table-cell table:style-name="ACE-7" table:formula="of:=SUM([.V669:.AV669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토불이</text:p>
          </table:table-cell>
          <table:table-cell table:style-name="ACE-7" table:formula="of:=SUM([.V670:.AV670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신숙영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670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혜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쌔미</text:p>
          </table:table-cell>
          <table:table-cell table:style-name="ACE-7" table:formula="of:=SUM([.V673:.AV673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</text:p>
          </table:table-cell>
          <table:table-cell table:style-name="ACE-7" table:formula="of:=SUM([.V674:.AV67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2</text:p>
          </table:table-cell>
          <table:table-cell table:style-name="ACE-7" table:formula="of:=SUM([.V675:.AV675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29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강</text:p>
          </table:table-cell>
          <table:table-cell table:style-name="ACE-7" table:formula="of:=SUM([.V678:.AV678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짱</text:p>
          </table:table-cell>
          <table:table-cell table:style-name="ACE-7" table:formula="of:=SUM([.V680:.AV68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쎄러데이</text:p>
          </table:table-cell>
          <table:table-cell table:style-name="ACE-7" table:formula="of:=SUM([.V681:.AV68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81]+1" office:value-type="string" office:string-value="" calcext:value-type="error">
            <text:p>#REF!</text:p>
          </table:table-cell>
          <table:table-cell table:style-name="ACE-6" office:value-type="string" calcext:value-type="string">
            <text:p>쏘냐</text:p>
          </table:table-cell>
          <table:table-cell table:style-name="ACE-7" table:formula="of:=SUM([.V682:.AV682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쏘피아(살사로)</text:p>
          </table:table-cell>
          <table:table-cell table:style-name="ACE-7" table:formula="of:=SUM([.V683:.AV683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씨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84]+1" office:value-type="string" office:string-value="" calcext:value-type="error">
            <text:p>#REF!</text:p>
          </table:table-cell>
          <table:table-cell table:style-name="ACE-6" office:value-type="string" calcext:value-type="string">
            <text:p>씨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네스</text:p>
          </table:table-cell>
          <table:table-cell table:style-name="ACE-7" table:formula="of:=SUM([.V686:.AV68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8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니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8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니트라</text:p>
          </table:table-cell>
          <table:table-cell table:style-name="ACE-7" table:formula="of:=SUM([.V688:.AV688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담</text:p>
          </table:table-cell>
          <table:table-cell table:style-name="ACE-7" table:formula="of:=SUM([.V689:.AV689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담컴</text:p>
          </table:table-cell>
          <table:table-cell table:style-name="ACE-7" table:formula="of:=SUM([.V690:.AV690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아레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9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론</text:p>
          </table:table-cell>
          <table:table-cell table:style-name="ACE-7" table:formula="of:=SUM([.V692:.AV692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92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9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아</text:p>
          </table:table-cell>
          <table:table-cell table:style-name="ACE-7" table:formula="of:=SUM([.V696:.AV696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9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만다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9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미</text:p>
          </table:table-cell>
          <table:table-cell table:style-name="ACE-7" table:formula="of:=SUM([.V698:.AV698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브</text:p>
          </table:table-cell>
          <table:table-cell table:style-name="ACE-7" table:formula="of:=SUM([.V699:.AV69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6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유</text:p>
          </table:table-cell>
          <table:table-cell table:style-name="ACE-7" table:formula="of:=SUM([.V700:.AV700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0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인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아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01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즈라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나</text:p>
          </table:table-cell>
          <table:table-cell table:style-name="ACE-7" table:formula="of:=SUM([.V707:.AV707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나친구</text:p>
          </table:table-cell>
          <table:table-cell table:style-name="ACE-7" table:formula="of:=SUM([.V708:.AV708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재석</text:p>
          </table:table-cell>
          <table:table-cell table:style-name="ACE-7" table:formula="of:=SUM([.V709:.AV709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레그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렉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렉</text:p>
          </table:table-cell>
          <table:table-cell table:style-name="ACE-7" table:formula="of:=SUM([.V712:.AV712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파치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앙마</text:p>
          </table:table-cell>
          <table:table-cell table:style-name="ACE-7" table:formula="of:=SUM([.V714:.AV71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애지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애플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앤3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앨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앨빈</text:p>
          </table:table-cell>
          <table:table-cell table:style-name="ACE-7" table:formula="of:=SUM([.V719:.AV719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야누스</text:p>
          </table:table-cell>
          <table:table-cell table:style-name="ACE-7" table:formula="of:=SUM([.V720:.AV7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야수</text:p>
          </table:table-cell>
          <table:table-cell table:style-name="ACE-7" table:formula="of:=SUM([.V721:.AV72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얌전</text:p>
          </table:table-cell>
          <table:table-cell table:style-name="ACE-7" table:formula="of:=SUM([.V722:.AV72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양파</text:p>
          </table:table-cell>
          <table:table-cell table:style-name="ACE-7" table:formula="of:=SUM([.V723:.AV723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얼음공주</text:p>
          </table:table-cell>
          <table:table-cell table:style-name="ACE-7" table:formula="of:=SUM([.V724:.AV724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언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엄지2</text:p>
          </table:table-cell>
          <table:table-cell table:style-name="ACE-7" table:formula="of:=SUM([.V726:.AV72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에리카</text:p>
          </table:table-cell>
          <table:table-cell table:style-name="ACE-7" table:formula="of:=SUM([.V727:.AV72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27]+1" office:value-type="string" office:string-value="" calcext:value-type="error">
            <text:p>#REF!</text:p>
          </table:table-cell>
          <table:table-cell table:style-name="ACE-6" office:value-type="string" calcext:value-type="string">
            <text:p>퀴너정</text:p>
          </table:table-cell>
          <table:table-cell table:style-name="ACE-7" table:formula="of:=SUM([.V728:.AV72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에디곽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에텔</text:p>
          </table:table-cell>
          <table:table-cell table:style-name="ACE-7" table:formula="of:=SUM([.V730:.AV73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엔돌핀</text:p>
          </table:table-cell>
          <table:table-cell table:style-name="ACE-7" table:formula="of:=SUM([.V731:.AV731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렌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르</text:p>
          </table:table-cell>
          <table:table-cell table:style-name="ACE-7" table:formula="of:=SUM([.V734:.AV734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7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셔누(엘리스)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7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7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자벳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자벳(압구정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샤</text:p>
          </table:table-cell>
          <table:table-cell table:style-name="ACE-7" table:formula="of:=SUM([.V742:.AV742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42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파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인걸</text:p>
          </table:table-cell>
          <table:table-cell table:style-name="ACE-7" table:formula="of:=SUM([.V746:.AV746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왕벌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자분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진</text:p>
          </table:table-cell>
          <table:table-cell table:style-name="ACE-7" table:formula="of:=SUM([.V749:.AV749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두</text:p>
          </table:table-cell>
          <table:table-cell table:style-name="ACE-7" table:formula="of:=SUM([.V750:.AV750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50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서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51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생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52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영</text:p>
          </table:table-cell>
          <table:table-cell table:style-name="ACE-7" table:formula="of:=SUM([.V753:.AV75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53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탱이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영수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예리나</text:p>
          </table:table-cell>
          <table:table-cell table:style-name="ACE-7" table:formula="of:=SUM([.V756:.AV756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56]+1" office:value-type="string" office:string-value="" calcext:value-type="error">
            <text:p>#REF!</text:p>
          </table:table-cell>
          <table:table-cell table:style-name="ACE-6" office:value-type="string" calcext:value-type="string">
            <text:p>예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57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드리</text:p>
          </table:table-cell>
          <table:table-cell table:style-name="ACE-7" table:formula="of:=SUM([.V758:.AV758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드리(byun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로라</text:p>
          </table:table-cell>
          <table:table-cell table:style-name="ACE-7" table:formula="of:=SUM([.V760:.AV760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리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회말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62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보에</text:p>
          </table:table-cell>
          <table:table-cell table:style-name="ACE-7" table:formula="of:=SUM([.V763:.AV763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63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스</text:p>
          </table:table-cell>
          <table:table-cell table:style-name="ACE-7" table:formula="of:=SUM([.V764:.AV76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64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케이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옥이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66]+1" office:value-type="string" office:string-value="" calcext:value-type="error">
            <text:p>#REF!</text:p>
          </table:table-cell>
          <table:table-cell table:style-name="ACE-6" office:value-type="string" calcext:value-type="string">
            <text:p>온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온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67]+1" office:value-type="string" office:string-value="" calcext:value-type="error">
            <text:p>#REF!</text:p>
          </table:table-cell>
          <table:table-cell table:style-name="ACE-6" office:value-type="string" calcext:value-type="string">
            <text:p>올리비아</text:p>
          </table:table-cell>
          <table:table-cell table:style-name="ACE-7" table:formula="of:=SUM([.V769:.AV76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옹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70]+1" office:value-type="string" office:string-value="" calcext:value-type="error">
            <text:p>#REF!</text:p>
          </table:table-cell>
          <table:table-cell table:style-name="ACE-6" office:value-type="string" calcext:value-type="string">
            <text:p>요세피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71]+1" office:value-type="string" office:string-value="" calcext:value-type="error">
            <text:p>#REF!</text:p>
          </table:table-cell>
          <table:table-cell table:style-name="ACE-6" office:value-type="string" calcext:value-type="string">
            <text:p>욜로</text:p>
          </table:table-cell>
          <table:table-cell table:style-name="ACE-7" table:formula="of:=SUM([.V772:.AV77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72]+1" office:value-type="string" office:string-value="" calcext:value-type="error">
            <text:p>#REF!</text:p>
          </table:table-cell>
          <table:table-cell table:style-name="ACE-6" office:value-type="string" calcext:value-type="string">
            <text:p>욜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7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와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와주호</text:p>
          </table:table-cell>
          <table:table-cell table:style-name="ACE-7" table:formula="of:=SUM([.V775:.AV775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완소타일</text:p>
          </table:table-cell>
          <table:table-cell table:style-name="ACE-7" table:formula="of:=SUM([.V776:.AV776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용파리</text:p>
          </table:table-cell>
          <table:table-cell table:style-name="ACE-7" table:formula="of:=SUM([.V777:.AV777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우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운짱</text:p>
          </table:table-cell>
          <table:table-cell table:style-name="ACE-7" table:formula="of:=SUM([.V779:.AV779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울라라</text:p>
          </table:table-cell>
          <table:table-cell table:style-name="ACE-7" table:formula="of:=SUM([.V780:.AV780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워터</text:p>
          </table:table-cell>
          <table:table-cell table:style-name="ACE-7" table:formula="of:=SUM([.V781:.AV781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81]+1" office:value-type="string" office:string-value="" calcext:value-type="error">
            <text:p>#REF!</text:p>
          </table:table-cell>
          <table:table-cell table:style-name="ACE-6" office:value-type="string" calcext:value-type="string">
            <text:p>원더걸</text:p>
          </table:table-cell>
          <table:table-cell table:style-name="ACE-7" table:formula="of:=SUM([.V782:.AV782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82]+1" office:value-type="string" office:string-value="" calcext:value-type="error">
            <text:p>#REF!</text:p>
          </table:table-cell>
          <table:table-cell table:style-name="ACE-6" office:value-type="string" calcext:value-type="string">
            <text:p>원조킹</text:p>
          </table:table-cell>
          <table:table-cell table:style-name="ACE-7" table:formula="of:=SUM([.V783:.AV78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월드컵번지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84]+1" office:value-type="string" office:string-value="" calcext:value-type="error">
            <text:p>#REF!</text:p>
          </table:table-cell>
          <table:table-cell table:style-name="ACE-6" office:value-type="string" calcext:value-type="string">
            <text:p>웨스턴오</text:p>
          </table:table-cell>
          <table:table-cell table:style-name="ACE-7" table:formula="of:=SUM([.V785:.AV785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85]+1" office:value-type="string" office:string-value="" calcext:value-type="error">
            <text:p>#REF!</text:p>
          </table:table-cell>
          <table:table-cell table:style-name="ACE-6" office:value-type="string" calcext:value-type="string">
            <text:p>윈저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86]+1" office:value-type="string" office:string-value="" calcext:value-type="error">
            <text:p>#REF!</text:p>
          </table:table-cell>
          <table:table-cell table:style-name="ACE-6" office:value-type="string" calcext:value-type="string">
            <text:p>윌리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라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로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4"/>
        </table:table-row>
        <table:table-row table:style-name="ro2" table:visibility="collapse">
          <table:table-cell table:style-name="ACE-7" table:formula="of:=[.A7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리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90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91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제니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92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쾌한씨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유현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윤슬</text:p>
          </table:table-cell>
          <table:table-cell table:style-name="ACE-7" table:formula="of:=SUM([.AC795:.BC795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윤진이</text:p>
          </table:table-cell>
          <table:table-cell table:style-name="ACE-7" table:formula="of:=SUM([.AC796:.BC796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은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96]+1" office:value-type="string" office:string-value="" calcext:value-type="error">
            <text:p>#REF!</text:p>
          </table:table-cell>
          <table:table-cell table:style-name="ACE-6" office:value-type="string" calcext:value-type="string">
            <text:p>은우</text:p>
          </table:table-cell>
          <table:table-cell table:style-name="ACE-7" table:formula="of:=SUM([.AC798:.BC798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은혜로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7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든</text:p>
          </table:table-cell>
          <table:table-cell table:style-name="ACE-7" table:formula="of:=SUM([.AC800:.BC800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00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락</text:p>
          </table:table-cell>
          <table:table-cell table:style-name="ACE-7" table:formula="of:=SUM([.AC801:.BC801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01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9"/>
        </table:table-row>
        <table:table-row table:style-name="ro2" table:visibility="collapse">
          <table:table-cell table:style-name="ACE-7" table:formula="of:=[.A802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브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이사도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8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석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이은영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정준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코</text:p>
          </table:table-cell>
          <table:table-cell table:style-name="ACE-7" table:formula="of:=SUM([.AC808:.BC808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4"/>
        </table:table-row>
        <table:table-row table:style-name="ro2" table:visibility="collapse">
          <table:table-cell table:style-name="ACE-7" table:formula="of:=[.A8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형사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4"/>
        </table:table-row>
        <table:table-row table:style-name="ro2" table:visibility="collapse">
          <table:table-cell table:style-name="ACE-7" table:formula="of:=[.A8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인도인형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4"/>
        </table:table-row>
        <table:table-row table:style-name="ro2" table:visibility="collapse">
          <table:table-cell table:style-name="ACE-7" table:formula="of:=[.A8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인젠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4"/>
        </table:table-row>
        <table:table-row table:style-name="ro2" table:visibility="collapse">
          <table:table-cell table:style-name="ACE-7" table:formula="of:=[.A8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자두</text:p>
          </table:table-cell>
          <table:table-cell table:style-name="ACE-7" table:formula="of:=SUM([.AC812:.BC812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자라</text:p>
          </table:table-cell>
          <table:table-cell table:style-name="ACE-7" table:formula="of:=SUM([.AC813:.BC813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자유로운늑대</text:p>
          </table:table-cell>
          <table:table-cell table:style-name="ACE-7" table:formula="of:=SUM([.AC814:.BC814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작은별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잔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잡스</text:p>
          </table:table-cell>
          <table:table-cell table:style-name="ACE-7" table:formula="of:=SUM([.AC817:.BC817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장산곶</text:p>
          </table:table-cell>
          <table:table-cell table:style-name="ACE-7" table:formula="of:=SUM([.AC818:.BC818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쟌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재오</text:p>
          </table:table-cell>
          <table:table-cell table:style-name="ACE-7" table:formula="of:=SUM([.AC820:.BC8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재키(Jackie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저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저스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전설</text:p>
          </table:table-cell>
          <table:table-cell table:style-name="ACE-7" table:formula="of:=SUM([.AC824:.BC824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전효숙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완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27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웅</text:p>
          </table:table-cell>
          <table:table-cell table:style-name="ACE-7" table:formula="of:=SUM([.AC828:.BC828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28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진</text:p>
          </table:table-cell>
          <table:table-cell table:style-name="ACE-7" table:formula="of:=SUM([.AC829:.BC829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3" table:visibility="collapse">
          <table:table-cell table:style-name="ACE-7" table:formula="of:=[.A8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니짱</text:p>
          </table:table-cell>
          <table:table-cell table:style-name="ACE-7" table:formula="of:=SUM([.AC830:.BC830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로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8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미니</text:p>
          </table:table-cell>
          <table:table-cell table:style-name="ACE-7" table:formula="of:=SUM([.AC832:.BC832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시카1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쓰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이</text:p>
          </table:table-cell>
          <table:table-cell table:style-name="ACE-7" table:formula="of:=SUM([.AC835:.BC835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35]+1" office:value-type="string" office:string-value="" calcext:value-type="error">
            <text:p>#REF!</text:p>
          </table:table-cell>
          <table:table-cell table:style-name="ACE-6" office:value-type="string" calcext:value-type="string">
            <text:p>J(제이)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이엔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인^^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화이트(제인2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8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 </text:p>
          </table:table-cell>
          <table:table-cell table:style-name="ACE-7" table:formula="of:=SUM([.AC840:.BC840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3" table:visibility="collapse">
          <table:table-cell table:style-name="ACE-7" table:formula="of:=[.A8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2</text:p>
          </table:table-cell>
          <table:table-cell table:style-name="ACE-7" table:formula="of:=SUM([.AC841:.BC841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5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8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K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제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젤라또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각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8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나단</text:p>
          </table:table-cell>
          <table:table-cell table:style-name="ACE-7" table:formula="of:=SUM([.AC846:.BC84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아</text:p>
          </table:table-cell>
          <table:table-cell table:style-name="ACE-7" table:formula="of:=SUM([.AC847:.BC847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8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혜영(T)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50]+1" office:value-type="string" office:string-value="" calcext:value-type="error">
            <text:p>#REF!</text:p>
          </table:table-cell>
          <table:table-cell table:style-name="ACE-6" office:value-type="string" calcext:value-type="string">
            <text:p>졸리</text:p>
          </table:table-cell>
          <table:table-cell table:style-name="ACE-7" table:formula="of:=SUM([.AC851:.BC85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852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작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주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856]+1" office:value-type="string" office:string-value="" calcext:value-type="error">
            <text:p>#REF!</text:p>
          </table:table-cell>
          <table:table-cell table:style-name="ACE-6" office:value-type="string" calcext:value-type="string">
            <text:p>준이</text:p>
          </table:table-cell>
          <table:table-cell table:style-name="ACE-7" table:formula="of:=SUM([.AC858:.BC858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(안경)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(매너)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로보트</text:p>
          </table:table-cell>
          <table:table-cell table:style-name="ACE-7" table:formula="of:=SUM([.AC862:.BC862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62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엣</text:p>
          </table:table-cell>
          <table:table-cell table:style-name="ACE-7" table:formula="of:=SUM([.AC863:.BC86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중원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64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발</text:p>
          </table:table-cell>
          <table:table-cell table:style-name="ACE-7" table:formula="of:=SUM([.AC865:.BC865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65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스 <text:s text:c="2"/></text:p>
          </table:table-cell>
          <table:table-cell table:style-name="ACE-7" table:formula="of:=SUM([.AC866:.BC866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66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쥴리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68]+1" office:value-type="string" office:string-value="" calcext:value-type="error">
            <text:p>#REF!</text:p>
          </table:table-cell>
          <table:table-cell table:style-name="ACE-6" office:value-type="string" calcext:value-type="string">
            <text:p>즐거워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곤</text:p>
          </table:table-cell>
          <table:table-cell table:style-name="ACE-7" table:formula="of:=SUM([.AC870:.BC87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7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나</text:p>
          </table:table-cell>
          <table:table-cell table:style-name="ACE-7" table:formula="of:=SUM([.AC871:.BC871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7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7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대</text:p>
          </table:table-cell>
          <table:table-cell table:style-name="ACE-7" table:formula="of:=SUM([.AC875:.BC875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로</text:p>
          </table:table-cell>
          <table:table-cell table:style-name="ACE-7" table:formula="of:=SUM([.AC876:.BC876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마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민</text:p>
          </table:table-cell>
          <table:table-cell table:style-name="ACE-7" table:formula="of:=SUM([.AC878:.BC878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바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아</text:p>
          </table:table-cell>
          <table:table-cell table:style-name="ACE-7" table:formula="of:=SUM([.AC881:.BC881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8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오</text:p>
          </table:table-cell>
          <table:table-cell table:style-name="ACE-7" table:formula="of:=SUM([.AC882:.BC882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8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유</text:p>
          </table:table-cell>
          <table:table-cell table:style-name="ACE-7" table:formula="of:=SUM([.AC883:.BC88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젤</text:p>
          </table:table-cell>
          <table:table-cell table:style-name="ACE-7" table:formula="of:=SUM([.AC884:.BC884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84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젤.2</text:p>
          </table:table-cell>
          <table:table-cell table:style-name="ACE-7" table:formula="of:=SUM([.AC885:.BC885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85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현이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86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 </text:p>
          </table:table-cell>
          <table:table-cell table:style-name="ACE-7" table:formula="of:=SUM([.AC887:.BC887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87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II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결</text:p>
          </table:table-cell>
          <table:table-cell table:style-name="ACE-7" table:formula="of:=SUM([.AC889:.BC889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기</text:p>
          </table:table-cell>
          <table:table-cell table:style-name="ACE-7" table:formula="of:=SUM([.AC890:.BC890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9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달래</text:p>
          </table:table-cell>
          <table:table-cell table:style-name="ACE-7" table:formula="of:=SUM([.AC891:.BC891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9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9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저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9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주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짱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찌니찌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96]+1" office:value-type="string" office:string-value="" calcext:value-type="error">
            <text:p>#REF!</text:p>
          </table:table-cell>
          <table:table-cell table:style-name="ACE-6" office:value-type="string" calcext:value-type="string">
            <text:p>차차</text:p>
          </table:table-cell>
          <table:table-cell table:style-name="ACE-7" table:formula="of:=SUM([.AC897:.BC89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97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챨리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8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리와초콜릿공장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00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스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참나이런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02]+1" office:value-type="string" office:string-value="" calcext:value-type="error">
            <text:p>#REF!</text:p>
          </table:table-cell>
          <table:table-cell table:style-name="ACE-6" office:value-type="string" calcext:value-type="string">
            <text:p>처음처럼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천강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천사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청우</text:p>
          </table:table-cell>
          <table:table-cell table:style-name="ACE-7" table:formula="of:=SUM([.AC906:.BC90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청초</text:p>
          </table:table-cell>
          <table:table-cell table:style-name="ACE-7" table:formula="of:=SUM([.AC907:.BC907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체리걸</text:p>
          </table:table-cell>
          <table:table-cell table:style-name="ACE-7" table:formula="of:=SUM([.AC908:.BC908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체이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급반로1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급반라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</text:p>
          </table:table-cell>
          <table:table-cell table:style-name="ACE-7" table:formula="of:=SUM([.AC912:.BC91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사마</text:p>
          </table:table-cell>
          <table:table-cell table:style-name="ACE-7" table:formula="of:=SUM([.AC914:.BC91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최진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최할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사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축복</text:p>
          </table:table-cell>
          <table:table-cell table:style-name="ACE-7" table:formula="of:=SUM([.AC918:.BC918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촌닭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공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바람</text:p>
          </table:table-cell>
          <table:table-cell table:style-name="ACE-7" table:formula="of:=SUM([.AC922:.BC922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추는 짱가</text:p>
          </table:table-cell>
          <table:table-cell table:style-name="ACE-7" table:formula="of:=SUM([.AC924:.BC924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치키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친구야</text:p>
          </table:table-cell>
          <table:table-cell table:style-name="ACE-7" table:formula="of:=SUM([.AC926:.BC926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를로스</text:p>
          </table:table-cell>
          <table:table-cell table:style-name="ACE-7" table:formula="of:=SUM([.AC927:.BC927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27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리스마</text:p>
          </table:table-cell>
          <table:table-cell table:style-name="ACE-7" table:formula="of:=SUM([.AC928:.BC928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28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멜레온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카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카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키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칸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캐롤</text:p>
          </table:table-cell>
          <table:table-cell table:style-name="ACE-7" table:formula="of:=SUM([.AC935:.BC93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빈</text:p>
          </table:table-cell>
          <table:table-cell table:style-name="ACE-7" table:formula="of:=SUM([.AC936:.BC936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라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엔</text:p>
          </table:table-cell>
          <table:table-cell table:style-name="ACE-7" table:formula="of:=SUM([.AC939:.BC939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티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켈리</text:p>
          </table:table-cell>
          <table:table-cell table:style-name="ACE-7" table:formula="of:=SUM([.AC941:.BC941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켈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942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비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코</text:p>
          </table:table-cell>
          <table:table-cell table:style-name="ACE-7" table:formula="of:=SUM([.AC944:.BC944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코(EZ)</text:p>
          </table:table-cell>
          <table:table-cell table:style-name="ACE-7" table:formula="of:=SUM([.AC945:.BC945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콜롬보</text:p>
          </table:table-cell>
          <table:table-cell table:style-name="ACE-7" table:formula="of:=SUM([.AC946:.BC94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쿠바여인</text:p>
          </table:table-cell>
          <table:table-cell table:style-name="ACE-7" table:formula="of:=SUM([.AC947:.BC947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47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48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49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틴정</text:p>
          </table:table-cell>
          <table:table-cell table:style-name="ACE-7" table:formula="of:=SUM([.AC950:.BC950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키싱구라미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51]+1" office:value-type="string" office:string-value="" calcext:value-type="error">
            <text:p>#REF!</text:p>
          </table:table-cell>
          <table:table-cell table:style-name="ACE-6" office:value-type="string" calcext:value-type="string">
            <text:p>키이스톤</text:p>
          </table:table-cell>
          <table:table-cell table:style-name="ACE-7" table:formula="of:=SUM([.AC952:.BC95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4"/>
        </table:table-row>
        <table:table-row table:style-name="ro2" table:visibility="collapse">
          <table:table-cell table:style-name="ACE-7" table:formula="of:=[.A952]+1" office:value-type="string" office:string-value="" calcext:value-type="error">
            <text:p>#REF!</text:p>
          </table:table-cell>
          <table:table-cell table:style-name="ACE-6" office:value-type="string" calcext:value-type="string">
            <text:p>킹크랩</text:p>
          </table:table-cell>
          <table:table-cell table:style-name="ACE-7" table:formula="of:=SUM([.AC953:.BC953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53]+1" office:value-type="string" office:string-value="" calcext:value-type="error">
            <text:p>#REF!</text:p>
          </table:table-cell>
          <table:table-cell table:style-name="ACE-6" office:value-type="string" calcext:value-type="string">
            <text:p>타잔</text:p>
          </table:table-cell>
          <table:table-cell table:style-name="ACE-7" table:formula="of:=SUM([.AC954:.BC9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54]+1" office:value-type="string" office:string-value="" calcext:value-type="error">
            <text:p>#REF!</text:p>
          </table:table-cell>
          <table:table-cell table:style-name="ACE-6" office:value-type="string" calcext:value-type="string">
            <text:p>태연</text:p>
          </table:table-cell>
          <table:table-cell table:style-name="ACE-7" table:formula="of:=SUM([.AC955:.BC95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55]+1" office:value-type="string" office:string-value="" calcext:value-type="error">
            <text:p>#REF!</text:p>
          </table:table-cell>
          <table:table-cell table:style-name="ACE-6" office:value-type="string" calcext:value-type="string">
            <text:p>태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56]+1" office:value-type="string" office:string-value="" calcext:value-type="error">
            <text:p>#REF!</text:p>
          </table:table-cell>
          <table:table-cell table:style-name="ACE-6" office:value-type="string" calcext:value-type="string">
            <text:p>탱고헨리</text:p>
          </table:table-cell>
          <table:table-cell table:style-name="ACE-7" table:formula="of:=SUM([.P957:.AI95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57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58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레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59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리</text:p>
          </table:table-cell>
          <table:table-cell table:style-name="ACE-7" table:formula="of:=SUM([.P960:.AI96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960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리우스 (M)</text:p>
          </table:table-cell>
          <table:table-cell table:style-name="ACE-7" table:formula="of:=SUM([.P961:.AI961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61]+1" office:value-type="string" office:string-value="" calcext:value-type="error">
            <text:p>#REF!</text:p>
          </table:table-cell>
          <table:table-cell table:style-name="ACE-6" office:value-type="string" calcext:value-type="string">
            <text:p>터미</text:p>
          </table:table-cell>
          <table:table-cell table:style-name="ACE-7" table:formula="of:=SUM([.P962:.AI96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62]+1" office:value-type="string" office:string-value="" calcext:value-type="error">
            <text:p>#REF!</text:p>
          </table:table-cell>
          <table:table-cell table:style-name="ACE-6" office:value-type="string" calcext:value-type="string">
            <text:p>토오니</text:p>
          </table:table-cell>
          <table:table-cell table:style-name="ACE-7" table:formula="of:=SUM([.P963:.AI963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63]+1" office:value-type="string" office:string-value="" calcext:value-type="error">
            <text:p>#REF!</text:p>
          </table:table-cell>
          <table:table-cell table:style-name="ACE-6" office:value-type="string" calcext:value-type="string">
            <text:p>토요머</text:p>
          </table:table-cell>
          <table:table-cell table:style-name="ACE-7" table:formula="of:=SUM([.P964:.AI964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64]+1" office:value-type="string" office:string-value="" calcext:value-type="error">
            <text:p>#REF!</text:p>
          </table:table-cell>
          <table:table-cell table:style-name="ACE-6" office:value-type="string" calcext:value-type="string">
            <text:p>톰톰</text:p>
          </table:table-cell>
          <table:table-cell table:style-name="ACE-7" table:formula="of:=SUM([.P966:.AI96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66]+1" office:value-type="string" office:string-value="" calcext:value-type="error">
            <text:p>#REF!</text:p>
          </table:table-cell>
          <table:table-cell table:style-name="ACE-6" office:value-type="string" calcext:value-type="string">
            <text:p>투덜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67]+1" office:value-type="string" office:string-value="" calcext:value-type="error">
            <text:p>#REF!</text:p>
          </table:table-cell>
          <table:table-cell table:style-name="ACE-6" office:value-type="string" calcext:value-type="string">
            <text:p>투미</text:p>
          </table:table-cell>
          <table:table-cell table:style-name="ACE-7" table:formula="of:=SUM([.P968:.AI96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968]+1" office:value-type="string" office:string-value="" calcext:value-type="error">
            <text:p>#REF!</text:p>
          </table:table-cell>
          <table:table-cell table:style-name="ACE-6" office:value-type="string" calcext:value-type="string">
            <text:p>트라볼타</text:p>
          </table:table-cell>
          <table:table-cell table:style-name="ACE-7" table:formula="of:=SUM([.P969:.AI96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9"/>
        </table:table-row>
        <table:table-row table:style-name="ro2" table:visibility="collapse">
          <table:table-cell table:style-name="ACE-7" table:formula="of:=[.A969]+1" office:value-type="string" office:string-value="" calcext:value-type="error">
            <text:p>#REF!</text:p>
          </table:table-cell>
          <table:table-cell table:style-name="ACE-6" office:value-type="string" calcext:value-type="string">
            <text:p>티나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70]+1" office:value-type="string" office:string-value="" calcext:value-type="error">
            <text:p>#REF!</text:p>
          </table:table-cell>
          <table:table-cell table:style-name="ACE-6" office:value-type="string" calcext:value-type="string">
            <text:p>티파니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71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라</text:p>
          </table:table-cell>
          <table:table-cell table:style-name="ACE-7" table:formula="of:=SUM([.P972:.AI972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72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라도</text:p>
          </table:table-cell>
          <table:table-cell table:style-name="ACE-7" table:formula="of:=SUM([.P973:.AI973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73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랑새</text:p>
          </table:table-cell>
          <table:table-cell table:style-name="ACE-7" table:formula="of:=SUM([.P974:.AI974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74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스텔</text:p>
          </table:table-cell>
          <table:table-cell table:style-name="ACE-7" table:formula="of:=SUM([.P975:.AI975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75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베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76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이터</text:p>
          </table:table-cell>
          <table:table-cell table:style-name="ACE-7" table:formula="of:=SUM([.P977:.AI977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77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78]+1" office:value-type="string" office:string-value="" calcext:value-type="error">
            <text:p>#REF!</text:p>
          </table:table-cell>
          <table:table-cell table:style-name="ACE-6" office:value-type="string" calcext:value-type="string">
            <text:p>패니</text:p>
          </table:table-cell>
          <table:table-cell table:style-name="ACE-7" table:formula="of:=SUM([.P979:.AI97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79]+1" office:value-type="string" office:string-value="" calcext:value-type="error">
            <text:p>#REF!</text:p>
          </table:table-cell>
          <table:table-cell table:style-name="ACE-6" office:value-type="string" calcext:value-type="string">
            <text:p>패션</text:p>
          </table:table-cell>
          <table:table-cell table:style-name="ACE-7" table:formula="of:=SUM([.P980:.AI980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80]+1" office:value-type="string" office:string-value="" calcext:value-type="error">
            <text:p>#REF!</text:p>
          </table:table-cell>
          <table:table-cell table:style-name="ACE-6" office:value-type="string" calcext:value-type="string">
            <text:p>평택살사단체</text:p>
          </table:table-cell>
          <table:table-cell table:style-name="ACE-7" table:formula="of:=SUM([.P981:.AI981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81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드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82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스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83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우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84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카혼탁스</text:p>
          </table:table-cell>
          <table:table-cell table:style-name="ACE-7" table:formula="of:=SUM([.P985:.AI985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폭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985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른하늘</text:p>
          </table:table-cell>
          <table:table-cell table:style-name="ACE-7" table:formula="of:=SUM([.P987:.AI98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87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들공주</text:p>
          </table:table-cell>
          <table:table-cell table:style-name="ACE-7" table:formula="of:=SUM([.P988:.AI988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88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</text:p>
          </table:table-cell>
          <table:table-cell table:style-name="ACE-7" table:formula="of:=SUM([.P989:.AI989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89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90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하니</text:p>
          </table:table-cell>
          <table:table-cell table:style-name="ACE-7" table:formula="of:=SUM([.P991:.AI991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91]+1" office:value-type="string" office:string-value="" calcext:value-type="error">
            <text:p>#REF!</text:p>
          </table:table-cell>
          <table:table-cell table:style-name="ACE-6" office:value-type="string" calcext:value-type="string">
            <text:p>풀향기</text:p>
          </table:table-cell>
          <table:table-cell table:style-name="ACE-7" table:formula="of:=SUM([.P992:.AI99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92]+1" office:value-type="string" office:string-value="" calcext:value-type="error">
            <text:p>#REF!</text:p>
          </table:table-cell>
          <table:table-cell table:style-name="ACE-6" office:value-type="string" calcext:value-type="string">
            <text:p>품바댁</text:p>
          </table:table-cell>
          <table:table-cell table:style-name="ACE-7" table:formula="of:=SUM([.P993:.AI993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93]+1" office:value-type="string" office:string-value="" calcext:value-type="error">
            <text:p>#REF!</text:p>
          </table:table-cell>
          <table:table-cell table:style-name="ACE-6" office:value-type="string" calcext:value-type="string">
            <text:p>풍류</text:p>
          </table:table-cell>
          <table:table-cell table:style-name="ACE-7" table:formula="of:=SUM([.P994:.AI994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94]+1" office:value-type="string" office:string-value="" calcext:value-type="error">
            <text:p>#REF!</text:p>
          </table:table-cell>
          <table:table-cell table:style-name="ACE-6" office:value-type="string" calcext:value-type="string">
            <text:p>퓨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95]+1" office:value-type="string" office:string-value="" calcext:value-type="error">
            <text:p>#REF!</text:p>
          </table:table-cell>
          <table:table-cell table:style-name="ACE-6" office:value-type="string" calcext:value-type="string">
            <text:p>프랭크</text:p>
          </table:table-cell>
          <table:table-cell table:style-name="ACE-7" table:formula="of:=SUM([.P996:.AI996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플라워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9"/>
        </table:table-row>
        <table:table-row table:style-name="ro2" table:visibility="collapse">
          <table:table-cell table:style-name="ACE-7" table:formula="of:=[.A996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어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98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어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999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오니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00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죤</text:p>
          </table:table-cell>
          <table:table-cell table:style-name="ACE-7" table:formula="of:=SUM([.P1001:.AI1001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01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죤2</text:p>
          </table:table-cell>
          <table:table-cell table:style-name="ACE-7" table:formula="of:=SUM([.P1002:.AI1002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필</text:p>
          </table:table-cell>
          <table:table-cell table:style-name="ACE-7" table:formula="of:=SUM([.P1003:.AI1003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03]+1" office:value-type="string" office:string-value="" calcext:value-type="error">
            <text:p>#REF!</text:p>
          </table:table-cell>
          <table:table-cell table:style-name="ACE-6" office:value-type="string" calcext:value-type="string">
            <text:p>필립(New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04]+1" office:value-type="string" office:string-value="" calcext:value-type="error">
            <text:p>#REF!</text:p>
          </table:table-cell>
          <table:table-cell table:style-name="ACE-6" office:value-type="string" calcext:value-type="string">
            <text:p>필소굿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핑크틴</text:p>
          </table:table-cell>
          <table:table-cell table:style-name="ACE-7" table:formula="of:=SUM([.P1006:.AI1006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06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바나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07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랑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0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0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3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10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에</text:p>
          </table:table-cell>
          <table:table-cell table:style-name="ACE-7" table:formula="of:=SUM([.P1011:.AI1011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하루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11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13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14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15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얀늑대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16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디</text:p>
          </table:table-cell>
          <table:table-cell table:style-name="ACE-7" table:formula="of:=SUM([.P1017:.AI1017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17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윈드</text:p>
          </table:table-cell>
          <table:table-cell table:style-name="ACE-7" table:formula="of:=SUM([.P1018:.AI1018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1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츄</text:p>
          </table:table-cell>
          <table:table-cell table:style-name="ACE-7" table:formula="of:=SUM([.P1019:.AI101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1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처리</text:p>
          </table:table-cell>
          <table:table-cell table:style-name="ACE-7" table:formula="of:=SUM([.P1020:.AI1020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20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하하</text:p>
          </table:table-cell>
          <table:table-cell table:style-name="ACE-7" table:formula="of:=SUM([.P1021:.AI1021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21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나</text:p>
          </table:table-cell>
          <table:table-cell table:style-name="ACE-7" table:formula="of:=SUM([.P1022:.AI1022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22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방</text:p>
          </table:table-cell>
          <table:table-cell table:style-name="ACE-7" table:formula="of:=SUM([.P1023:.AI1023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23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사람</text:p>
          </table:table-cell>
          <table:table-cell table:style-name="ACE-7" table:formula="of:=SUM([.P1024:.AI1024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24]+1" office:value-type="string" office:string-value="" calcext:value-type="error">
            <text:p>#REF!</text:p>
          </table:table-cell>
          <table:table-cell table:style-name="ACE-6" office:value-type="string" calcext:value-type="string">
            <text:p>향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25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니</text:p>
          </table:table-cell>
          <table:table-cell table:style-name="ACE-7" table:formula="of:=SUM([.P1026:.AI1026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26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독불가(91)</text:p>
          </table:table-cell>
          <table:table-cell table:style-name="ACE-7" table:formula="of:=SUM([.P1027:.AI1027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바</text:p>
          </table:table-cell>
          <table:table-cell table:style-name="ACE-7" table:formula="of:=SUM([.P1028:.AI1028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2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사랑</text:p>
          </table:table-cell>
          <table:table-cell table:style-name="ACE-7" table:formula="of:=SUM([.P1029:.AI1029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2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임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해피현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 table:formula="of:=[.A1030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피현호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32]+1" office:value-type="string" office:string-value="" calcext:value-type="error">
            <text:p>#REF!</text:p>
          </table:table-cell>
          <table:table-cell table:style-name="ACE-6" office:value-type="string" calcext:value-type="string">
            <text:p>햇님</text:p>
          </table:table-cell>
          <table:table-cell table:style-name="ACE-7" table:formula="of:=SUM([.P1033:.AI103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33]+1" office:value-type="string" office:string-value="" calcext:value-type="error">
            <text:p>#REF!</text:p>
          </table:table-cell>
          <table:table-cell table:style-name="ACE-6" office:value-type="string" calcext:value-type="string">
            <text:p>햇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허니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34]+1" office:value-type="string" office:string-value="" calcext:value-type="error">
            <text:p>#REF!</text:p>
          </table:table-cell>
          <table:table-cell table:style-name="ACE-6" office:value-type="string" calcext:value-type="string">
            <text:p>허동규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36]+1" office:value-type="string" office:string-value="" calcext:value-type="error">
            <text:p>#REF!</text:p>
          </table:table-cell>
          <table:table-cell table:style-name="ACE-6" office:value-type="string" calcext:value-type="string">
            <text:p>허브센트</text:p>
          </table:table-cell>
          <table:table-cell table:style-name="ACE-7" table:formula="of:=SUM([.P1037:.AI1037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37]+1" office:value-type="string" office:string-value="" calcext:value-type="error">
            <text:p>#REF!</text:p>
          </table:table-cell>
          <table:table-cell table:style-name="ACE-6" office:value-type="string" calcext:value-type="string">
            <text:p>헝그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38]+1" office:value-type="string" office:string-value="" calcext:value-type="error">
            <text:p>#REF!</text:p>
          </table:table-cell>
          <table:table-cell table:style-name="ACE-6" office:value-type="string" calcext:value-type="string">
            <text:p>헤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39]+1" office:value-type="string" office:string-value="" calcext:value-type="error">
            <text:p>#REF!</text:p>
          </table:table-cell>
          <table:table-cell table:style-name="ACE-6" office:value-type="string" calcext:value-type="string">
            <text:p>헬렌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40]+1" office:value-type="string" office:string-value="" calcext:value-type="error">
            <text:p>#REF!</text:p>
          </table:table-cell>
          <table:table-cell table:style-name="ACE-6" office:value-type="string" calcext:value-type="string">
            <text:p>현지</text:p>
          </table:table-cell>
          <table:table-cell table:style-name="ACE-7" table:formula="of:=SUM([.P1041:.AI104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41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42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테</text:p>
          </table:table-cell>
          <table:table-cell table:style-name="ACE-7" table:formula="of:=SUM([.P1043:.AI104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43]+1" office:value-type="string" office:string-value="" calcext:value-type="error">
            <text:p>#REF!</text:p>
          </table:table-cell>
          <table:table-cell table:style-name="ACE-6" office:value-type="string" calcext:value-type="string">
            <text:p>홍반장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44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프한잔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45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한마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46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희</text:p>
          </table:table-cell>
          <table:table-cell table:style-name="ACE-7" table:formula="of:=SUM([.P1047:.AI1047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47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희사랑</text:p>
          </table:table-cell>
          <table:table-cell table:style-name="ACE-7" table:formula="of:=SUM([.P1048:.AI1048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48]+1" office:value-type="string" office:string-value="" calcext:value-type="error">
            <text:p>#REF!</text:p>
          </table:table-cell>
          <table:table-cell table:style-name="ACE-6" office:value-type="string" calcext:value-type="string">
            <text:p>황진이</text:p>
          </table:table-cell>
          <table:table-cell table:style-name="ACE-7" table:formula="of:=SUM([.P1049:.AI1049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49]+1" office:value-type="string" office:string-value="" calcext:value-type="error">
            <text:p>#REF!</text:p>
          </table:table-cell>
          <table:table-cell table:style-name="ACE-6" office:value-type="string" calcext:value-type="string">
            <text:p>황후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50]+1" office:value-type="string" office:string-value="" calcext:value-type="error">
            <text:p>#REF!</text:p>
          </table:table-cell>
          <table:table-cell table:style-name="ACE-6" office:value-type="string" calcext:value-type="string">
            <text:p>후니</text:p>
          </table:table-cell>
          <table:table-cell table:style-name="ACE-7"/>
          <table:table-cell table:style-name="ce22" table:number-columns-repeated="6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51]+1" office:value-type="string" office:string-value="" calcext:value-type="error">
            <text:p>#REF!</text:p>
          </table:table-cell>
          <table:table-cell table:style-name="ACE-6" office:value-type="string" calcext:value-type="string">
            <text:p>흑진주</text:p>
          </table:table-cell>
          <table:table-cell table:style-name="ACE-7" table:formula="of:=SUM([.P1052:.AI1052])" office:value-type="float" office:value="0" calcext:value-type="float">
            <text:p>0</text:p>
          </table:table-cell>
          <table:table-cell table:style-name="ce22" table:number-columns-repeated="6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4"/>
        </table:table-row>
        <table:table-row table:style-name="ro2" table:visibility="collapse">
          <table:table-cell table:style-name="ACE-7" table:formula="of:=[.A1052]+1" office:value-type="string" office:string-value="" calcext:value-type="error">
            <text:p>#REF!</text:p>
          </table:table-cell>
          <table:table-cell table:style-name="ACE-6" office:value-type="string" calcext:value-type="string">
            <text:p>히딩코</text:p>
          </table:table-cell>
          <table:table-cell table:style-name="ACE-7" table:formula="of:=SUM([.P1053:.AI105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visibility="collapse">
          <table:table-cell table:style-name="ACE-7" table:formula="of:=[.A1053]+1" office:value-type="string" office:string-value="" calcext:value-type="error">
            <text:p>#REF!</text:p>
          </table:table-cell>
          <table:table-cell table:style-name="ACE-6" office:value-type="string" calcext:value-type="string">
            <text:p>히비스</text:p>
          </table:table-cell>
          <table:table-cell table:style-name="ACE-7" table:formula="of:=SUM([.P1054:.AI10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7"/>
          <table:table-cell table:style-name="ce22" table:number-columns-repeated="5"/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3" table:number-rows-spanned="1">
            <text:p>유 <text:s/>료 <text:s/>손 <text:s/>님</text:p>
          </table:table-cell>
          <table:covered-table-cell table:number-columns-repeated="2"/>
          <table:table-cell table:style-name="ce25"/>
          <table:table-cell table:style-name="ACE-7" table:formula="of:=[.E2]" office:value-type="float" office:value="670" calcext:value-type="float">
            <text:p>670</text:p>
          </table:table-cell>
          <table:table-cell table:style-name="ACE-7" table:formula="of:=[.F2]" office:value-type="float" office:value="669" calcext:value-type="float">
            <text:p>669</text:p>
          </table:table-cell>
          <table:table-cell table:style-name="ACE-7" table:formula="of:=[.G2]" office:value-type="float" office:value="668" calcext:value-type="float">
            <text:p>668</text:p>
          </table:table-cell>
          <table:table-cell table:style-name="ACE-7" table:formula="of:=[.H2]" office:value-type="float" office:value="667" calcext:value-type="float">
            <text:p>667</text:p>
          </table:table-cell>
          <table:table-cell table:style-name="ACE-7" table:formula="of:=[.I2]" office:value-type="float" office:value="666" calcext:value-type="float">
            <text:p>666</text:p>
          </table:table-cell>
          <table:table-cell table:style-name="ACE-7" table:formula="of:=[.J2]" office:value-type="float" office:value="665" calcext:value-type="float">
            <text:p>665</text:p>
          </table:table-cell>
          <table:table-cell table:style-name="ACE-7" table:formula="of:=[.K2]" office:value-type="float" office:value="664" calcext:value-type="float">
            <text:p>664</text:p>
          </table:table-cell>
          <table:table-cell table:style-name="ACE-7" table:formula="of:=[.L2]" office:value-type="float" office:value="663" calcext:value-type="float">
            <text:p>663</text:p>
          </table:table-cell>
          <table:table-cell table:style-name="ACE-7" table:formula="of:=[.M2]" office:value-type="float" office:value="662" calcext:value-type="float">
            <text:p>662</text:p>
          </table:table-cell>
          <table:table-cell table:style-name="ACE-7" table:formula="of:=[.N2]" office:value-type="float" office:value="661" calcext:value-type="float">
            <text:p>661</text:p>
          </table:table-cell>
          <table:table-cell table:style-name="ACE-7" table:formula="of:=[.O2]" office:value-type="float" office:value="660" calcext:value-type="float">
            <text:p>660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2018누적출석</text:p>
          </table:table-cell>
          <table:table-cell table:style-name="ce29" office:value-type="string" calcext:value-type="string">
            <text:p>연속횟수</text:p>
          </table:table-cell>
          <table:table-cell table:style-name="ce26" table:formula="of:=[.E3]" office:value-type="date" office:date-value="2019-03-15" calcext:value-type="date">
            <text:p>3/15</text:p>
          </table:table-cell>
          <table:table-cell table:style-name="ce26" table:formula="of:=[.F3]" office:value-type="date" office:date-value="2019-03-08" calcext:value-type="date">
            <text:p>3/8</text:p>
          </table:table-cell>
          <table:table-cell table:style-name="ce26" table:formula="of:=[.G3]" office:value-type="date" office:date-value="2019-03-01" calcext:value-type="date">
            <text:p>3/1</text:p>
          </table:table-cell>
          <table:table-cell table:style-name="ce26" table:formula="of:=[.H3]" office:value-type="date" office:date-value="2019-02-22" calcext:value-type="date">
            <text:p>2/22</text:p>
          </table:table-cell>
          <table:table-cell table:style-name="ce26" table:formula="of:=[.I3]" office:value-type="date" office:date-value="2019-02-15" calcext:value-type="date">
            <text:p>2/15</text:p>
          </table:table-cell>
          <table:table-cell table:style-name="ce26" table:formula="of:=[.J3]" office:value-type="date" office:date-value="2019-02-08" calcext:value-type="date">
            <text:p>2/8</text:p>
          </table:table-cell>
          <table:table-cell table:style-name="ce26" table:formula="of:=[.K3]" office:value-type="date" office:date-value="2019-02-01" calcext:value-type="date">
            <text:p>2/1</text:p>
          </table:table-cell>
          <table:table-cell table:style-name="ce26" table:formula="of:=[.L3]" office:value-type="date" office:date-value="2019-01-25" calcext:value-type="date">
            <text:p>1/25</text:p>
          </table:table-cell>
          <table:table-cell table:style-name="ce26" table:formula="of:=[.M3]" office:value-type="date" office:date-value="2019-01-18" calcext:value-type="date">
            <text:p>1/18</text:p>
          </table:table-cell>
          <table:table-cell table:style-name="ce26" table:formula="of:=[.N3]" office:value-type="date" office:date-value="2019-01-11" calcext:value-type="date">
            <text:p>1/11</text:p>
          </table:table-cell>
          <table:table-cell table:style-name="ce26" table:formula="of:=[.O3]" office:value-type="date" office:date-value="2019-01-04" calcext:value-type="date">
            <text:p>1/4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ALLY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BUTA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CHEMI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DORiS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GURU</text:p>
          </table:table-cell>
          <table:table-cell table:style-name="ACE-6"/>
          <table:table-cell table:style-name="ACE-7" table:number-columns-repeated="9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JAZZ</text:p>
          </table:table-cell>
          <table:table-cell table:style-name="ACE-6"/>
          <table:table-cell table:style-name="ACE-7" table:number-columns-repeated="9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JB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JOHN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KACHI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KONZ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MILKTEA48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RANIA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RAYMOND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SIAM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SPA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SUSAN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SUN1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SUN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TONY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Yumi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가2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가네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가도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가디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가루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가이더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가을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가을향연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가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간지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강바람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강슈(B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강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걸스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검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겐지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겐지지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겨울사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경숙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고구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고객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고바우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고아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골드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굿가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굿데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권성은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권쭈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귀로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그라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그렉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그레이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그레이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그리니찌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그리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그린티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글라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기레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기팔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기쁨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김소정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까르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까치2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깜찍이짱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꼬셔(B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꽃별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꾸니(T)</text:p>
          </table:table-cell>
          <table:table-cell table:style-name="ACE-6"/>
          <table:table-cell table:style-name="ACE-7" table:number-columns-repeated="9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꾼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꿈신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끌로에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나그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나로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나르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나린</text:p>
          </table:table-cell>
          <table:table-cell table:style-name="ACE-6"/>
          <table:table-cell table:style-name="ACE-7" table:number-columns-repeated="9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나린이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나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나무향기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나방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나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나비잠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나오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나영(B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나승복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나이뽀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나이쑤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남쓰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남자향기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너구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널널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네바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네오칼</text:p>
          </table:table-cell>
          <table:table-cell table:style-name="ACE-6"/>
          <table:table-cell table:style-name="ACE-7" table:number-columns-repeated="9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네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노마(T)</text:p>
          </table:table-cell>
          <table:table-cell table:style-name="ACE-6"/>
          <table:table-cell table:style-name="ACE-7" table:number-columns-repeated="9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노을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노을향기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늘푸른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니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니콜(AJM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니콜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니하오(T)</text:p>
          </table:table-cell>
          <table:table-cell table:style-name="ACE-6"/>
          <table:table-cell table:number-columns-repeated="9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다니엘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다롱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다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다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다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다우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다원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다이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다마고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다정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다정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단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달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달봉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대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대마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대박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댄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더원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던킨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데니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데레사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데보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데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데이빗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4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데이빗2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데이지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도니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도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도로시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도산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돌맹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돌비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돌핀</text:p>
          </table:table-cell>
          <table:table-cell table:style-name="ACE-6"/>
          <table:table-cell table:style-name="ACE-7" table:number-columns-repeated="9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동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동심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두꺼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두둥차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두둥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두마게티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두우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듀앳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들바람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딤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딸기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땅콩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땐써99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뗀텐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라니(T)</text:p>
          </table:table-cell>
          <table:table-cell table:style-name="ACE-6"/>
          <table:table-cell table:number-columns-repeated="6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라디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라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라떼2</text:p>
          </table:table-cell>
          <table:table-cell table:style-name="ACE-6"/>
          <table:table-cell table:style-name="ACE-7" table:number-columns-repeated="9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라라2</text:p>
          </table:table-cell>
          <table:table-cell table:style-name="ACE-6"/>
          <table:table-cell table:style-name="ACE-7" table:number-columns-repeated="9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라라미정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라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5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라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라베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라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라엘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라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라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라이거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라이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라이언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라일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라임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라임(T)</text:p>
          </table:table-cell>
          <table:table-cell table:style-name="ACE-6"/>
          <table:table-cell table:number-columns-repeated="9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라익</text:p>
          </table:table-cell>
          <table:table-cell table:style-name="ACE-6"/>
          <table:table-cell table:style-name="ACE-7" office:value-type="float" office:value="4" calcext:value-type="float">
            <text:p>4</text:p>
          </table:table-cell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라파엘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라프</text:p>
          </table:table-cell>
          <table:table-cell table:style-name="ACE-6"/>
          <table:table-cell table:style-name="ACE-7" office:value-type="float" office:value="5" calcext:value-type="float">
            <text:p>5</text:p>
          </table:table-cell>
          <table:table-cell table:number-columns-repeated="5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라티나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라티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라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러브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러블리꼬셔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럭비공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래니(T)</text:p>
          </table:table-cell>
          <table:table-cell table:style-name="ACE-6"/>
          <table:table-cell table:style-name="ACE-7" table:number-columns-repeated="9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레니짱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래딕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레드열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레리삐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레미인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레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레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7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레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레이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레인</text:p>
          </table:table-cell>
          <table:table-cell table:style-name="ACE-6"/>
          <table:table-cell table:style-name="ACE-7" table:number-columns-repeated="9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레인맨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레인보우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로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로도스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로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로라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로망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로베로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로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로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로이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ROY7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5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string" calcext:value-type="string">
            <text:p>6회무료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로즈메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로즈버드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로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롤렉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롤리타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롱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롱허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루나할로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5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루나영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루루(T)</text:p>
          </table:table-cell>
          <table:table-cell table:style-name="ACE-6"/>
          <table:table-cell table:style-name="ACE-7" table:number-columns-repeated="9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루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루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루시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루시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루시아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루아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루안</text:p>
          </table:table-cell>
          <table:table-cell table:style-name="ACE-6"/>
          <table:table-cell table:style-name="ACE-7" table:number-columns-repeated="9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루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루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루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루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루카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루카스</text:p>
          </table:table-cell>
          <table:table-cell table:style-name="ACE-6"/>
          <table:table-cell table:style-name="ACE-7" table:number-columns-repeated="9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루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루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루핀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루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룰루</text:p>
          </table:table-cell>
          <table:table-cell table:style-name="ACE-6"/>
          <table:table-cell table:style-name="ACE-7" office:value-type="float" office:value="5" calcext:value-type="float">
            <text:p>5</text:p>
          </table:table-cell>
          <table:table-cell table:number-columns-repeated="5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리나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리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리미트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리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리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리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리아(T)</text:p>
          </table:table-cell>
          <table:table-cell table:style-name="ACE-6"/>
          <table:table-cell table:number-columns-repeated="5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리아나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리야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리오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리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리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리차드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리카</text:p>
          </table:table-cell>
          <table:table-cell table:style-name="ACE-6"/>
          <table:table-cell table:style-name="ACE-7" table:number-columns-repeated="9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리코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리타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리티나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린(T)</text:p>
          </table:table-cell>
          <table:table-cell table:style-name="ACE-6"/>
          <table:table-cell table:number-columns-repeated="7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린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릴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링컨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마가렛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마고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마라(T)</text:p>
          </table:table-cell>
          <table:table-cell table:style-name="ACE-6"/>
          <table:table-cell table:style-name="ACE-7" table:number-columns-repeated="9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마루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마르소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마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마리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마리엔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마린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마린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마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마오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마이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마이클2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마크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마타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마타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마틸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마틴2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말리지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맘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망고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매드애플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베리정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머큐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머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멋진인생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멋진찰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멋찐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명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메가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메기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메미5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메이로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메이플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메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메텔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멜라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모나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모니카(분당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모니카(강남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모니카(압구정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모니카8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모닝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모터스맨</text:p>
          </table:table-cell>
          <table:table-cell table:style-name="ACE-6"/>
          <table:table-cell table:style-name="ACE-7" office:value-type="float" office:value="3" calcext:value-type="float">
            <text:p>3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 office:value-type="string" calcext:value-type="string">
            <text:p>6회무료</text:p>
          </table:table-cell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모란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모모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모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모스크바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모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몬로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몰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몰맹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못생긴멋쟁이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몽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무사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무스타파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무스탕</text:p>
          </table:table-cell>
          <table:table-cell table:style-name="ACE-6"/>
          <table:table-cell table:style-name="ACE-7" table:number-columns-repeated="9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무시로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무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무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무한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묵향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문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물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뭉치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뮤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뮬란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미나리자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미란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미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미리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미래아빠(T)</text:p>
          </table:table-cell>
          <table:table-cell table:style-name="ACE-6"/>
          <table:table-cell table:style-name="ACE-7" table:number-columns-repeated="9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미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미소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미서명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미쉘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미쉘2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5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string" calcext:value-type="string">
            <text:p>6회무료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미아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미어캣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미지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미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미카엘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민지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민턴짱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바네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바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바라바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바람</text:p>
          </table:table-cell>
          <table:table-cell table:style-name="ACE-6"/>
          <table:table-cell table:style-name="ACE-7" table:number-columns-repeated="9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바람의전설(T)</text:p>
          </table:table-cell>
          <table:table-cell table:style-name="ACE-6"/>
          <table:table-cell table:style-name="ACE-7" table:number-columns-repeated="9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바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바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박정은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박지희(B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반디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배네딕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백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백합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뱅기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버디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버디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베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베라짱1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베라짱2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베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베리믹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베리정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베베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베이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베이비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베이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벨 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별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벨리카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벨리타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보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보드맨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보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보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보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복덩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볼로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볼론테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볼뱅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봄(B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분홍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브라이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브라이언(T)</text:p>
          </table:table-cell>
          <table:table-cell table:style-name="ACE-6"/>
          <table:table-cell table:style-name="ACE-7" table:number-columns-repeated="9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브래디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브래리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브루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블랙로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블랙캣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블루(M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블루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블루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블루문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블루베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블루세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블루스카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블루오션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블링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비ee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비비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비비안나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비비안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비에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비욘드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비타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비해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빅초이(T)</text:p>
          </table:table-cell>
          <table:table-cell table:style-name="ACE-6"/>
          <table:table-cell table:number-columns-repeated="9" table:style-name="ACE-7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빅토리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빌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빌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빠리쟝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뽀글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뽀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사랑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사랑비(T)</text:p>
          </table:table-cell>
          <table:table-cell table:style-name="ACE-6"/>
          <table:table-cell table:number-columns-repeated="5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사마타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사용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사이먼</text:p>
          </table:table-cell>
          <table:table-cell table:style-name="ACE-6"/>
          <table:table-cell table:style-name="ACE-7" table:number-columns-repeated="9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사이몬(T)</text:p>
          </table:table-cell>
          <table:table-cell table:style-name="ACE-6"/>
          <table:table-cell table:number-columns-repeated="9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사치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사파이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살로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상그레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샐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샐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생감자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샤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샤랄라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샤론(분당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샤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샤이니</text:p>
          </table:table-cell>
          <table:table-cell table:style-name="ACE-6"/>
          <table:table-cell table:style-name="ACE-7" office:value-type="float" office:value="6" calcext:value-type="float">
            <text:p>6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샤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샬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서태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선군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설원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설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섬진강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성처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성하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세레나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세모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세미</text:p>
          </table:table-cell>
          <table:table-cell table:style-name="ACE-6"/>
          <table:table-cell table:style-name="ACE-7" table:number-columns-repeated="9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세이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세인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셀리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소나타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소라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소리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소피아</text:p>
          </table:table-cell>
          <table:table-cell table:style-name="ACE-6"/>
          <table:table-cell table:style-name="ACE-7" table:number-columns-repeated="9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손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손님(EZ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손님2 (EZ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손님3 (EZ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손님4 (EZ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손님5 (EZ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손님6 (EZ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솜솜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송송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숑</text:p>
          </table:table-cell>
          <table:table-cell table:style-name="ACE-6"/>
          <table:table-cell table:style-name="ACE-7" office:value-type="float" office:value="3" calcext:value-type="float">
            <text:p>3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수닝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수수2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수연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수잔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수정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수지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수한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수혀니</text:p>
          </table:table-cell>
          <table:table-cell table:style-name="ACE-6"/>
          <table:table-cell table:style-name="ACE-7" table:number-columns-repeated="9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순남기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쉬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쉐라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숙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슈우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스미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스미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스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스위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스칼렛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스캇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스탐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스테이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스탠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스텔라</text:p>
          </table:table-cell>
          <table:table-cell table:style-name="ACE-6"/>
          <table:table-cell table:style-name="ACE-7" office:value-type="float" office:value="4" calcext:value-type="float">
            <text:p>4</text:p>
          </table:table-cell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스텔라2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스텔라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스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스톰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스티브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스티븐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스티븐(T)</text:p>
          </table:table-cell>
          <table:table-cell table:style-name="ACE-6"/>
          <table:table-cell table:style-name="ACE-7" table:number-columns-repeated="9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스페이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스핀2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승리바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승짱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승짱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시나신소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시너지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시드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시바(T)</text:p>
          </table:table-cell>
          <table:table-cell table:style-name="ACE-6"/>
          <table:table-cell table:number-columns-repeated="9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신디(T)</text:p>
          </table:table-cell>
          <table:table-cell table:style-name="ACE-6"/>
          <table:table-cell table:style-name="ACE-7" table:number-columns-repeated="9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신디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신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신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신토불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신숙영</text:p>
          </table:table-cell>
          <table:table-cell table:style-name="ACE-6"/>
          <table:table-cell table:style-name="ACE-7" table:number-columns-repeated="9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신혜리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심심(T)</text:p>
          </table:table-cell>
          <table:table-cell table:style-name="ACE-6"/>
          <table:table-cell table:style-name="ACE-7" table:number-columns-repeated="9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싸이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쌔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써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써니2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써니29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써니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써니강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써니유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써니짱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쎄러데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쏘냐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쏘울피리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쏘피아(살사로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씨엘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씨엘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아가샤(T)</text:p>
          </table:table-cell>
          <table:table-cell table:style-name="ACE-6"/>
          <table:table-cell table:style-name="ACE-7" table:number-columns-repeated="9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아난타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아네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아니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아니트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아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아담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아레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아론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아르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아리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아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아리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아만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아이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아이브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아이유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아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아쥬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아즈라엘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아토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아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아형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안나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안나친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안재석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알레그로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알렉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알렉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알파치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앙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애지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애플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앤3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앨리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앨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앨리스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앨버트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앨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야누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야누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야수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얌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양파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어니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어리뽀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얼음공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언덕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엄영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엄지2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에디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에밀리</text:p>
          </table:table-cell>
          <table:table-cell table:style-name="ACE-6"/>
          <table:table-cell table:style-name="ACE-7" office:value-type="float" office:value="4" calcext:value-type="float">
            <text:p>4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에리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퀴너정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채송화</text:p>
          </table:table-cell>
          <table:table-cell table:style-name="ACE-6"/>
          <table:table-cell table:style-name="ACE-7" office:value-type="float" office:value="5" calcext:value-type="float">
            <text:p>5</text:p>
          </table:table-cell>
          <table:table-cell table:number-columns-repeated="5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에디곽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에이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에텔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엔돌핀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엘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엘라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엘라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엘렌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엘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엘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엘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엘리스(Alice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셔누(엘리스)</text:p>
          </table:table-cell>
          <table:table-cell table:style-name="ACE-6"/>
          <table:table-cell table:style-name="ACE-7" table:number-columns-repeated="9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엘리스(T)</text:p>
          </table:table-cell>
          <table:table-cell table:style-name="ACE-6"/>
          <table:table-cell table:style-name="ACE-7" table:number-columns-repeated="9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엘리자벳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엘리자벳(압구정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엘리카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엘비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엘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엘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엘파소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여우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여우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여우인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여왕벌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여자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여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연두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연서진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연생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연영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연탱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영수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예진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오드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오드리(byun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오로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오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오회말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오보에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오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오케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오키토키(T)</text:p>
          </table:table-cell>
          <table:table-cell table:style-name="ACE-6"/>
          <table:table-cell table:style-name="ACE-7" table:number-columns-repeated="9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옥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온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온이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올리비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옹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요세피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욜로(T)</text:p>
          </table:table-cell>
          <table:table-cell table:style-name="ACE-6"/>
          <table:table-cell table:style-name="ACE-7" table:number-columns-repeated="9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와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와우바우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5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와주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완소타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용파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우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우물쭈물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우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우성(B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운짱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울라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워터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원더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원조킹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월드컵번지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웨스턴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윈저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윌리엄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유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유니2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유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유로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유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유메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유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유제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유쾌한씨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유토피아</text:p>
          </table:table-cell>
          <table:table-cell table:style-name="ACE-6"/>
          <table:table-cell table:style-name="ACE-7" office:value-type="float" office:value="6" calcext:value-type="float">
            <text:p>6</text:p>
          </table:table-cell>
          <table:table-cell table:style-name="ACE-7" table:number-columns-repeated="3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유현정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육당(T)</text:p>
          </table:table-cell>
          <table:table-cell table:style-name="ACE-6"/>
          <table:table-cell table:style-name="ACE-7" table:number-columns-repeated="9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윤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윤진(T)</text:p>
          </table:table-cell>
          <table:table-cell table:style-name="ACE-6"/>
          <table:table-cell table:number-columns-repeated="9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윤진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은아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은우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은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은혜로운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이든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이락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이본</text:p>
          </table:table-cell>
          <table:table-cell table:style-name="ACE-6"/>
          <table:table-cell table:style-name="ACE-7" table:number-columns-repeated="9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이브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이사도라</text:p>
          </table:table-cell>
          <table:table-cell table:style-name="ACE-6"/>
          <table:table-cell table:style-name="ACE-7" table:number-columns-repeated="9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이석형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이은영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이정준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이코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이형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인도인형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인젠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자두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자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자애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자유로운늑대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자이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자뽀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작은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잔테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잡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장산곶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쟌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재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재키(Jackie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재키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저그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저스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전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전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전효숙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정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정완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정웅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정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제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제니2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제니짱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제로스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3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제미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제시카1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제쓰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제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J(제이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제이엔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제인^^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제인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화이트(제인2)</text:p>
          </table:table-cell>
          <table:table-cell table:style-name="ACE-6"/>
          <table:table-cell table:style-name="ACE-7" table:number-columns-repeated="9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제인3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제이드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제이미(T)</text:p>
          </table:table-cell>
          <table:table-cell table:style-name="ACE-6"/>
          <table:table-cell table:number-columns-repeated="9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제임스 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제임스2</text:p>
          </table:table-cell>
          <table:table-cell table:style-name="ACE-6"/>
          <table:table-cell table:style-name="ACE-7" table:number-columns-repeated="9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제임스K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제크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제프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젤라또(T)</text:p>
          </table:table-cell>
          <table:table-cell table:style-name="ACE-6"/>
          <table:table-cell table:number-columns-repeated="9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조각가(T)</text:p>
          </table:table-cell>
          <table:table-cell table:style-name="ACE-6"/>
          <table:table-cell table:number-columns-repeated="8"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조나단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조슈아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조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조이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조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조이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조혜영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졸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죠이(T)</text:p>
          </table:table-cell>
          <table:table-cell table:style-name="ACE-6"/>
          <table:table-cell table:style-name="ACE-7" table:number-columns-repeated="9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주니(T)</text:p>
          </table:table-cell>
          <table:table-cell table:style-name="ACE-6"/>
          <table:table-cell table:number-columns-repeated="7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주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주당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주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주연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주작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주치(T)</text:p>
          </table:table-cell>
          <table:table-cell table:style-name="ACE-6"/>
          <table:table-cell table:number-columns-repeated="8"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준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줄리아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줄리아(안경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줄리아(매너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줄리아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줄리아로보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줄리엣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줄리엣(T)</text:p>
          </table:table-cell>
          <table:table-cell table:style-name="ACE-6"/>
          <table:table-cell table:number-columns-repeated="5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중원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쥬발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쥬스 <text:s text:c="2"/>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쥬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쥬디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쥬리(T)</text:p>
          </table:table-cell>
          <table:table-cell table:style-name="ACE-6"/>
          <table:table-cell table:style-name="ACE-7" table:number-columns-repeated="9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쥴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쥴리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즐거워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지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지나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지노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지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지니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지대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지로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지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지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지바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지바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지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지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지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지유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지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지현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진 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진II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진결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진기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진달래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진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진저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진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짱박사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짱짱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짱피(T)</text:p>
          </table:table-cell>
          <table:table-cell table:style-name="ACE-6"/>
          <table:table-cell table:number-columns-repeated="7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쩡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찌니찌니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차알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차차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찰스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챨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찰리와초콜릿공장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찰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찰스홍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참나이런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처음처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천강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천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청우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청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체리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체이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초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초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초이사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최진형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최할리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추사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축복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촌닭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추공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추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춤바람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춤신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춤추는 짱가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치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친구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카론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카를로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카리스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카멜레온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카우보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카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카카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카카오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카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칸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칸타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커드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커드(T)</text:p>
          </table:table-cell>
          <table:table-cell table:style-name="ACE-6"/>
          <table:table-cell table:style-name="ACE-7" table:number-columns-repeated="9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캐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케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케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케이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케이엔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케이티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켄드릭(T)</text:p>
          </table:table-cell>
          <table:table-cell table:style-name="ACE-6"/>
          <table:table-cell table:number-columns-repeated="8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켈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켈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코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코코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코코(EZ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콜롬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쿠바여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쿨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크리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크리스틴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크리스틴정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클릭</text:p>
          </table:table-cell>
          <table:table-cell table:style-name="ACE-6"/>
          <table:table-cell table:style-name="ACE-7" table:number-columns-repeated="9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키싱구라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키이스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킹크랩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타잔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태연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태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탱고헨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테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테레사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테리</text:p>
          </table:table-cell>
          <table:table-cell table:style-name="ACE-6"/>
          <table:table-cell table:style-name="ACE-7" table:number-columns-repeated="9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테리우스 (M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테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텐텐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터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토오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토요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톰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톰톰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투덜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투미</text:p>
          </table:table-cell>
          <table:table-cell table:style-name="ACE-6"/>
          <table:table-cell table:style-name="ACE-7" table:number-columns-repeated="9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트라볼타</text:p>
          </table:table-cell>
          <table:table-cell table:style-name="ACE-6"/>
          <table:table-cell table:style-name="ACE-7" table:number-columns-repeated="9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티나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티파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파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파라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파랑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파스텔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파베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파이드로스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파이터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파크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패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패션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퍼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포드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포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포우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포카혼탁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폭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폴</text:p>
          </table:table-cell>
          <table:table-cell table:style-name="ACE-6"/>
          <table:table-cell table:style-name="ACE-7" office:value-type="float" office:value="4" calcext:value-type="float">
            <text:p>4</text:p>
          </table:table-cell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폴라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푸른하늘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푸들공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푸우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푸우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푸우하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풀향기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품바댁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풍류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퓨우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프랭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프리다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프리버드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플라워</text:p>
          </table:table-cell>
          <table:table-cell table:style-name="ACE-6"/>
          <table:table-cell table:style-name="ACE-7" table:number-columns-repeated="9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피어나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피어라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피오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피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피죤2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피터팬</text:p>
          </table:table-cell>
          <table:table-cell table:style-name="ACE-6"/>
          <table:table-cell table:style-name="ACE-7" table:number-columns-repeated="9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피피(T)</text:p>
          </table:table-cell>
          <table:table-cell table:style-name="ACE-6"/>
          <table:table-cell table:number-columns-repeated="9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필립(New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필소굿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필통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핑크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하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하바나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하랑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하루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하루3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하루에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하루짱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하루짱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하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하야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하얀늑대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하이디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하이윈드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하이츄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하처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하하하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한나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한방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한사람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한수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향기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해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해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해리</text:p>
          </table:table-cell>
          <table:table-cell table:style-name="ACE-6"/>
          <table:table-cell table:style-name="ACE-7" table:number-columns-repeated="9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해바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해사랑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해임달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해피현진(T)</text:p>
          </table:table-cell>
          <table:table-cell table:style-name="ACE-6"/>
          <table:table-cell table:style-name="ACE-7" table:number-columns-repeated="9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해피현호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햇님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햇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햇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행복이</text:p>
          </table:table-cell>
          <table:table-cell table:style-name="ACE-6"/>
          <table:table-cell table:style-name="ACE-7" office:value-type="float" office:value="6" calcext:value-type="float">
            <text:p>6</text:p>
          </table:table-cell>
          <table:table-cell table:style-name="ACE-7"/>
          <table:table-cell table:number-columns-repeated="7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행복형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허니짱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허브센트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헝그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헤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헨리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헨리2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헬렌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현지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혜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호크(T)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호테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홍당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홍반장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홍순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호프한잔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환한마음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환희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환희사랑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황진이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황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후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후니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흑진주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희야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히딩코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6"/>
          <table:table-cell table:style-name="ACE-6" office:value-type="string" calcext:value-type="string">
            <text:p>히비스</text:p>
          </table:table-cell>
          <table:table-cell table:style-name="ACE-6"/>
          <table:table-cell table:style-name="ACE-7" table:number-columns-repeated="9"/>
          <table:table-cell table:style-name="ce22" table:number-columns-repeated="3"/>
          <table:table-cell table:number-columns-repeated="1009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ACE-3" table:formula="of:=SUM([.E1059:.E2024])" office:value-type="float" office:value="67" calcext:value-type="float">
            <text:p>67</text:p>
          </table:table-cell>
          <table:table-cell table:style-name="ACE-3" table:formula="of:=SUM([.F1059:.F2024])" office:value-type="float" office:value="114" calcext:value-type="float">
            <text:p>114</text:p>
          </table:table-cell>
          <table:table-cell table:style-name="ACE-3" table:formula="of:=SUM([.G1059:.G2024])" office:value-type="float" office:value="65" calcext:value-type="float">
            <text:p>65</text:p>
          </table:table-cell>
          <table:table-cell table:style-name="ACE-3" table:formula="of:=SUM([.H1059:.H2024])" office:value-type="float" office:value="75" calcext:value-type="float">
            <text:p>75</text:p>
          </table:table-cell>
          <table:table-cell table:style-name="ACE-3" table:formula="of:=SUM([.I1059:.I2024])" office:value-type="float" office:value="72" calcext:value-type="float">
            <text:p>72</text:p>
          </table:table-cell>
          <table:table-cell table:style-name="ACE-3" table:formula="of:=SUM([.J1059:.J2024])" office:value-type="float" office:value="83" calcext:value-type="float">
            <text:p>83</text:p>
          </table:table-cell>
          <table:table-cell table:style-name="ACE-3" table:formula="of:=SUM([.K1059:.K2024])" office:value-type="float" office:value="67" calcext:value-type="float">
            <text:p>67</text:p>
          </table:table-cell>
          <table:table-cell table:style-name="ACE-3" table:formula="of:=SUM([.L1059:.L2024])" office:value-type="float" office:value="84" calcext:value-type="float">
            <text:p>84</text:p>
          </table:table-cell>
          <table:table-cell table:style-name="ACE-3" table:formula="of:=SUM([.M1059:.M2024])" office:value-type="float" office:value="89" calcext:value-type="float">
            <text:p>89</text:p>
          </table:table-cell>
          <table:table-cell table:style-name="ACE-3" table:formula="of:=SUM([.N1059:.N2024])" office:value-type="float" office:value="68" calcext:value-type="float">
            <text:p>68</text:p>
          </table:table-cell>
          <table:table-cell table:style-name="ACE-3" table:formula="of:=SUM([.O1059:.O2024])" office:value-type="float" office:value="76" calcext:value-type="float">
            <text:p>76</text:p>
          </table:table-cell>
          <table:table-cell table:number-columns-repeated="1009"/>
        </table:table-row>
        <table:table-row table:style-name="ro2" table:number-rows-repeated="104655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9'.$A$1" table:expression="#REF!"/>
          <table:named-expression table:name="Sheet_Title" table:base-cell-address="$'2019'.$A$1" table:expression="&quot;2019&quot;"/>
          <table:named-range table:name="_xlnm__FilterDatabase" table:base-cell-address="$'2019'.$A$1" table:cell-range-address="$'2019'.$A$258:.$AT$1054"/>
        </table:named-expressions>
        <calcext:conditional-formats>
          <calcext:conditional-format calcext:target-range-address="'2019'.D1058:'2019'.D1058 '2019'.M1059:'2019'.O2024 '2019'.D259:'2019'.O1054 '2019'.D1057:'2019'.D1058">
            <calcext:condition calcext:apply-style-name="Gnumeric-1" calcext:value="=5" calcext:base-cell-address="'2019'.D259"/>
          </calcext:conditional-format>
        </calcext:conditional-formats>
      </table:table>
      <table:table table:name="670정모" table:style-name="ta2" table:print-ranges="670정모.A1:670정모.C16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11"/>
        <table:table-column table:style-name="co2" table:number-columns-repeated="2" table:default-cell-style-name="ce11"/>
        <table:table-column table:style-name="co6" table:number-columns-repeated="29" table:default-cell-style-name="ACE-40"/>
        <table:table-column table:style-name="co7" table:number-columns-repeated="992" table:default-cell-style-name="ACE-40"/>
        <table:table-row table:style-name="ro4">
          <table:table-cell table:style-name="ACE-33" office:value-type="string" calcext:value-type="string" table:number-columns-spanned="3" table:number-rows-spanned="1">
            <text:p>이지라틴 운영진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ACE-34"/>
          <table:table-cell table:style-name="ACE-35" office:value-type="string" calcext:value-type="string">
            <text:p>닉네임</text:p>
          </table:table-cell>
          <table:table-cell table:style-name="ACE-35" office:value-type="string" calcext:value-type="string">
            <text:p>담당</text:p>
          </table:table-cell>
          <table:table-cell table:number-columns-repeated="1021"/>
        </table:table-row>
        <table:table-row table:style-name="ro4">
          <table:table-cell table:style-name="ACE-35" office:value-type="float" office:value="1" calcext:value-type="float">
            <text:p>1</text:p>
          </table:table-cell>
          <table:table-cell table:style-name="ACE-34" office:value-type="string" calcext:value-type="string">
            <text:p>탁이</text:p>
          </table:table-cell>
          <table:table-cell table:style-name="ACE-34" office:value-type="string" calcext:value-type="string">
            <text:p>24대회장</text:p>
          </table:table-cell>
          <table:table-cell table:number-columns-repeated="1021"/>
        </table:table-row>
        <table:table-row table:style-name="ro4">
          <table:table-cell table:style-name="ACE-35" office:value-type="float" office:value="2" calcext:value-type="float">
            <text:p>2</text:p>
          </table:table-cell>
          <table:table-cell table:style-name="ACE-34" office:value-type="string" calcext:value-type="string">
            <text:p>릴리</text:p>
          </table:table-cell>
          <table:table-cell table:style-name="ACE-34" office:value-type="string" calcext:value-type="string">
            <text:p>정모</text:p>
          </table:table-cell>
          <table:table-cell table:number-columns-repeated="1021"/>
        </table:table-row>
        <table:table-row table:style-name="ro4">
          <table:table-cell table:style-name="ACE-35" office:value-type="float" office:value="3" calcext:value-type="float">
            <text:p>3</text:p>
          </table:table-cell>
          <table:table-cell table:style-name="ACE-34" office:value-type="string" calcext:value-type="string">
            <text:p>아이미</text:p>
          </table:table-cell>
          <table:table-cell table:style-name="ACE-34" office:value-type="string" calcext:value-type="string">
            <text:p>회계</text:p>
          </table:table-cell>
          <table:table-cell table:number-columns-repeated="1021"/>
        </table:table-row>
        <table:table-row table:style-name="ro4">
          <table:table-cell table:style-name="ACE-35" office:value-type="float" office:value="4" calcext:value-type="float">
            <text:p>4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5" calcext:value-type="float">
            <text:p>5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6" calcext:value-type="float">
            <text:p>6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7" calcext:value-type="float">
            <text:p>7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8" calcext:value-type="float">
            <text:p>8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9" calcext:value-type="float">
            <text:p>9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style-name="ACE-35" office:value-type="float" office:value="10" calcext:value-type="float">
            <text:p>10</text:p>
          </table:table-cell>
          <table:table-cell table:style-name="ACE-34" table:number-columns-repeated="2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ACE-37" office:value-type="string" calcext:value-type="string" table:number-columns-spanned="3" table:number-rows-spanned="1">
            <text:p>무료 입장 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ACE-34"/>
          <table:table-cell table:style-name="ACE-35" office:value-type="string" calcext:value-type="string">
            <text:p>닉네임</text:p>
          </table:table-cell>
          <table:table-cell table:style-name="ACE-35" office:value-type="string" calcext:value-type="string">
            <text:p>담당</text:p>
          </table:table-cell>
          <table:table-cell table:number-columns-repeated="1021"/>
        </table:table-row>
        <table:table-row table:style-name="ro4">
          <table:table-cell table:style-name="ACE-35" office:value-type="float" office:value="1" calcext:value-type="float">
            <text:p>1</text:p>
          </table:table-cell>
          <table:table-cell table:style-name="ACE-34" office:value-type="string" calcext:value-type="string">
            <text:p>수진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2" calcext:value-type="float">
            <text:p>2</text:p>
          </table:table-cell>
          <table:table-cell table:style-name="ACE-34" office:value-type="string" calcext:value-type="string">
            <text:p>카수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3" calcext:value-type="float">
            <text:p>3</text:p>
          </table:table-cell>
          <table:table-cell table:style-name="ACE-34" office:value-type="string" calcext:value-type="string">
            <text:p>포숭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4" calcext:value-type="float">
            <text:p>4</text:p>
          </table:table-cell>
          <table:table-cell table:style-name="ACE-34" office:value-type="string" calcext:value-type="string">
            <text:p>부리또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5" calcext:value-type="float">
            <text:p>5</text:p>
          </table:table-cell>
          <table:table-cell table:style-name="ACE-34" office:value-type="string" calcext:value-type="string">
            <text:p>경기장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6" calcext:value-type="float">
            <text:p>6</text:p>
          </table:table-cell>
          <table:table-cell table:style-name="ACE-34" office:value-type="string" calcext:value-type="string">
            <text:p>쾌백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7" calcext:value-type="float">
            <text:p>7</text:p>
          </table:table-cell>
          <table:table-cell table:style-name="ACE-34" office:value-type="string" calcext:value-type="string">
            <text:p>조대식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8" calcext:value-type="float">
            <text:p>8</text:p>
          </table:table-cell>
          <table:table-cell table:style-name="ACE-34" office:value-type="string" calcext:value-type="string">
            <text:p>허니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9" calcext:value-type="float">
            <text:p>9</text:p>
          </table:table-cell>
          <table:table-cell table:style-name="ACE-34" office:value-type="string" calcext:value-type="string">
            <text:p>행크무디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0" calcext:value-type="float">
            <text:p>10</text:p>
          </table:table-cell>
          <table:table-cell table:style-name="ACE-34" office:value-type="string" calcext:value-type="string">
            <text:p>리진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1" calcext:value-type="float">
            <text:p>11</text:p>
          </table:table-cell>
          <table:table-cell table:style-name="ACE-34" office:value-type="string" calcext:value-type="string">
            <text:p>채림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2" calcext:value-type="float">
            <text:p>12</text:p>
          </table:table-cell>
          <table:table-cell table:style-name="ACE-34" office:value-type="string" calcext:value-type="string">
            <text:p>바닐라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3" calcext:value-type="float">
            <text:p>13</text:p>
          </table:table-cell>
          <table:table-cell table:style-name="ACE-34" office:value-type="string" calcext:value-type="string">
            <text:p>케르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4" calcext:value-type="float">
            <text:p>14</text:p>
          </table:table-cell>
          <table:table-cell table:style-name="ACE-34" office:value-type="string" calcext:value-type="string">
            <text:p>초딩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5" calcext:value-type="float">
            <text:p>15</text:p>
          </table:table-cell>
          <table:table-cell table:style-name="ACE-34" office:value-type="string" calcext:value-type="string">
            <text:p>럭비공</text:p>
          </table:table-cell>
          <table:table-cell table:style-name="ACE-35" office:value-type="string" calcext:value-type="string">
            <text:p>살사포유</text:p>
          </table:table-cell>
          <table:table-cell table:number-columns-repeated="1021"/>
        </table:table-row>
        <table:table-row table:style-name="ro4">
          <table:table-cell table:style-name="ACE-35" office:value-type="float" office:value="16" calcext:value-type="float">
            <text:p>16</text:p>
          </table:table-cell>
          <table:table-cell table:style-name="ACE-34" office:value-type="string" calcext:value-type="string">
            <text:p>까담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7" calcext:value-type="float">
            <text:p>17</text:p>
          </table:table-cell>
          <table:table-cell table:style-name="ACE-34" office:value-type="string" calcext:value-type="string">
            <text:p>뽀스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8" calcext:value-type="float">
            <text:p>18</text:p>
          </table:table-cell>
          <table:table-cell table:style-name="ACE-34" office:value-type="string" calcext:value-type="string">
            <text:p>리틀프린스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19" calcext:value-type="float">
            <text:p>19</text:p>
          </table:table-cell>
          <table:table-cell table:style-name="ACE-34" office:value-type="string" calcext:value-type="string">
            <text:p>라벤더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4">
          <table:table-cell table:style-name="ACE-35" office:value-type="float" office:value="20" calcext:value-type="float">
            <text:p>20</text:p>
          </table:table-cell>
          <table:table-cell table:style-name="ACE-34" office:value-type="string" calcext:value-type="string">
            <text:p>비해피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1" calcext:value-type="float">
            <text:p>21</text:p>
          </table:table-cell>
          <table:table-cell table:style-name="ACE-34" office:value-type="string" calcext:value-type="string">
            <text:p>가인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2" calcext:value-type="float">
            <text:p>22</text:p>
          </table:table-cell>
          <table:table-cell table:style-name="ACE-34" office:value-type="string" calcext:value-type="string">
            <text:p>제프리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3" calcext:value-type="float">
            <text:p>23</text:p>
          </table:table-cell>
          <table:table-cell table:style-name="ACE-34" office:value-type="string" calcext:value-type="string">
            <text:p>잠만보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4" calcext:value-type="float">
            <text:p>24</text:p>
          </table:table-cell>
          <table:table-cell table:style-name="ACE-34" office:value-type="string" calcext:value-type="string">
            <text:p>하랑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5" calcext:value-type="float">
            <text:p>25</text:p>
          </table:table-cell>
          <table:table-cell table:style-name="ACE-34" office:value-type="string" calcext:value-type="string">
            <text:p>새싹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4">
          <table:table-cell table:style-name="ACE-35" office:value-type="float" office:value="26" calcext:value-type="float">
            <text:p>26</text:p>
          </table:table-cell>
          <table:table-cell table:style-name="ACE-34" office:value-type="string" calcext:value-type="string">
            <text:p>행복이</text:p>
          </table:table-cell>
          <table:table-cell table:style-name="ACE-35" office:value-type="string" calcext:value-type="string">
            <text:p>6회무료</text:p>
          </table:table-cell>
          <table:table-cell table:number-columns-repeated="1021"/>
        </table:table-row>
        <table:table-row table:style-name="ro4">
          <table:table-cell table:style-name="ACE-35" office:value-type="float" office:value="27" calcext:value-type="float">
            <text:p>27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8" calcext:value-type="float">
            <text:p>28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29" calcext:value-type="float">
            <text:p>29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0" calcext:value-type="float">
            <text:p>30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1" calcext:value-type="float">
            <text:p>31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2" calcext:value-type="float">
            <text:p>32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3" calcext:value-type="float">
            <text:p>33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4" calcext:value-type="float">
            <text:p>34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style-name="ACE-35" office:value-type="float" office:value="35" calcext:value-type="float">
            <text:p>35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ACE-37" office:value-type="string" calcext:value-type="string" table:number-columns-spanned="3" table:number-rows-spanned="1">
            <text:p>유료 입장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ACE-35" office:value-type="float" office:value="1" calcext:value-type="float">
            <text:p>1</text:p>
          </table:table-cell>
          <table:table-cell table:style-name="ACE-6" office:value-type="string" calcext:value-type="string">
            <text:p>강슈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" calcext:value-type="float">
            <text:p>2</text:p>
          </table:table-cell>
          <table:table-cell table:style-name="ACE-6" office:value-type="string" calcext:value-type="string">
            <text:p>그라피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" calcext:value-type="float">
            <text:p>3</text:p>
          </table:table-cell>
          <table:table-cell table:style-name="ACE-6" office:value-type="string" calcext:value-type="string">
            <text:p>기쁨이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" calcext:value-type="float">
            <text:p>4</text:p>
          </table:table-cell>
          <table:table-cell table:style-name="ACE-6" office:value-type="string" calcext:value-type="string">
            <text:p>꼬셔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" calcext:value-type="float">
            <text:p>5</text:p>
          </table:table-cell>
          <table:table-cell table:style-name="ACE-6" office:value-type="string" calcext:value-type="string">
            <text:p>나영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" calcext:value-type="float">
            <text:p>6</text:p>
          </table:table-cell>
          <table:table-cell table:style-name="ACE-6" office:value-type="string" calcext:value-type="string">
            <text:p>남자향기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7" calcext:value-type="float">
            <text:p>7</text:p>
          </table:table-cell>
          <table:table-cell table:style-name="ACE-6" office:value-type="string" calcext:value-type="string">
            <text:p>노을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8" calcext:value-type="float">
            <text:p>8</text:p>
          </table:table-cell>
          <table:table-cell table:style-name="ACE-6" office:value-type="string" calcext:value-type="string">
            <text:p>니콜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9" calcext:value-type="float">
            <text:p>9</text:p>
          </table:table-cell>
          <table:table-cell table:style-name="ACE-6" office:value-type="string" calcext:value-type="string">
            <text:p>니하오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0" calcext:value-type="float">
            <text:p>10</text:p>
          </table:table-cell>
          <table:table-cell table:style-name="ACE-6" office:value-type="string" calcext:value-type="string">
            <text:p>다정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1" calcext:value-type="float">
            <text:p>11</text:p>
          </table:table-cell>
          <table:table-cell table:style-name="ACE-6" office:value-type="string" calcext:value-type="string">
            <text:p>데이빗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2" calcext:value-type="float">
            <text:p>12</text:p>
          </table:table-cell>
          <table:table-cell table:style-name="ACE-6" office:value-type="string" calcext:value-type="string">
            <text:p>도도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3" calcext:value-type="float">
            <text:p>13</text:p>
          </table:table-cell>
          <table:table-cell table:style-name="ACE-6" office:value-type="string" calcext:value-type="string">
            <text:p>라니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4" calcext:value-type="float">
            <text:p>14</text:p>
          </table:table-cell>
          <table:table-cell table:style-name="ACE-6" office:value-type="string" calcext:value-type="string">
            <text:p>라이거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5" calcext:value-type="float">
            <text:p>15</text:p>
          </table:table-cell>
          <table:table-cell table:style-name="ACE-6" office:value-type="string" calcext:value-type="string">
            <text:p>라임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6" calcext:value-type="float">
            <text:p>16</text:p>
          </table:table-cell>
          <table:table-cell table:style-name="ACE-6" office:value-type="string" calcext:value-type="string">
            <text:p>라임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17" calcext:value-type="float">
            <text:p>17</text:p>
          </table:table-cell>
          <table:table-cell table:style-name="ACE-6" office:value-type="string" calcext:value-type="string">
            <text:p>라익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ACE-35" office:value-type="float" office:value="18" calcext:value-type="float">
            <text:p>18</text:p>
          </table:table-cell>
          <table:table-cell table:style-name="ACE-6" office:value-type="string" calcext:value-type="string">
            <text:p>라프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ACE-35" office:value-type="float" office:value="19" calcext:value-type="float">
            <text:p>19</text:p>
          </table:table-cell>
          <table:table-cell table:style-name="ACE-6" office:value-type="string" calcext:value-type="string">
            <text:p>라티나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0" calcext:value-type="float">
            <text:p>20</text:p>
          </table:table-cell>
          <table:table-cell table:style-name="ACE-6" office:value-type="string" calcext:value-type="string">
            <text:p>러브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1" calcext:value-type="float">
            <text:p>21</text:p>
          </table:table-cell>
          <table:table-cell table:style-name="ACE-6" office:value-type="string" calcext:value-type="string">
            <text:p>럭비공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2" calcext:value-type="float">
            <text:p>22</text:p>
          </table:table-cell>
          <table:table-cell table:style-name="ACE-6" office:value-type="string" calcext:value-type="string">
            <text:p>레오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3" calcext:value-type="float">
            <text:p>23</text:p>
          </table:table-cell>
          <table:table-cell table:style-name="ACE-6" office:value-type="string" calcext:value-type="string">
            <text:p>로이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4" calcext:value-type="float">
            <text:p>24</text:p>
          </table:table-cell>
          <table:table-cell table:style-name="ACE-6" office:value-type="string" calcext:value-type="string">
            <text:p>루스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5" calcext:value-type="float">
            <text:p>25</text:p>
          </table:table-cell>
          <table:table-cell table:style-name="ACE-6" office:value-type="string" calcext:value-type="string">
            <text:p>루아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6" calcext:value-type="float">
            <text:p>26</text:p>
          </table:table-cell>
          <table:table-cell table:style-name="ACE-6" office:value-type="string" calcext:value-type="string">
            <text:p>루핀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7" calcext:value-type="float">
            <text:p>27</text:p>
          </table:table-cell>
          <table:table-cell table:style-name="ACE-6" office:value-type="string" calcext:value-type="string">
            <text:p>룰루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ACE-35" office:value-type="float" office:value="28" calcext:value-type="float">
            <text:p>28</text:p>
          </table:table-cell>
          <table:table-cell table:style-name="ACE-6" office:value-type="string" calcext:value-type="string">
            <text:p>리아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29" calcext:value-type="float">
            <text:p>29</text:p>
          </table:table-cell>
          <table:table-cell table:style-name="ACE-6" office:value-type="string" calcext:value-type="string">
            <text:p>린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0" calcext:value-type="float">
            <text:p>30</text:p>
          </table:table-cell>
          <table:table-cell table:style-name="ACE-6" office:value-type="string" calcext:value-type="string">
            <text:p>모터스맨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ACE-35" office:value-type="float" office:value="31" calcext:value-type="float">
            <text:p>31</text:p>
          </table:table-cell>
          <table:table-cell table:style-name="ACE-6" office:value-type="string" calcext:value-type="string">
            <text:p>박지희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2" calcext:value-type="float">
            <text:p>32</text:p>
          </table:table-cell>
          <table:table-cell table:style-name="ACE-6" office:value-type="string" calcext:value-type="string">
            <text:p>베이비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3" calcext:value-type="float">
            <text:p>33</text:p>
          </table:table-cell>
          <table:table-cell table:style-name="ACE-6" office:value-type="string" calcext:value-type="string">
            <text:p>베이스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4" calcext:value-type="float">
            <text:p>34</text:p>
          </table:table-cell>
          <table:table-cell table:style-name="ACE-6" office:value-type="string" calcext:value-type="string">
            <text:p>보라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5" calcext:value-type="float">
            <text:p>35</text:p>
          </table:table-cell>
          <table:table-cell table:style-name="ACE-6" office:value-type="string" calcext:value-type="string">
            <text:p>봄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6" calcext:value-type="float">
            <text:p>36</text:p>
          </table:table-cell>
          <table:table-cell table:style-name="ACE-6" office:value-type="string" calcext:value-type="string">
            <text:p>빅초이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7" calcext:value-type="float">
            <text:p>37</text:p>
          </table:table-cell>
          <table:table-cell table:style-name="ACE-6" office:value-type="string" calcext:value-type="string">
            <text:p>사랑비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8" calcext:value-type="float">
            <text:p>38</text:p>
          </table:table-cell>
          <table:table-cell table:style-name="ACE-6" office:value-type="string" calcext:value-type="string">
            <text:p>사이몬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39" calcext:value-type="float">
            <text:p>39</text:p>
          </table:table-cell>
          <table:table-cell table:style-name="ACE-6" office:value-type="string" calcext:value-type="string">
            <text:p>샐리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0" calcext:value-type="float">
            <text:p>40</text:p>
          </table:table-cell>
          <table:table-cell table:style-name="ACE-6" office:value-type="string" calcext:value-type="string">
            <text:p>소라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1" calcext:value-type="float">
            <text:p>41</text:p>
          </table:table-cell>
          <table:table-cell table:style-name="ACE-6" office:value-type="string" calcext:value-type="string">
            <text:p>손님(EZ)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2" calcext:value-type="float">
            <text:p>42</text:p>
          </table:table-cell>
          <table:table-cell table:style-name="ACE-6" office:value-type="string" calcext:value-type="string">
            <text:p>손님2 (EZ)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3" calcext:value-type="float">
            <text:p>43</text:p>
          </table:table-cell>
          <table:table-cell table:style-name="ACE-6" office:value-type="string" calcext:value-type="string">
            <text:p>손님3 (EZ)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4" calcext:value-type="float">
            <text:p>44</text:p>
          </table:table-cell>
          <table:table-cell table:style-name="ACE-6" office:value-type="string" calcext:value-type="string">
            <text:p>손님4 (EZ)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5" calcext:value-type="float">
            <text:p>45</text:p>
          </table:table-cell>
          <table:table-cell table:style-name="ACE-6" office:value-type="string" calcext:value-type="string">
            <text:p>수잔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6" calcext:value-type="float">
            <text:p>46</text:p>
          </table:table-cell>
          <table:table-cell table:style-name="ACE-6" office:value-type="string" calcext:value-type="string">
            <text:p>쉬즈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7" calcext:value-type="float">
            <text:p>47</text:p>
          </table:table-cell>
          <table:table-cell table:style-name="ACE-6" office:value-type="string" calcext:value-type="string">
            <text:p>스테이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48" calcext:value-type="float">
            <text:p>48</text:p>
          </table:table-cell>
          <table:table-cell table:style-name="ACE-6" office:value-type="string" calcext:value-type="string">
            <text:p>스텔라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1021"/>
        </table:table-row>
        <table:table-row table:style-name="ro4">
          <table:table-cell table:style-name="ACE-35" office:value-type="float" office:value="49" calcext:value-type="float">
            <text:p>49</text:p>
          </table:table-cell>
          <table:table-cell table:style-name="ACE-6" office:value-type="string" calcext:value-type="string">
            <text:p>스텔라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0" calcext:value-type="float">
            <text:p>50</text:p>
          </table:table-cell>
          <table:table-cell table:style-name="ACE-6" office:value-type="string" calcext:value-type="string">
            <text:p>스티브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1" calcext:value-type="float">
            <text:p>51</text:p>
          </table:table-cell>
          <table:table-cell table:style-name="ACE-6" office:value-type="string" calcext:value-type="string">
            <text:p>시바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2" calcext:value-type="float">
            <text:p>52</text:p>
          </table:table-cell>
          <table:table-cell table:style-name="ACE-6" office:value-type="string" calcext:value-type="string">
            <text:p>아이유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3" calcext:value-type="float">
            <text:p>53</text:p>
          </table:table-cell>
          <table:table-cell table:style-name="ACE-6" office:value-type="string" calcext:value-type="string">
            <text:p>알렉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4" calcext:value-type="float">
            <text:p>54</text:p>
          </table:table-cell>
          <table:table-cell table:style-name="ACE-6" office:value-type="string" calcext:value-type="string">
            <text:p>앨리스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5" calcext:value-type="float">
            <text:p>55</text:p>
          </table:table-cell>
          <table:table-cell table:style-name="ACE-6" office:value-type="string" calcext:value-type="string">
            <text:p>에디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6" calcext:value-type="float">
            <text:p>56</text:p>
          </table:table-cell>
          <table:table-cell table:style-name="ACE-6" office:value-type="string" calcext:value-type="string">
            <text:p>에밀리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ACE-35" office:value-type="float" office:value="57" calcext:value-type="float">
            <text:p>57</text:p>
          </table:table-cell>
          <table:table-cell table:style-name="ACE-6" office:value-type="string" calcext:value-type="string">
            <text:p>채송화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ACE-35" office:value-type="float" office:value="58" calcext:value-type="float">
            <text:p>58</text:p>
          </table:table-cell>
          <table:table-cell table:style-name="ACE-6" office:value-type="string" calcext:value-type="string">
            <text:p>에이꼬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59" calcext:value-type="float">
            <text:p>59</text:p>
          </table:table-cell>
          <table:table-cell table:style-name="ACE-6" office:value-type="string" calcext:value-type="string">
            <text:p>엘라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0" calcext:value-type="float">
            <text:p>60</text:p>
          </table:table-cell>
          <table:table-cell table:style-name="ACE-6" office:value-type="string" calcext:value-type="string">
            <text:p>엘리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1" calcext:value-type="float">
            <text:p>61</text:p>
          </table:table-cell>
          <table:table-cell table:style-name="ACE-6" office:value-type="string" calcext:value-type="string">
            <text:p>엘리카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2" calcext:value-type="float">
            <text:p>62</text:p>
          </table:table-cell>
          <table:table-cell table:style-name="ACE-6" office:value-type="string" calcext:value-type="string">
            <text:p>오드리(byun)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3" calcext:value-type="float">
            <text:p>63</text:p>
          </table:table-cell>
          <table:table-cell table:style-name="ACE-6" office:value-type="string" calcext:value-type="string">
            <text:p>오회말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table:style-name="ACE-35" office:value-type="float" office:value="64" calcext:value-type="float">
            <text:p>64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65" calcext:value-type="float">
            <text:p>65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66" calcext:value-type="float">
            <text:p>66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67" calcext:value-type="float">
            <text:p>67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68" calcext:value-type="float">
            <text:p>68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69" calcext:value-type="float">
            <text:p>69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70" calcext:value-type="float">
            <text:p>70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71" calcext:value-type="float">
            <text:p>71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72" calcext:value-type="float">
            <text:p>72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73" calcext:value-type="float">
            <text:p>73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74" calcext:value-type="float">
            <text:p>74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75" calcext:value-type="float">
            <text:p>75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76" calcext:value-type="float">
            <text:p>76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77" calcext:value-type="float">
            <text:p>77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78" calcext:value-type="float">
            <text:p>78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79" calcext:value-type="float">
            <text:p>79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80" calcext:value-type="float">
            <text:p>80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81" calcext:value-type="float">
            <text:p>81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82" calcext:value-type="float">
            <text:p>82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83" calcext:value-type="float">
            <text:p>83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84" calcext:value-type="float">
            <text:p>84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85" calcext:value-type="float">
            <text:p>85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86" calcext:value-type="float">
            <text:p>86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87" calcext:value-type="float">
            <text:p>87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88" calcext:value-type="float">
            <text:p>88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89" calcext:value-type="float">
            <text:p>89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0" calcext:value-type="float">
            <text:p>90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1" calcext:value-type="float">
            <text:p>91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2" calcext:value-type="float">
            <text:p>92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3" calcext:value-type="float">
            <text:p>93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4" calcext:value-type="float">
            <text:p>94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5" calcext:value-type="float">
            <text:p>95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6" calcext:value-type="float">
            <text:p>96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7" calcext:value-type="float">
            <text:p>97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8" calcext:value-type="float">
            <text:p>98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4">
          <table:table-cell table:style-name="ACE-35" office:value-type="float" office:value="99" calcext:value-type="float">
            <text:p>99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1]+1" office:value-type="float" office:value="100" calcext:value-type="float">
            <text:p>100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2]+1" office:value-type="float" office:value="101" calcext:value-type="float">
            <text:p>101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3]+1" office:value-type="float" office:value="102" calcext:value-type="float">
            <text:p>102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4]+1" office:value-type="float" office:value="103" calcext:value-type="float">
            <text:p>103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5]+1" office:value-type="float" office:value="104" calcext:value-type="float">
            <text:p>104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6]+1" office:value-type="float" office:value="105" calcext:value-type="float">
            <text:p>105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table:formula="of:=[.A157]+1" office:value-type="float" office:value="106" calcext:value-type="float">
            <text:p>106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07" calcext:value-type="float">
            <text:p>107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08" calcext:value-type="float">
            <text:p>108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09" calcext:value-type="float">
            <text:p>109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10" calcext:value-type="float">
            <text:p>110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11" calcext:value-type="float">
            <text:p>111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12" calcext:value-type="float">
            <text:p>112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13" calcext:value-type="float">
            <text:p>113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2">
          <table:table-cell table:style-name="ACE-35" office:value-type="float" office:value="114" calcext:value-type="float">
            <text:p>114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15" calcext:value-type="float">
            <text:p>115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670정모.$A$1" table:cell-range-address="$670정모.A1:.C167"/>
          <table:named-expression table:name="Sheet_Title" table:base-cell-address="$670정모.$A$1" table:expression="&quot;664정모&quot;"/>
          <table:named-range table:name="_xlnm_Print_Area" table:base-cell-address="$670정모.$A$1" table:cell-range-address="$670정모.$A$1:.$C$167"/>
        </table:named-expressions>
        <calcext:conditional-formats>
          <calcext:conditional-format calcext:target-range-address="670정모.C54:670정모.C167">
            <calcext:condition calcext:apply-style-name="Gnumeric-5" calcext:value="=5" calcext:base-cell-address="670정모.C54"/>
          </calcext:conditional-format>
        </calcext:conditional-formats>
      </table:table>
      <table:named-expressions>
        <table:named-range table:name="__Anonymous_Sheet_DB__0" table:base-cell-address="$'2019'.$A$1" table:cell-range-address="$'2019'.$L$1058:.$O$2025"/>
      </table:named-expressions>
      <table:database-ranges>
        <table:database-range table:name="__Anonymous_Sheet_DB__0" table:target-range-address="'2019'.A1057:'2019'.O202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백묵 돋움1" svg:font-family="'백묵 돋움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US" style:font-name-asian="백묵 돋움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48P0" style:volatile="true">
      <number:month/>
      <number:text>/</number:text>
      <number:day/>
    </number:date-style>
    <number:text-style style:name="N148">
      <number:text-content/>
      <style:map style:condition="value()&lt;=1.79769313486232E+308" style:apply-style-name="N148P0"/>
    </number:text-style>
    <style:style style:name="Default" style:family="table-cell">
      <style:table-cell-properties fo:background-color="#dddddd"/>
      <style:text-properties style:font-name="백묵 돋움" fo:font-family="'백묵 돋움'" style:font-family-generic="swiss" style:font-pitch="variable"/>
    </style:style>
    <style:style style:name="Gnumeric-1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2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3" style:family="table-cell" style:parent-style-name="Default">
      <style:table-cell-properties fo:background-color="#fdeada" style:cell-protect="protected" style:print-content="true" gnm:background-colour="#fdeada" gnm:pattern="1" style:vertical-align="middle"/>
      <style:text-properties fo:color="#000000" style:font-name="맑은 고딕" fo:font-family="'맑은 고딕'" fo:font-size="11pt"/>
    </style:style>
    <style:style style:name="Gnumeric-4" style:family="table-cell" style:parent-style-name="Default">
      <style:table-cell-properties style:cell-protect="protected" style:print-content="true" style:vertical-align="middle"/>
      <style:text-properties fo:color="#000000" style:font-name="맑은 고딕" fo:font-family="'맑은 고딕'" fo:font-size="10pt" fo:font-style="normal" fo:font-weight="bold"/>
    </style:style>
    <style:style style:name="Gnumeric-5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제목_20_없음1" style:display-name="제목 없음1" style:family="table-cell" style:parent-style-name="Default">
      <style:table-cell-properties fo:background-color="#b3cac7"/>
    </style:style>
    <style:style style:name="_35_회연속" style:display-name="5회연속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scale-to="118%" style:writing-mode="lr-tb" gnm:style-print="" style:print="charts drawings objects"/>
      <style:header-style>
        <style:header-footer-properties fo:min-height="0mm" fo:margin-left="0mm" fo:margin-right="0mm" fo:margin-bottom="0mm" fo:border="none" fo:padding="0mm" style:shadow="none"/>
      </style:header-style>
      <style:footer-style>
        <style:header-footer-properties fo:min-height="0mm" fo:margin-left="0mm" fo:margin-right="0mm" fo:margin-top="0mm" fo:border="none" fo:padding="0mm" style:shadow="none"/>
      </style:footer-style>
    </style:page-layout>
    <style:page-layout style:name="Mpm4">
      <style:page-layout-properties fo:page-width="210.01mm" fo:page-height="297mm" style:num-format="1" style:print-orientation="portrait" fo:margin-top="9mm" fo:margin-bottom="9mm" fo:margin-left="6mm" fo:margin-right="6mm" style:print-page-order="ttb" style:scale-to="84%" style:writing-mode="lr-tb" gnm:style-print="" style:print="charts drawings objects"/>
      <style:header-style>
        <style:header-footer-properties fo:margin-left="0mm" fo:margin-right="0mm" fo:margin-bottom="0mm" fo:border="none" fo:padding="0mm" style:shadow="none"/>
      </style:header-style>
      <style:footer-style>
        <style:header-footer-properties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00/00/00</text:date>, <text:time style:data-style-name="N2" text:time-value="10:21:15.360804462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_32_019" style:display-name="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6_64정모" style:display-name="664정모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8T12:16:15.136653034</dc:date>
    <meta:print-date>2019-01-30T05:35:14Z</meta:print-date>
    <meta:creation-date>2018-01-02T08:59:47Z</meta:creation-date>
    <meta:editing-cycles>28</meta:editing-cycles>
    <meta:editing-duration>PT4H20M41S</meta:editing-duration>
    <meta:generator>LibreOffice/6.1.5.2$Linux_X86_64 LibreOffice_project/10$Build-2</meta:generator>
    <meta:initial-creator>User</meta:initial-creator>
    <meta:document-statistic meta:table-count="2" meta:cell-count="5909" meta:object-count="0"/>
    <meta:user-defined meta:name="AppVersion">16.0300</meta:user-defined>
  </office:meta>
</office:document-meta>
</file>